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abc" table:style-name="ta1">
        <table:table-column table:style-name="co1" table:default-cell-style-name="Default"/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</table:table>
      <table:table table:name="Zadanie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zy powtórzenie</text:p>
          </table:table-cell>
          <table:table-cell/>
        </table:table-row>
        <table:table-row table:style-name="ro1">
          <table:table-cell table:formula="of:=IF(COUNTIF([.B$2:.B2]; [.B2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3]; [.B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4]; [.B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5]; [.B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table:formula="of:=IF(COUNTIF([.B$2:.B6]; [.B6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7]; [.B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8]; [.B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9]; [.B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0]; [.B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1]; [.B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2]; [.B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3]; [.B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4]; [.B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5]; [.B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6]; [.B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7]; [.B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8]; [.B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9]; [.B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20]; [.B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21]; [.B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22]; [.B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>
          <table:table-cell table:formula="of:=IF(COUNTIF([.B$2:.B23]; [.B23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24]; [.B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25]; [.B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26]; [.B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>
          <table:table-cell table:formula="of:=IF(COUNTIF([.B$2:.B27]; [.B27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28]; [.B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29]; [.B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30]; [.B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31]; [.B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32]; [.B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33]; [.B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34]; [.B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>
          <table:table-cell table:formula="of:=IF(COUNTIF([.B$2:.B35]; [.B35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6]; [.B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7]; [.B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8]; [.B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9]; [.B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0]; [.B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1]; [.B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2]; [.B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3]; [.B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4]; [.B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5]; [.B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6]; [.B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7]; [.B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8]; [.B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9]; [.B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0]; [.B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1]; [.B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2]; [.B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3]; [.B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4]; [.B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5]; [.B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6]; [.B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7]; [.B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8]; [.B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9]; [.B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0]; [.B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1]; [.B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2]; [.B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3]; [.B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>
          <table:table-cell table:formula="of:=IF(COUNTIF([.B$2:.B64]; [.B64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5]; [.B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6]; [.B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7]; [.B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8]; [.B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9]; [.B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0]; [.B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1]; [.B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2]; [.B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3]; [.B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4]; [.B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>
          <table:table-cell table:formula="of:=IF(COUNTIF([.B$2:.B75]; [.B75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76]; [.B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77]; [.B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78]; [.B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>
          <table:table-cell table:formula="of:=IF(COUNTIF([.B$2:.B79]; [.B79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80]; [.B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>
          <table:table-cell table:formula="of:=IF(COUNTIF([.B$2:.B81]; [.B81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82]; [.B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83]; [.B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84]; [.B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85]; [.B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86]; [.B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87]; [.B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>
          <table:table-cell table:formula="of:=IF(COUNTIF([.B$2:.B88]; [.B88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89]; [.B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90]; [.B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91]; [.B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>
          <table:table-cell table:formula="of:=IF(COUNTIF([.B$2:.B92]; [.B92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93]; [.B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94]; [.B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95]; [.B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table:formula="of:=IF(COUNTIF([.B$2:.B96]; [.B96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CA</text:p>
          </table:table-cell>
        </table:table-row>
        <table:table-row table:style-name="ro1">
          <table:table-cell table:formula="of:=IF(COUNTIF([.B$2:.B97]; [.B97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table:formula="of:=IF(COUNTIF([.B$2:.B98]; [.B98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99]; [.B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100]; [.B1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101]; [.B1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102]; [.B1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103]; [.B1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104]; [.B1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105]; [.B1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106]; [.B1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>
          <table:table-cell table:formula="of:=IF(COUNTIF([.B$2:.B107]; [.B107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108]; [.B1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109]; [.B1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110]; [.B1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111]; [.B1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112]; [.B1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table:formula="of:=IF(COUNTIF([.B$2:.B113]; [.B113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114]; [.B1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115]; [.B1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116]; [.B1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117]; [.B1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>
          <table:table-cell table:formula="of:=IF(COUNTIF([.B$2:.B118]; [.B118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119]; [.B1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120]; [.B1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121]; [.B1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122]; [.B1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123]; [.B1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124]; [.B1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>
          <table:table-cell table:formula="of:=IF(COUNTIF([.B$2:.B125]; [.B125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26]; [.B1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27]; [.B1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28]; [.B1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29]; [.B1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30]; [.B1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31]; [.B1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32]; [.B1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33]; [.B1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>
          <table:table-cell table:formula="of:=IF(COUNTIF([.B$2:.B134]; [.B134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135]; [.B1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136]; [.B1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137]; [.B1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138]; [.B1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139]; [.B1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140]; [.B1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141]; [.B1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42]; [.B1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43]; [.B1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144]; [.B1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45]; [.B1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146]; [.B1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147]; [.B1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148]; [.B1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149]; [.B1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150]; [.B1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51]; [.B1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52]; [.B1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53]; [.B1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154]; [.B1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155]; [.B1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56]; [.B1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157]; [.B1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158]; [.B1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59]; [.B1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60]; [.B1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161]; [.B1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62]; [.B1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163]; [.B1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164]; [.B1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165]; [.B1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166]; [.B1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167]; [.B1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168]; [.B1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169]; [.B1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170]; [.B1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71]; [.B1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172]; [.B1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73]; [.B1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74]; [.B1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75]; [.B1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76]; [.B1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177]; [.B1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178]; [.B1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179]; [.B1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80]; [.B1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181]; [.B1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182]; [.B1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183]; [.B1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184]; [.B1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185]; [.B1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186]; [.B1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187]; [.B1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188]; [.B1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89]; [.B1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190]; [.B1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191]; [.B1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192]; [.B1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193]; [.B1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194]; [.B1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195]; [.B1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196]; [.B1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197]; [.B1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98]; [.B1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199]; [.B1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00]; [.B2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201]; [.B2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02]; [.B2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203]; [.B2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204]; [.B2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205]; [.B2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206]; [.B2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07]; [.B2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208]; [.B2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09]; [.B2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10]; [.B2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11]; [.B2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212]; [.B2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213]; [.B2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214]; [.B2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215]; [.B2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216]; [.B2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17]; [.B2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218]; [.B2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219]; [.B2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220]; [.B2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221]; [.B2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222]; [.B2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223]; [.B2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224]; [.B2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225]; [.B2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226]; [.B2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227]; [.B2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228]; [.B2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29]; [.B2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230]; [.B2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31]; [.B2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232]; [.B2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33]; [.B2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234]; [.B2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235]; [.B2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36]; [.B2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237]; [.B2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38]; [.B2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239]; [.B2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40]; [.B2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41]; [.B2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242]; [.B2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243]; [.B2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244]; [.B2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45]; [.B2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246]; [.B2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247]; [.B2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248]; [.B2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49]; [.B2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250]; [.B2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251]; [.B2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252]; [.B2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253]; [.B2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254]; [.B2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255]; [.B2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256]; [.B2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57]; [.B2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258]; [.B2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259]; [.B2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260]; [.B2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261]; [.B2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262]; [.B2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263]; [.B2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264]; [.B2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265]; [.B2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266]; [.B2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267]; [.B2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268]; [.B2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269]; [.B2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270]; [.B2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271]; [.B2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272]; [.B2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273]; [.B2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74]; [.B2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275]; [.B2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276]; [.B2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277]; [.B2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78]; [.B2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279]; [.B2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280]; [.B2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81]; [.B2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282]; [.B2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283]; [.B2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284]; [.B2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285]; [.B2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86]; [.B2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287]; [.B2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288]; [.B2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89]; [.B2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90]; [.B2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291]; [.B2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292]; [.B2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293]; [.B2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294]; [.B2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295]; [.B2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296]; [.B2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297]; [.B2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298]; [.B2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299]; [.B2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300]; [.B3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301]; [.B3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302]; [.B3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03]; [.B3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04]; [.B3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05]; [.B3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306]; [.B3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307]; [.B3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308]; [.B3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309]; [.B3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310]; [.B3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311]; [.B3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12]; [.B3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313]; [.B3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14]; [.B3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15]; [.B3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316]; [.B3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317]; [.B3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318]; [.B3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319]; [.B3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320]; [.B3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321]; [.B3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322]; [.B3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23]; [.B3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324]; [.B3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325]; [.B3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326]; [.B3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27]; [.B3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328]; [.B3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329]; [.B3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330]; [.B3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31]; [.B3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32]; [.B3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333]; [.B3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34]; [.B3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35]; [.B3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336]; [.B3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37]; [.B3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38]; [.B3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339]; [.B3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340]; [.B3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41]; [.B3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42]; [.B3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343]; [.B3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344]; [.B3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345]; [.B3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346]; [.B3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47]; [.B3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348]; [.B3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349]; [.B3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350]; [.B3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351]; [.B3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352]; [.B3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353]; [.B3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354]; [.B3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55]; [.B3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356]; [.B3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357]; [.B3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58]; [.B3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59]; [.B3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360]; [.B3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61]; [.B3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62]; [.B3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363]; [.B3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364]; [.B3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365]; [.B3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366]; [.B3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67]; [.B3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368]; [.B3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69]; [.B3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70]; [.B3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71]; [.B3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72]; [.B3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373]; [.B3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374]; [.B3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375]; [.B3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376]; [.B3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377]; [.B3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378]; [.B3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379]; [.B3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80]; [.B3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81]; [.B3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382]; [.B3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83]; [.B3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84]; [.B3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385]; [.B3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386]; [.B3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87]; [.B3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388]; [.B3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389]; [.B3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390]; [.B3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391]; [.B3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392]; [.B3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393]; [.B3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394]; [.B3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395]; [.B3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396]; [.B3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397]; [.B3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398]; [.B3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399]; [.B3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400]; [.B4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401]; [.B4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02]; [.B4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403]; [.B4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404]; [.B4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405]; [.B4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06]; [.B4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407]; [.B4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408]; [.B4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409]; [.B4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410]; [.B4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11]; [.B4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412]; [.B4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413]; [.B4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414]; [.B4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415]; [.B4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416]; [.B4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417]; [.B4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18]; [.B4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419]; [.B4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420]; [.B4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421]; [.B4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422]; [.B4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23]; [.B4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24]; [.B4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425]; [.B4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426]; [.B4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427]; [.B4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28]; [.B4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429]; [.B4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430]; [.B4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431]; [.B4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432]; [.B4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433]; [.B4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34]; [.B4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435]; [.B4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436]; [.B4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437]; [.B4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438]; [.B4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439]; [.B4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40]; [.B4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441]; [.B4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442]; [.B4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443]; [.B4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444]; [.B4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445]; [.B4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446]; [.B4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447]; [.B4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448]; [.B4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449]; [.B4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450]; [.B4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451]; [.B4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452]; [.B4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53]; [.B4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454]; [.B4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55]; [.B4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456]; [.B4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457]; [.B4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458]; [.B4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59]; [.B4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60]; [.B4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461]; [.B4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462]; [.B4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463]; [.B4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64]; [.B4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65]; [.B4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466]; [.B4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467]; [.B4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468]; [.B4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469]; [.B4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470]; [.B4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471]; [.B4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72]; [.B4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473]; [.B4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74]; [.B4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475]; [.B4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76]; [.B4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477]; [.B4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478]; [.B4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479]; [.B4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480]; [.B4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481]; [.B4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82]; [.B4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483]; [.B4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484]; [.B4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485]; [.B4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486]; [.B4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487]; [.B4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488]; [.B4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489]; [.B4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490]; [.B4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491]; [.B4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492]; [.B4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493]; [.B4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494]; [.B4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495]; [.B4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496]; [.B4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497]; [.B4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498]; [.B4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499]; [.B4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00]; [.B5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501]; [.B5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02]; [.B5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503]; [.B5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04]; [.B5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05]; [.B5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506]; [.B5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507]; [.B5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508]; [.B5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509]; [.B5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10]; [.B5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511]; [.B5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512]; [.B5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513]; [.B5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514]; [.B5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515]; [.B5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516]; [.B5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17]; [.B5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518]; [.B5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19]; [.B5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520]; [.B5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21]; [.B5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522]; [.B5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523]; [.B5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524]; [.B5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525]; [.B5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26]; [.B5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527]; [.B5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28]; [.B5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529]; [.B5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530]; [.B5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531]; [.B5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532]; [.B5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533]; [.B5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534]; [.B5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535]; [.B5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536]; [.B5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537]; [.B5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538]; [.B5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39]; [.B5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40]; [.B5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41]; [.B5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542]; [.B5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543]; [.B5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544]; [.B5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545]; [.B5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46]; [.B5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47]; [.B5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548]; [.B5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549]; [.B5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550]; [.B5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551]; [.B5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52]; [.B5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53]; [.B5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54]; [.B5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555]; [.B5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556]; [.B5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557]; [.B5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558]; [.B5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559]; [.B5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560]; [.B5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561]; [.B5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562]; [.B5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563]; [.B5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564]; [.B5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565]; [.B5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566]; [.B5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567]; [.B5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68]; [.B5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569]; [.B5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570]; [.B5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571]; [.B5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72]; [.B5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573]; [.B5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574]; [.B5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575]; [.B5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576]; [.B5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577]; [.B5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578]; [.B5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579]; [.B5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580]; [.B5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581]; [.B5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582]; [.B5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583]; [.B5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84]; [.B5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585]; [.B5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586]; [.B5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587]; [.B5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88]; [.B5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589]; [.B5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590]; [.B5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591]; [.B5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592]; [.B5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593]; [.B5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594]; [.B5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595]; [.B5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596]; [.B5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597]; [.B5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598]; [.B5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599]; [.B5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00]; [.B6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601]; [.B6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02]; [.B6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603]; [.B6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604]; [.B6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605]; [.B6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606]; [.B6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607]; [.B6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08]; [.B6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09]; [.B6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610]; [.B6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611]; [.B6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612]; [.B6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613]; [.B6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614]; [.B6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615]; [.B6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616]; [.B6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617]; [.B6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618]; [.B6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619]; [.B6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20]; [.B6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621]; [.B6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22]; [.B6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623]; [.B6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24]; [.B6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625]; [.B6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626]; [.B6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27]; [.B6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28]; [.B6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629]; [.B6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30]; [.B6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31]; [.B6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632]; [.B6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33]; [.B6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634]; [.B6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635]; [.B6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636]; [.B6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37]; [.B6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638]; [.B6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639]; [.B6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40]; [.B6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41]; [.B6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642]; [.B6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643]; [.B6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644]; [.B6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645]; [.B6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646]; [.B6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647]; [.B6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48]; [.B6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649]; [.B6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650]; [.B6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651]; [.B6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652]; [.B6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53]; [.B6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654]; [.B6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55]; [.B6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56]; [.B6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657]; [.B6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58]; [.B6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659]; [.B6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60]; [.B6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661]; [.B6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662]; [.B6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663]; [.B6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64]; [.B6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65]; [.B6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66]; [.B6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67]; [.B6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668]; [.B6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69]; [.B6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70]; [.B6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71]; [.B6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72]; [.B6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673]; [.B6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674]; [.B6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675]; [.B6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676]; [.B6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677]; [.B6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678]; [.B6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679]; [.B6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80]; [.B6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681]; [.B6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682]; [.B6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683]; [.B6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684]; [.B6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685]; [.B6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686]; [.B6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687]; [.B6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688]; [.B6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89]; [.B6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690]; [.B6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691]; [.B6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692]; [.B6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693]; [.B6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694]; [.B6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95]; [.B6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696]; [.B6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697]; [.B6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698]; [.B6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699]; [.B6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700]; [.B7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701]; [.B7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702]; [.B7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703]; [.B7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704]; [.B7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705]; [.B7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706]; [.B7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707]; [.B7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708]; [.B7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709]; [.B7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710]; [.B7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711]; [.B7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712]; [.B7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713]; [.B7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714]; [.B7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715]; [.B7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16]; [.B7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717]; [.B7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718]; [.B7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19]; [.B7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720]; [.B7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721]; [.B7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722]; [.B7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723]; [.B7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724]; [.B7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725]; [.B7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726]; [.B7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27]; [.B7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28]; [.B7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729]; [.B7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30]; [.B7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731]; [.B7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732]; [.B7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733]; [.B7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34]; [.B7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735]; [.B7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36]; [.B7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737]; [.B7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38]; [.B7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739]; [.B7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740]; [.B7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741]; [.B7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42]; [.B7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43]; [.B7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744]; [.B7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745]; [.B7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46]; [.B7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747]; [.B7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748]; [.B7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49]; [.B7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50]; [.B7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51]; [.B7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752]; [.B7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53]; [.B7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54]; [.B7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55]; [.B7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756]; [.B7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57]; [.B7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758]; [.B7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759]; [.B7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760]; [.B7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761]; [.B7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62]; [.B7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763]; [.B7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764]; [.B7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765]; [.B7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766]; [.B7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767]; [.B7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768]; [.B7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769]; [.B7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770]; [.B7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771]; [.B7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72]; [.B7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73]; [.B7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774]; [.B7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775]; [.B7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776]; [.B7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77]; [.B7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778]; [.B7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779]; [.B7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780]; [.B7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781]; [.B7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82]; [.B7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783]; [.B7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84]; [.B7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785]; [.B7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86]; [.B7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787]; [.B7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788]; [.B7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89]; [.B7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790]; [.B7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791]; [.B7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792]; [.B7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793]; [.B7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794]; [.B7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795]; [.B7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796]; [.B7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797]; [.B7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798]; [.B7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799]; [.B7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00]; [.B8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01]; [.B8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02]; [.B8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03]; [.B8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804]; [.B8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805]; [.B8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06]; [.B8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07]; [.B8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808]; [.B8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809]; [.B8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810]; [.B8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811]; [.B8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812]; [.B8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813]; [.B8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14]; [.B8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815]; [.B8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816]; [.B8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17]; [.B8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818]; [.B8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819]; [.B8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820]; [.B8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821]; [.B8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822]; [.B8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823]; [.B8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824]; [.B8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825]; [.B8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26]; [.B8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827]; [.B8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828]; [.B8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29]; [.B8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30]; [.B8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31]; [.B8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832]; [.B8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833]; [.B8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834]; [.B8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35]; [.B8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836]; [.B8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837]; [.B8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838]; [.B8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839]; [.B8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840]; [.B8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841]; [.B8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842]; [.B8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843]; [.B8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44]; [.B8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45]; [.B8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846]; [.B8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847]; [.B8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48]; [.B8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849]; [.B8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50]; [.B8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51]; [.B8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52]; [.B8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853]; [.B8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854]; [.B8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855]; [.B8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56]; [.B8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857]; [.B8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858]; [.B8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59]; [.B8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60]; [.B8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861]; [.B8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862]; [.B8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63]; [.B8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64]; [.B8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865]; [.B8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866]; [.B8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867]; [.B8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868]; [.B8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869]; [.B8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70]; [.B8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871]; [.B8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72]; [.B8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73]; [.B8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874]; [.B8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75]; [.B8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76]; [.B8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877]; [.B8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878]; [.B8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879]; [.B8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80]; [.B8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81]; [.B8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882]; [.B8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883]; [.B8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884]; [.B8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885]; [.B8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86]; [.B8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887]; [.B8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888]; [.B8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889]; [.B8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90]; [.B8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891]; [.B8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892]; [.B8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893]; [.B8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894]; [.B8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895]; [.B8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896]; [.B8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897]; [.B8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898]; [.B8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899]; [.B8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00]; [.B9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01]; [.B9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902]; [.B9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903]; [.B9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904]; [.B9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905]; [.B9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906]; [.B9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907]; [.B9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908]; [.B9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909]; [.B9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910]; [.B9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table:formula="of:=IF(COUNTIF([.B$2:.B911]; [.B9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12]; [.B9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913]; [.B9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14]; [.B9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15]; [.B9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916]; [.B9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917]; [.B9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918]; [.B9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919]; [.B9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20]; [.B9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921]; [.B9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922]; [.B9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923]; [.B9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924]; [.B9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925]; [.B9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926]; [.B9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927]; [.B9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928]; [.B9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29]; [.B9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930]; [.B9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931]; [.B9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932]; [.B9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933]; [.B9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934]; [.B9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935]; [.B9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936]; [.B9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937]; [.B9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938]; [.B9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</table:table-row>
        <table:table-row table:style-name="ro1" table:visibility="filter">
          <table:table-cell table:formula="of:=IF(COUNTIF([.B$2:.B939]; [.B9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940]; [.B9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941]; [.B9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942]; [.B9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943]; [.B9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944]; [.B9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45]; [.B9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</table:table-row>
        <table:table-row table:style-name="ro1" table:visibility="filter">
          <table:table-cell table:formula="of:=IF(COUNTIF([.B$2:.B946]; [.B9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947]; [.B9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948]; [.B9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49]; [.B9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950]; [.B9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51]; [.B9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952]; [.B9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53]; [.B9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54]; [.B9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55]; [.B9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</table:table-row>
        <table:table-row table:style-name="ro1" table:visibility="filter">
          <table:table-cell table:formula="of:=IF(COUNTIF([.B$2:.B956]; [.B9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57]; [.B9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58]; [.B9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</table:table-row>
        <table:table-row table:style-name="ro1" table:visibility="filter">
          <table:table-cell table:formula="of:=IF(COUNTIF([.B$2:.B959]; [.B9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960]; [.B9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961]; [.B9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</table:table-row>
        <table:table-row table:style-name="ro1" table:visibility="filter">
          <table:table-cell table:formula="of:=IF(COUNTIF([.B$2:.B962]; [.B9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963]; [.B9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964]; [.B9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65]; [.B9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66]; [.B9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</table:table-row>
        <table:table-row table:style-name="ro1" table:visibility="filter">
          <table:table-cell table:formula="of:=IF(COUNTIF([.B$2:.B967]; [.B9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68]; [.B9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69]; [.B9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970]; [.B9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971]; [.B9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72]; [.B9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973]; [.B9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74]; [.B9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975]; [.B9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976]; [.B9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77]; [.B9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</table:table-row>
        <table:table-row table:style-name="ro1" table:visibility="filter">
          <table:table-cell table:formula="of:=IF(COUNTIF([.B$2:.B978]; [.B9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79]; [.B9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80]; [.B9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981]; [.B9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</table:table-row>
        <table:table-row table:style-name="ro1" table:visibility="filter">
          <table:table-cell table:formula="of:=IF(COUNTIF([.B$2:.B982]; [.B9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83]; [.B9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</table:table-row>
        <table:table-row table:style-name="ro1" table:visibility="filter">
          <table:table-cell table:formula="of:=IF(COUNTIF([.B$2:.B984]; [.B9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85]; [.B9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86]; [.B9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987]; [.B9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</table:table-row>
        <table:table-row table:style-name="ro1" table:visibility="filter">
          <table:table-cell table:formula="of:=IF(COUNTIF([.B$2:.B988]; [.B9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89]; [.B9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990]; [.B9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991]; [.B9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</table:table-row>
        <table:table-row table:style-name="ro1" table:visibility="filter">
          <table:table-cell table:formula="of:=IF(COUNTIF([.B$2:.B992]; [.B9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</table:table-row>
        <table:table-row table:style-name="ro1" table:visibility="filter">
          <table:table-cell table:formula="of:=IF(COUNTIF([.B$2:.B993]; [.B9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994]; [.B9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995]; [.B9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</table:table-row>
        <table:table-row table:style-name="ro1" table:visibility="filter">
          <table:table-cell table:formula="of:=IF(COUNTIF([.B$2:.B996]; [.B9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</table:table-row>
        <table:table-row table:style-name="ro1" table:visibility="filter">
          <table:table-cell table:formula="of:=IF(COUNTIF([.B$2:.B997]; [.B9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</table:table-row>
        <table:table-row table:style-name="ro1" table:visibility="filter">
          <table:table-cell table:formula="of:=IF(COUNTIF([.B$2:.B998]; [.B9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</table:table-row>
        <table:table-row table:style-name="ro1" table:visibility="filter">
          <table:table-cell table:formula="of:=IF(COUNTIF([.B$2:.B999]; [.B9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</table:table-row>
        <table:table-row table:style-name="ro1" table:visibility="filter">
          <table:table-cell table:formula="of:=IF(COUNTIF([.B$2:.B1000]; [.B10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  <table:table-row table:style-name="ro1" table:visibility="filter">
          <table:table-cell table:formula="of:=IF(COUNTIF([.B$2:.B1001]; [.B10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</table:table-row>
      </table:table>
      <table:table table:name="ZadanieB" table:style-name="ta1">
        <table:shapes>
          <draw:frame draw:z-index="0" draw:style-name="gr1" draw:text-style-name="P1" svg:width="15.999cm" svg:height="8.999cm" svg:x="9.352cm" svg:y="0.685cm">
            <draw:object draw:notify-on-update-of-ranges="ZadanieB.B1:ZadanieB.B1 ZadanieB.B2:ZadanieB.B140 ZadanieB.C1:ZadanieB.C1 ZadanieB.C2:ZadanieB.C1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zy powtórzenie</text:p>
          </table:table-cell>
          <table:table-cell table:style-name="ce1" office:value-type="string" calcext:value-type="string">
            <text:p>słowo</text:p>
          </table:table-cell>
          <table:table-cell table:style-name="ce2" office:value-type="string" calcext:value-type="string">
            <text:p>ilość wystąpień</text:p>
          </table:table-cell>
        </table:table-row>
        <table:table-row table:style-name="ro1">
          <table:table-cell table:formula="of:=IF(COUNTIF([.B$2:.B2]; [.B2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CC</text:p>
          </table:table-cell>
          <table:table-cell table:formula="of:=IF([.A2]=&quot;nie&quot;; COUNTIF([.$B$2:.$B$1001]; [.B2])-1; &quot;&quot;)" office:value-type="float" office:value="54" calcext:value-type="float">
            <text:p>54</text:p>
          </table:table-cell>
        </table:table-row>
        <table:table-row table:style-name="ro1">
          <table:table-cell table:formula="of:=IF(COUNTIF([.B$2:.B3]; [.B3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AB</text:p>
          </table:table-cell>
          <table:table-cell table:formula="of:=IF([.A3]=&quot;nie&quot;; COUNTIF([.$B$2:.$B$1001]; [.B3])-1; &quot;&quot;)" office:value-type="float" office:value="50" calcext:value-type="float">
            <text:p>50</text:p>
          </table:table-cell>
        </table:table-row>
        <table:table-row table:style-name="ro1">
          <table:table-cell table:formula="of:=IF(COUNTIF([.B$2:.B4]; [.B4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BC</text:p>
          </table:table-cell>
          <table:table-cell table:formula="of:=IF([.A4]=&quot;nie&quot;; COUNTIF([.$B$2:.$B$1001]; [.B4])-1; &quot;&quot;)" office:value-type="float" office:value="77" calcext:value-type="float">
            <text:p>77</text:p>
          </table:table-cell>
        </table:table-row>
        <table:table-row table:style-name="ro1">
          <table:table-cell table:formula="of:=IF(COUNTIF([.B$2:.B5]; [.B5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CA</text:p>
          </table:table-cell>
          <table:table-cell table:formula="of:=IF([.A5]=&quot;nie&quot;; COUNTIF([.$B$2:.$B$1001]; [.B5])-1; &quot;&quot;)" office:value-type="float" office:value="30" calcext:value-type="float">
            <text:p>30</text:p>
          </table:table-cell>
        </table:table-row>
        <table:table-row table:style-name="ro1">
          <table:table-cell table:formula="of:=IF(COUNTIF([.B$2:.B6]; [.B6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AA</text:p>
          </table:table-cell>
          <table:table-cell table:formula="of:=IF([.A6]=&quot;nie&quot;; COUNTIF([.$B$2:.$B$1001]; [.B6])-1; &quot;&quot;)" office:value-type="float" office:value="37" calcext:value-type="float">
            <text:p>37</text:p>
          </table:table-cell>
        </table:table-row>
        <table:table-row table:style-name="ro1">
          <table:table-cell table:formula="of:=IF(COUNTIF([.B$2:.B7]; [.B7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BB</text:p>
          </table:table-cell>
          <table:table-cell table:formula="of:=IF([.A7]=&quot;nie&quot;; COUNTIF([.$B$2:.$B$1001]; [.B7])-1; &quot;&quot;)" office:value-type="float" office:value="226" calcext:value-type="float">
            <text:p>226</text:p>
          </table:table-cell>
        </table:table-row>
        <table:table-row table:style-name="ro1">
          <table:table-cell table:formula="of:=IF(COUNTIF([.B$2:.B8]; [.B8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CA</text:p>
          </table:table-cell>
          <table:table-cell table:formula="of:=IF([.A8]=&quot;nie&quot;; COUNTIF([.$B$2:.$B$1001]; [.B8])-1; &quot;&quot;)" office:value-type="float" office:value="36" calcext:value-type="float">
            <text:p>36</text:p>
          </table:table-cell>
        </table:table-row>
        <table:table-row table:style-name="ro1">
          <table:table-cell table:formula="of:=IF(COUNTIF([.B$2:.B9]; [.B9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BA</text:p>
          </table:table-cell>
          <table:table-cell table:formula="of:=IF([.A9]=&quot;nie&quot;; COUNTIF([.$B$2:.$B$1001]; [.B9])-1; &quot;&quot;)" office:value-type="float" office:value="43" calcext:value-type="float">
            <text:p>43</text:p>
          </table:table-cell>
        </table:table-row>
        <table:table-row table:style-name="ro1">
          <table:table-cell table:formula="of:=IF(COUNTIF([.B$2:.B10]; [.B10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BB</text:p>
          </table:table-cell>
          <table:table-cell table:formula="of:=IF([.A10]=&quot;nie&quot;; COUNTIF([.$B$2:.$B$1001]; [.B10])-1; &quot;&quot;)" office:value-type="float" office:value="29" calcext:value-type="float">
            <text:p>29</text:p>
          </table:table-cell>
        </table:table-row>
        <table:table-row table:style-name="ro1">
          <table:table-cell table:formula="of:=IF(COUNTIF([.B$2:.B11]; [.B11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AA</text:p>
          </table:table-cell>
          <table:table-cell table:formula="of:=IF([.A11]=&quot;nie&quot;; COUNTIF([.$B$2:.$B$1001]; [.B11])-1; &quot;&quot;)" office:value-type="float" office:value="35" calcext:value-type="float">
            <text:p>35</text:p>
          </table:table-cell>
        </table:table-row>
        <table:table-row table:style-name="ro1">
          <table:table-cell table:formula="of:=IF(COUNTIF([.B$2:.B12]; [.B12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CB</text:p>
          </table:table-cell>
          <table:table-cell table:formula="of:=IF([.A12]=&quot;nie&quot;; COUNTIF([.$B$2:.$B$1001]; [.B12])-1; &quot;&quot;)" office:value-type="float" office:value="54" calcext:value-type="float">
            <text:p>54</text:p>
          </table:table-cell>
        </table:table-row>
        <table:table-row table:style-name="ro1">
          <table:table-cell table:formula="of:=IF(COUNTIF([.B$2:.B13]; [.B13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AB</text:p>
          </table:table-cell>
          <table:table-cell table:formula="of:=IF([.A13]=&quot;nie&quot;; COUNTIF([.$B$2:.$B$1001]; [.B13])-1; &quot;&quot;)" office:value-type="float" office:value="29" calcext:value-type="float">
            <text:p>29</text:p>
          </table:table-cell>
        </table:table-row>
        <table:table-row table:style-name="ro1" table:visibility="filter">
          <table:table-cell table:formula="of:=IF(COUNTIF([.B$2:.B14]; [.B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14]=&quot;nie&quot;; COUNTIF([.$B$2:.$B$1001]; [.B14])-1; &quot;&quot;)">
            <text:p/>
          </table:table-cell>
        </table:table-row>
        <table:table-row table:style-name="ro1" table:visibility="filter">
          <table:table-cell table:formula="of:=IF(COUNTIF([.B$2:.B15]; [.B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15]=&quot;nie&quot;; COUNTIF([.$B$2:.$B$1001]; [.B15])-1; &quot;&quot;)">
            <text:p/>
          </table:table-cell>
        </table:table-row>
        <table:table-row table:style-name="ro1" table:visibility="filter">
          <table:table-cell table:formula="of:=IF(COUNTIF([.B$2:.B16]; [.B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16]=&quot;nie&quot;; COUNTIF([.$B$2:.$B$1001]; [.B16])-1; &quot;&quot;)">
            <text:p/>
          </table:table-cell>
        </table:table-row>
        <table:table-row table:style-name="ro1" table:visibility="filter">
          <table:table-cell table:formula="of:=IF(COUNTIF([.B$2:.B17]; [.B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17]=&quot;nie&quot;; COUNTIF([.$B$2:.$B$1001]; [.B17])-1; &quot;&quot;)">
            <text:p/>
          </table:table-cell>
        </table:table-row>
        <table:table-row table:style-name="ro1">
          <table:table-cell table:formula="of:=IF(COUNTIF([.B$2:.B18]; [.B18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CAC</text:p>
          </table:table-cell>
          <table:table-cell table:formula="of:=IF([.A18]=&quot;nie&quot;; COUNTIF([.$B$2:.$B$1001]; [.B18])-1; &quot;&quot;)" office:value-type="float" office:value="48" calcext:value-type="float">
            <text:p>48</text:p>
          </table:table-cell>
        </table:table-row>
        <table:table-row table:style-name="ro1" table:visibility="filter">
          <table:table-cell table:formula="of:=IF(COUNTIF([.B$2:.B19]; [.B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19]=&quot;nie&quot;; COUNTIF([.$B$2:.$B$1001]; [.B19])-1; &quot;&quot;)">
            <text:p/>
          </table:table-cell>
        </table:table-row>
        <table:table-row table:style-name="ro1">
          <table:table-cell table:formula="of:=IF(COUNTIF([.B$2:.B20]; [.B20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AB</text:p>
          </table:table-cell>
          <table:table-cell table:formula="of:=IF([.A20]=&quot;nie&quot;; COUNTIF([.$B$2:.$B$1001]; [.B20])-1; &quot;&quot;)" office:value-type="float" office:value="91" calcext:value-type="float">
            <text:p>91</text:p>
          </table:table-cell>
        </table:table-row>
        <table:table-row table:style-name="ro1">
          <table:table-cell table:formula="of:=IF(COUNTIF([.B$2:.B21]; [.B21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AC</text:p>
          </table:table-cell>
          <table:table-cell table:formula="of:=IF([.A21]=&quot;nie&quot;; COUNTIF([.$B$2:.$B$1001]; [.B21])-1; &quot;&quot;)" office:value-type="float" office:value="24" calcext:value-type="float">
            <text:p>24</text:p>
          </table:table-cell>
        </table:table-row>
        <table:table-row table:style-name="ro1" table:visibility="filter">
          <table:table-cell table:formula="of:=IF(COUNTIF([.B$2:.B22]; [.B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2]=&quot;nie&quot;; COUNTIF([.$B$2:.$B$1001]; [.B22])-1; &quot;&quot;)">
            <text:p/>
          </table:table-cell>
        </table:table-row>
        <table:table-row table:style-name="ro1" table:visibility="filter">
          <table:table-cell table:formula="of:=IF(COUNTIF([.B$2:.B23]; [.B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23]=&quot;nie&quot;; COUNTIF([.$B$2:.$B$1001]; [.B23])-1; &quot;&quot;)">
            <text:p/>
          </table:table-cell>
        </table:table-row>
        <table:table-row table:style-name="ro1" table:visibility="filter">
          <table:table-cell table:formula="of:=IF(COUNTIF([.B$2:.B24]; [.B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4]=&quot;nie&quot;; COUNTIF([.$B$2:.$B$1001]; [.B24])-1; &quot;&quot;)">
            <text:p/>
          </table:table-cell>
        </table:table-row>
        <table:table-row table:style-name="ro1" table:visibility="filter">
          <table:table-cell table:formula="of:=IF(COUNTIF([.B$2:.B25]; [.B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25]=&quot;nie&quot;; COUNTIF([.$B$2:.$B$1001]; [.B25])-1; &quot;&quot;)">
            <text:p/>
          </table:table-cell>
        </table:table-row>
        <table:table-row table:style-name="ro1" table:visibility="filter">
          <table:table-cell table:formula="of:=IF(COUNTIF([.B$2:.B26]; [.B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26]=&quot;nie&quot;; COUNTIF([.$B$2:.$B$1001]; [.B26])-1; &quot;&quot;)">
            <text:p/>
          </table:table-cell>
        </table:table-row>
        <table:table-row table:style-name="ro1" table:visibility="filter">
          <table:table-cell table:formula="of:=IF(COUNTIF([.B$2:.B27]; [.B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27]=&quot;nie&quot;; COUNTIF([.$B$2:.$B$1001]; [.B27])-1; &quot;&quot;)">
            <text:p/>
          </table:table-cell>
        </table:table-row>
        <table:table-row table:style-name="ro1">
          <table:table-cell table:formula="of:=IF(COUNTIF([.B$2:.B28]; [.B28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CA</text:p>
          </table:table-cell>
          <table:table-cell table:formula="of:=IF([.A28]=&quot;nie&quot;; COUNTIF([.$B$2:.$B$1001]; [.B28])-1; &quot;&quot;)" office:value-type="float" office:value="26" calcext:value-type="float">
            <text:p>26</text:p>
          </table:table-cell>
        </table:table-row>
        <table:table-row table:style-name="ro1">
          <table:table-cell table:formula="of:=IF(COUNTIF([.B$2:.B29]; [.B29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AC</text:p>
          </table:table-cell>
          <table:table-cell table:formula="of:=IF([.A29]=&quot;nie&quot;; COUNTIF([.$B$2:.$B$1001]; [.B29])-1; &quot;&quot;)" office:value-type="float" office:value="34" calcext:value-type="float">
            <text:p>34</text:p>
          </table:table-cell>
        </table:table-row>
        <table:table-row table:style-name="ro1" table:visibility="filter">
          <table:table-cell table:formula="of:=IF(COUNTIF([.B$2:.B30]; [.B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30]=&quot;nie&quot;; COUNTIF([.$B$2:.$B$1001]; [.B30])-1; &quot;&quot;)">
            <text:p/>
          </table:table-cell>
        </table:table-row>
        <table:table-row table:style-name="ro1" table:visibility="filter">
          <table:table-cell table:formula="of:=IF(COUNTIF([.B$2:.B31]; [.B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31]=&quot;nie&quot;; COUNTIF([.$B$2:.$B$1001]; [.B31])-1; &quot;&quot;)">
            <text:p/>
          </table:table-cell>
        </table:table-row>
        <table:table-row table:style-name="ro1" table:visibility="filter">
          <table:table-cell table:formula="of:=IF(COUNTIF([.B$2:.B32]; [.B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32]=&quot;nie&quot;; COUNTIF([.$B$2:.$B$1001]; [.B32])-1; &quot;&quot;)">
            <text:p/>
          </table:table-cell>
        </table:table-row>
        <table:table-row table:style-name="ro1" table:visibility="filter">
          <table:table-cell table:formula="of:=IF(COUNTIF([.B$2:.B33]; [.B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33]=&quot;nie&quot;; COUNTIF([.$B$2:.$B$1001]; [.B33])-1; &quot;&quot;)">
            <text:p/>
          </table:table-cell>
        </table:table-row>
        <table:table-row table:style-name="ro1" table:visibility="filter">
          <table:table-cell table:formula="of:=IF(COUNTIF([.B$2:.B34]; [.B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34]=&quot;nie&quot;; COUNTIF([.$B$2:.$B$1001]; [.B34])-1; &quot;&quot;)">
            <text:p/>
          </table:table-cell>
        </table:table-row>
        <table:table-row table:style-name="ro1" table:visibility="filter">
          <table:table-cell table:formula="of:=IF(COUNTIF([.B$2:.B35]; [.B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35]=&quot;nie&quot;; COUNTIF([.$B$2:.$B$1001]; [.B35])-1; &quot;&quot;)">
            <text:p/>
          </table:table-cell>
        </table:table-row>
        <table:table-row table:style-name="ro1" table:visibility="filter">
          <table:table-cell table:formula="of:=IF(COUNTIF([.B$2:.B36]; [.B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6]=&quot;nie&quot;; COUNTIF([.$B$2:.$B$1001]; [.B36])-1; &quot;&quot;)">
            <text:p/>
          </table:table-cell>
        </table:table-row>
        <table:table-row table:style-name="ro1" table:visibility="filter">
          <table:table-cell table:formula="of:=IF(COUNTIF([.B$2:.B37]; [.B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37]=&quot;nie&quot;; COUNTIF([.$B$2:.$B$1001]; [.B37])-1; &quot;&quot;)">
            <text:p/>
          </table:table-cell>
        </table:table-row>
        <table:table-row table:style-name="ro1" table:visibility="filter">
          <table:table-cell table:formula="of:=IF(COUNTIF([.B$2:.B38]; [.B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38]=&quot;nie&quot;; COUNTIF([.$B$2:.$B$1001]; [.B38])-1; &quot;&quot;)">
            <text:p/>
          </table:table-cell>
        </table:table-row>
        <table:table-row table:style-name="ro1" table:visibility="filter">
          <table:table-cell table:formula="of:=IF(COUNTIF([.B$2:.B39]; [.B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39]=&quot;nie&quot;; COUNTIF([.$B$2:.$B$1001]; [.B39])-1; &quot;&quot;)">
            <text:p/>
          </table:table-cell>
        </table:table-row>
        <table:table-row table:style-name="ro1" table:visibility="filter">
          <table:table-cell table:formula="of:=IF(COUNTIF([.B$2:.B40]; [.B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40]=&quot;nie&quot;; COUNTIF([.$B$2:.$B$1001]; [.B40])-1; &quot;&quot;)">
            <text:p/>
          </table:table-cell>
        </table:table-row>
        <table:table-row table:style-name="ro1" table:visibility="filter">
          <table:table-cell table:formula="of:=IF(COUNTIF([.B$2:.B41]; [.B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41]=&quot;nie&quot;; COUNTIF([.$B$2:.$B$1001]; [.B41])-1; &quot;&quot;)">
            <text:p/>
          </table:table-cell>
        </table:table-row>
        <table:table-row table:style-name="ro1">
          <table:table-cell table:formula="of:=IF(COUNTIF([.B$2:.B42]; [.B42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AAA</text:p>
          </table:table-cell>
          <table:table-cell table:formula="of:=IF([.A42]=&quot;nie&quot;; COUNTIF([.$B$2:.$B$1001]; [.B42])-1; &quot;&quot;)" office:value-type="float" office:value="27" calcext:value-type="float">
            <text:p>27</text:p>
          </table:table-cell>
        </table:table-row>
        <table:table-row table:style-name="ro1" table:visibility="filter">
          <table:table-cell table:formula="of:=IF(COUNTIF([.B$2:.B43]; [.B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43]=&quot;nie&quot;; COUNTIF([.$B$2:.$B$1001]; [.B43])-1; &quot;&quot;)">
            <text:p/>
          </table:table-cell>
        </table:table-row>
        <table:table-row table:style-name="ro1" table:visibility="filter">
          <table:table-cell table:formula="of:=IF(COUNTIF([.B$2:.B44]; [.B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4]=&quot;nie&quot;; COUNTIF([.$B$2:.$B$1001]; [.B44])-1; &quot;&quot;)">
            <text:p/>
          </table:table-cell>
        </table:table-row>
        <table:table-row table:style-name="ro1" table:visibility="filter">
          <table:table-cell table:formula="of:=IF(COUNTIF([.B$2:.B45]; [.B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45]=&quot;nie&quot;; COUNTIF([.$B$2:.$B$1001]; [.B45])-1; &quot;&quot;)">
            <text:p/>
          </table:table-cell>
        </table:table-row>
        <table:table-row table:style-name="ro1" table:visibility="filter">
          <table:table-cell table:formula="of:=IF(COUNTIF([.B$2:.B46]; [.B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6]=&quot;nie&quot;; COUNTIF([.$B$2:.$B$1001]; [.B46])-1; &quot;&quot;)">
            <text:p/>
          </table:table-cell>
        </table:table-row>
        <table:table-row table:style-name="ro1" table:visibility="filter">
          <table:table-cell table:formula="of:=IF(COUNTIF([.B$2:.B47]; [.B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47]=&quot;nie&quot;; COUNTIF([.$B$2:.$B$1001]; [.B47])-1; &quot;&quot;)">
            <text:p/>
          </table:table-cell>
        </table:table-row>
        <table:table-row table:style-name="ro1" table:visibility="filter">
          <table:table-cell table:formula="of:=IF(COUNTIF([.B$2:.B48]; [.B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48]=&quot;nie&quot;; COUNTIF([.$B$2:.$B$1001]; [.B48])-1; &quot;&quot;)">
            <text:p/>
          </table:table-cell>
        </table:table-row>
        <table:table-row table:style-name="ro1" table:visibility="filter">
          <table:table-cell table:formula="of:=IF(COUNTIF([.B$2:.B49]; [.B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9]=&quot;nie&quot;; COUNTIF([.$B$2:.$B$1001]; [.B49])-1; &quot;&quot;)">
            <text:p/>
          </table:table-cell>
        </table:table-row>
        <table:table-row table:style-name="ro1" table:visibility="filter">
          <table:table-cell table:formula="of:=IF(COUNTIF([.B$2:.B50]; [.B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50]=&quot;nie&quot;; COUNTIF([.$B$2:.$B$1001]; [.B50])-1; &quot;&quot;)">
            <text:p/>
          </table:table-cell>
        </table:table-row>
        <table:table-row table:style-name="ro1" table:visibility="filter">
          <table:table-cell table:formula="of:=IF(COUNTIF([.B$2:.B51]; [.B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1]=&quot;nie&quot;; COUNTIF([.$B$2:.$B$1001]; [.B51])-1; &quot;&quot;)">
            <text:p/>
          </table:table-cell>
        </table:table-row>
        <table:table-row table:style-name="ro1" table:visibility="filter">
          <table:table-cell table:formula="of:=IF(COUNTIF([.B$2:.B52]; [.B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2]=&quot;nie&quot;; COUNTIF([.$B$2:.$B$1001]; [.B52])-1; &quot;&quot;)">
            <text:p/>
          </table:table-cell>
        </table:table-row>
        <table:table-row table:style-name="ro1" table:visibility="filter">
          <table:table-cell table:formula="of:=IF(COUNTIF([.B$2:.B53]; [.B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53]=&quot;nie&quot;; COUNTIF([.$B$2:.$B$1001]; [.B53])-1; &quot;&quot;)">
            <text:p/>
          </table:table-cell>
        </table:table-row>
        <table:table-row table:style-name="ro1" table:visibility="filter">
          <table:table-cell table:formula="of:=IF(COUNTIF([.B$2:.B54]; [.B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4]=&quot;nie&quot;; COUNTIF([.$B$2:.$B$1001]; [.B54])-1; &quot;&quot;)">
            <text:p/>
          </table:table-cell>
        </table:table-row>
        <table:table-row table:style-name="ro1" table:visibility="filter">
          <table:table-cell table:formula="of:=IF(COUNTIF([.B$2:.B55]; [.B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5]=&quot;nie&quot;; COUNTIF([.$B$2:.$B$1001]; [.B55])-1; &quot;&quot;)">
            <text:p/>
          </table:table-cell>
        </table:table-row>
        <table:table-row table:style-name="ro1" table:visibility="filter">
          <table:table-cell table:formula="of:=IF(COUNTIF([.B$2:.B56]; [.B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56]=&quot;nie&quot;; COUNTIF([.$B$2:.$B$1001]; [.B56])-1; &quot;&quot;)">
            <text:p/>
          </table:table-cell>
        </table:table-row>
        <table:table-row table:style-name="ro1" table:visibility="filter">
          <table:table-cell table:formula="of:=IF(COUNTIF([.B$2:.B57]; [.B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7]=&quot;nie&quot;; COUNTIF([.$B$2:.$B$1001]; [.B57])-1; &quot;&quot;)">
            <text:p/>
          </table:table-cell>
        </table:table-row>
        <table:table-row table:style-name="ro1" table:visibility="filter">
          <table:table-cell table:formula="of:=IF(COUNTIF([.B$2:.B58]; [.B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58]=&quot;nie&quot;; COUNTIF([.$B$2:.$B$1001]; [.B58])-1; &quot;&quot;)">
            <text:p/>
          </table:table-cell>
        </table:table-row>
        <table:table-row table:style-name="ro1" table:visibility="filter">
          <table:table-cell table:formula="of:=IF(COUNTIF([.B$2:.B59]; [.B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59]=&quot;nie&quot;; COUNTIF([.$B$2:.$B$1001]; [.B59])-1; &quot;&quot;)">
            <text:p/>
          </table:table-cell>
        </table:table-row>
        <table:table-row table:style-name="ro1" table:visibility="filter">
          <table:table-cell table:formula="of:=IF(COUNTIF([.B$2:.B60]; [.B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0]=&quot;nie&quot;; COUNTIF([.$B$2:.$B$1001]; [.B60])-1; &quot;&quot;)">
            <text:p/>
          </table:table-cell>
        </table:table-row>
        <table:table-row table:style-name="ro1" table:visibility="filter">
          <table:table-cell table:formula="of:=IF(COUNTIF([.B$2:.B61]; [.B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61]=&quot;nie&quot;; COUNTIF([.$B$2:.$B$1001]; [.B61])-1; &quot;&quot;)">
            <text:p/>
          </table:table-cell>
        </table:table-row>
        <table:table-row table:style-name="ro1" table:visibility="filter">
          <table:table-cell table:formula="of:=IF(COUNTIF([.B$2:.B62]; [.B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62]=&quot;nie&quot;; COUNTIF([.$B$2:.$B$1001]; [.B62])-1; &quot;&quot;)">
            <text:p/>
          </table:table-cell>
        </table:table-row>
        <table:table-row table:style-name="ro1" table:visibility="filter">
          <table:table-cell table:formula="of:=IF(COUNTIF([.B$2:.B63]; [.B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63]=&quot;nie&quot;; COUNTIF([.$B$2:.$B$1001]; [.B63])-1; &quot;&quot;)">
            <text:p/>
          </table:table-cell>
        </table:table-row>
        <table:table-row table:style-name="ro1" table:visibility="filter">
          <table:table-cell table:formula="of:=IF(COUNTIF([.B$2:.B64]; [.B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64]=&quot;nie&quot;; COUNTIF([.$B$2:.$B$1001]; [.B64])-1; &quot;&quot;)">
            <text:p/>
          </table:table-cell>
        </table:table-row>
        <table:table-row table:style-name="ro1" table:visibility="filter">
          <table:table-cell table:formula="of:=IF(COUNTIF([.B$2:.B65]; [.B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65]=&quot;nie&quot;; COUNTIF([.$B$2:.$B$1001]; [.B65])-1; &quot;&quot;)">
            <text:p/>
          </table:table-cell>
        </table:table-row>
        <table:table-row table:style-name="ro1" table:visibility="filter">
          <table:table-cell table:formula="of:=IF(COUNTIF([.B$2:.B66]; [.B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6]=&quot;nie&quot;; COUNTIF([.$B$2:.$B$1001]; [.B66])-1; &quot;&quot;)">
            <text:p/>
          </table:table-cell>
        </table:table-row>
        <table:table-row table:style-name="ro1" table:visibility="filter">
          <table:table-cell table:formula="of:=IF(COUNTIF([.B$2:.B67]; [.B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7]=&quot;nie&quot;; COUNTIF([.$B$2:.$B$1001]; [.B67])-1; &quot;&quot;)">
            <text:p/>
          </table:table-cell>
        </table:table-row>
        <table:table-row table:style-name="ro1" table:visibility="filter">
          <table:table-cell table:formula="of:=IF(COUNTIF([.B$2:.B68]; [.B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68]=&quot;nie&quot;; COUNTIF([.$B$2:.$B$1001]; [.B68])-1; &quot;&quot;)">
            <text:p/>
          </table:table-cell>
        </table:table-row>
        <table:table-row table:style-name="ro1" table:visibility="filter">
          <table:table-cell table:formula="of:=IF(COUNTIF([.B$2:.B69]; [.B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9]=&quot;nie&quot;; COUNTIF([.$B$2:.$B$1001]; [.B69])-1; &quot;&quot;)">
            <text:p/>
          </table:table-cell>
        </table:table-row>
        <table:table-row table:style-name="ro1" table:visibility="filter">
          <table:table-cell table:formula="of:=IF(COUNTIF([.B$2:.B70]; [.B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70]=&quot;nie&quot;; COUNTIF([.$B$2:.$B$1001]; [.B70])-1; &quot;&quot;)">
            <text:p/>
          </table:table-cell>
        </table:table-row>
        <table:table-row table:style-name="ro1" table:visibility="filter">
          <table:table-cell table:formula="of:=IF(COUNTIF([.B$2:.B71]; [.B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71]=&quot;nie&quot;; COUNTIF([.$B$2:.$B$1001]; [.B71])-1; &quot;&quot;)">
            <text:p/>
          </table:table-cell>
        </table:table-row>
        <table:table-row table:style-name="ro1" table:visibility="filter">
          <table:table-cell table:formula="of:=IF(COUNTIF([.B$2:.B72]; [.B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2]=&quot;nie&quot;; COUNTIF([.$B$2:.$B$1001]; [.B72])-1; &quot;&quot;)">
            <text:p/>
          </table:table-cell>
        </table:table-row>
        <table:table-row table:style-name="ro1" table:visibility="filter">
          <table:table-cell table:formula="of:=IF(COUNTIF([.B$2:.B73]; [.B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73]=&quot;nie&quot;; COUNTIF([.$B$2:.$B$1001]; [.B73])-1; &quot;&quot;)">
            <text:p/>
          </table:table-cell>
        </table:table-row>
        <table:table-row table:style-name="ro1" table:visibility="filter">
          <table:table-cell table:formula="of:=IF(COUNTIF([.B$2:.B74]; [.B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74]=&quot;nie&quot;; COUNTIF([.$B$2:.$B$1001]; [.B74])-1; &quot;&quot;)">
            <text:p/>
          </table:table-cell>
        </table:table-row>
        <table:table-row table:style-name="ro1" table:visibility="filter">
          <table:table-cell table:formula="of:=IF(COUNTIF([.B$2:.B75]; [.B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75]=&quot;nie&quot;; COUNTIF([.$B$2:.$B$1001]; [.B75])-1; &quot;&quot;)">
            <text:p/>
          </table:table-cell>
        </table:table-row>
        <table:table-row table:style-name="ro1" table:visibility="filter">
          <table:table-cell table:formula="of:=IF(COUNTIF([.B$2:.B76]; [.B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76]=&quot;nie&quot;; COUNTIF([.$B$2:.$B$1001]; [.B76])-1; &quot;&quot;)">
            <text:p/>
          </table:table-cell>
        </table:table-row>
        <table:table-row table:style-name="ro1" table:visibility="filter">
          <table:table-cell table:formula="of:=IF(COUNTIF([.B$2:.B77]; [.B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77]=&quot;nie&quot;; COUNTIF([.$B$2:.$B$1001]; [.B77])-1; &quot;&quot;)">
            <text:p/>
          </table:table-cell>
        </table:table-row>
        <table:table-row table:style-name="ro1" table:visibility="filter">
          <table:table-cell table:formula="of:=IF(COUNTIF([.B$2:.B78]; [.B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78]=&quot;nie&quot;; COUNTIF([.$B$2:.$B$1001]; [.B78])-1; &quot;&quot;)">
            <text:p/>
          </table:table-cell>
        </table:table-row>
        <table:table-row table:style-name="ro1" table:visibility="filter">
          <table:table-cell table:formula="of:=IF(COUNTIF([.B$2:.B79]; [.B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79]=&quot;nie&quot;; COUNTIF([.$B$2:.$B$1001]; [.B79])-1; &quot;&quot;)">
            <text:p/>
          </table:table-cell>
        </table:table-row>
        <table:table-row table:style-name="ro1" table:visibility="filter">
          <table:table-cell table:formula="of:=IF(COUNTIF([.B$2:.B80]; [.B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0]=&quot;nie&quot;; COUNTIF([.$B$2:.$B$1001]; [.B80])-1; &quot;&quot;)">
            <text:p/>
          </table:table-cell>
        </table:table-row>
        <table:table-row table:style-name="ro1" table:visibility="filter">
          <table:table-cell table:formula="of:=IF(COUNTIF([.B$2:.B81]; [.B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1]=&quot;nie&quot;; COUNTIF([.$B$2:.$B$1001]; [.B81])-1; &quot;&quot;)">
            <text:p/>
          </table:table-cell>
        </table:table-row>
        <table:table-row table:style-name="ro1" table:visibility="filter">
          <table:table-cell table:formula="of:=IF(COUNTIF([.B$2:.B82]; [.B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2]=&quot;nie&quot;; COUNTIF([.$B$2:.$B$1001]; [.B82])-1; &quot;&quot;)">
            <text:p/>
          </table:table-cell>
        </table:table-row>
        <table:table-row table:style-name="ro1" table:visibility="filter">
          <table:table-cell table:formula="of:=IF(COUNTIF([.B$2:.B83]; [.B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83]=&quot;nie&quot;; COUNTIF([.$B$2:.$B$1001]; [.B83])-1; &quot;&quot;)">
            <text:p/>
          </table:table-cell>
        </table:table-row>
        <table:table-row table:style-name="ro1" table:visibility="filter">
          <table:table-cell table:formula="of:=IF(COUNTIF([.B$2:.B84]; [.B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84]=&quot;nie&quot;; COUNTIF([.$B$2:.$B$1001]; [.B84])-1; &quot;&quot;)">
            <text:p/>
          </table:table-cell>
        </table:table-row>
        <table:table-row table:style-name="ro1" table:visibility="filter">
          <table:table-cell table:formula="of:=IF(COUNTIF([.B$2:.B85]; [.B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5]=&quot;nie&quot;; COUNTIF([.$B$2:.$B$1001]; [.B85])-1; &quot;&quot;)">
            <text:p/>
          </table:table-cell>
        </table:table-row>
        <table:table-row table:style-name="ro1" table:visibility="filter">
          <table:table-cell table:formula="of:=IF(COUNTIF([.B$2:.B86]; [.B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86]=&quot;nie&quot;; COUNTIF([.$B$2:.$B$1001]; [.B86])-1; &quot;&quot;)">
            <text:p/>
          </table:table-cell>
        </table:table-row>
        <table:table-row table:style-name="ro1" table:visibility="filter">
          <table:table-cell table:formula="of:=IF(COUNTIF([.B$2:.B87]; [.B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7]=&quot;nie&quot;; COUNTIF([.$B$2:.$B$1001]; [.B87])-1; &quot;&quot;)">
            <text:p/>
          </table:table-cell>
        </table:table-row>
        <table:table-row table:style-name="ro1" table:visibility="filter">
          <table:table-cell table:formula="of:=IF(COUNTIF([.B$2:.B88]; [.B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88]=&quot;nie&quot;; COUNTIF([.$B$2:.$B$1001]; [.B88])-1; &quot;&quot;)">
            <text:p/>
          </table:table-cell>
        </table:table-row>
        <table:table-row table:style-name="ro1" table:visibility="filter">
          <table:table-cell table:formula="of:=IF(COUNTIF([.B$2:.B89]; [.B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89]=&quot;nie&quot;; COUNTIF([.$B$2:.$B$1001]; [.B89])-1; &quot;&quot;)">
            <text:p/>
          </table:table-cell>
        </table:table-row>
        <table:table-row table:style-name="ro1" table:visibility="filter">
          <table:table-cell table:formula="of:=IF(COUNTIF([.B$2:.B90]; [.B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0]=&quot;nie&quot;; COUNTIF([.$B$2:.$B$1001]; [.B90])-1; &quot;&quot;)">
            <text:p/>
          </table:table-cell>
        </table:table-row>
        <table:table-row table:style-name="ro1" table:visibility="filter">
          <table:table-cell table:formula="of:=IF(COUNTIF([.B$2:.B91]; [.B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91]=&quot;nie&quot;; COUNTIF([.$B$2:.$B$1001]; [.B91])-1; &quot;&quot;)">
            <text:p/>
          </table:table-cell>
        </table:table-row>
        <table:table-row table:style-name="ro1" table:visibility="filter">
          <table:table-cell table:formula="of:=IF(COUNTIF([.B$2:.B92]; [.B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92]=&quot;nie&quot;; COUNTIF([.$B$2:.$B$1001]; [.B92])-1; &quot;&quot;)">
            <text:p/>
          </table:table-cell>
        </table:table-row>
        <table:table-row table:style-name="ro1" table:visibility="filter">
          <table:table-cell table:formula="of:=IF(COUNTIF([.B$2:.B93]; [.B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93]=&quot;nie&quot;; COUNTIF([.$B$2:.$B$1001]; [.B93])-1; &quot;&quot;)">
            <text:p/>
          </table:table-cell>
        </table:table-row>
        <table:table-row table:style-name="ro1" table:visibility="filter">
          <table:table-cell table:formula="of:=IF(COUNTIF([.B$2:.B94]; [.B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94]=&quot;nie&quot;; COUNTIF([.$B$2:.$B$1001]; [.B94])-1; &quot;&quot;)">
            <text:p/>
          </table:table-cell>
        </table:table-row>
        <table:table-row table:style-name="ro1" table:visibility="filter">
          <table:table-cell table:formula="of:=IF(COUNTIF([.B$2:.B95]; [.B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95]=&quot;nie&quot;; COUNTIF([.$B$2:.$B$1001]; [.B95])-1; &quot;&quot;)">
            <text:p/>
          </table:table-cell>
        </table:table-row>
        <table:table-row table:style-name="ro1" table:visibility="filter">
          <table:table-cell table:formula="of:=IF(COUNTIF([.B$2:.B96]; [.B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6]=&quot;nie&quot;; COUNTIF([.$B$2:.$B$1001]; [.B96])-1; &quot;&quot;)">
            <text:p/>
          </table:table-cell>
        </table:table-row>
        <table:table-row table:style-name="ro1" table:visibility="filter">
          <table:table-cell table:formula="of:=IF(COUNTIF([.B$2:.B97]; [.B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97]=&quot;nie&quot;; COUNTIF([.$B$2:.$B$1001]; [.B97])-1; &quot;&quot;)">
            <text:p/>
          </table:table-cell>
        </table:table-row>
        <table:table-row table:style-name="ro1" table:visibility="filter">
          <table:table-cell table:formula="of:=IF(COUNTIF([.B$2:.B98]; [.B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98]=&quot;nie&quot;; COUNTIF([.$B$2:.$B$1001]; [.B98])-1; &quot;&quot;)">
            <text:p/>
          </table:table-cell>
        </table:table-row>
        <table:table-row table:style-name="ro1" table:visibility="filter">
          <table:table-cell table:formula="of:=IF(COUNTIF([.B$2:.B99]; [.B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99]=&quot;nie&quot;; COUNTIF([.$B$2:.$B$1001]; [.B99])-1; &quot;&quot;)">
            <text:p/>
          </table:table-cell>
        </table:table-row>
        <table:table-row table:style-name="ro1" table:visibility="filter">
          <table:table-cell table:formula="of:=IF(COUNTIF([.B$2:.B100]; [.B1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00]=&quot;nie&quot;; COUNTIF([.$B$2:.$B$1001]; [.B100])-1; &quot;&quot;)">
            <text:p/>
          </table:table-cell>
        </table:table-row>
        <table:table-row table:style-name="ro1" table:visibility="filter">
          <table:table-cell table:formula="of:=IF(COUNTIF([.B$2:.B101]; [.B1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01]=&quot;nie&quot;; COUNTIF([.$B$2:.$B$1001]; [.B101])-1; &quot;&quot;)">
            <text:p/>
          </table:table-cell>
        </table:table-row>
        <table:table-row table:style-name="ro1" table:visibility="filter">
          <table:table-cell table:formula="of:=IF(COUNTIF([.B$2:.B102]; [.B1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02]=&quot;nie&quot;; COUNTIF([.$B$2:.$B$1001]; [.B102])-1; &quot;&quot;)">
            <text:p/>
          </table:table-cell>
        </table:table-row>
        <table:table-row table:style-name="ro1" table:visibility="filter">
          <table:table-cell table:formula="of:=IF(COUNTIF([.B$2:.B103]; [.B1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103]=&quot;nie&quot;; COUNTIF([.$B$2:.$B$1001]; [.B103])-1; &quot;&quot;)">
            <text:p/>
          </table:table-cell>
        </table:table-row>
        <table:table-row table:style-name="ro1" table:visibility="filter">
          <table:table-cell table:formula="of:=IF(COUNTIF([.B$2:.B104]; [.B1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104]=&quot;nie&quot;; COUNTIF([.$B$2:.$B$1001]; [.B104])-1; &quot;&quot;)">
            <text:p/>
          </table:table-cell>
        </table:table-row>
        <table:table-row table:style-name="ro1" table:visibility="filter">
          <table:table-cell table:formula="of:=IF(COUNTIF([.B$2:.B105]; [.B1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105]=&quot;nie&quot;; COUNTIF([.$B$2:.$B$1001]; [.B105])-1; &quot;&quot;)">
            <text:p/>
          </table:table-cell>
        </table:table-row>
        <table:table-row table:style-name="ro1" table:visibility="filter">
          <table:table-cell table:formula="of:=IF(COUNTIF([.B$2:.B106]; [.B1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106]=&quot;nie&quot;; COUNTIF([.$B$2:.$B$1001]; [.B106])-1; &quot;&quot;)">
            <text:p/>
          </table:table-cell>
        </table:table-row>
        <table:table-row table:style-name="ro1" table:visibility="filter">
          <table:table-cell table:formula="of:=IF(COUNTIF([.B$2:.B107]; [.B1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07]=&quot;nie&quot;; COUNTIF([.$B$2:.$B$1001]; [.B107])-1; &quot;&quot;)">
            <text:p/>
          </table:table-cell>
        </table:table-row>
        <table:table-row table:style-name="ro1" table:visibility="filter">
          <table:table-cell table:formula="of:=IF(COUNTIF([.B$2:.B108]; [.B1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08]=&quot;nie&quot;; COUNTIF([.$B$2:.$B$1001]; [.B108])-1; &quot;&quot;)">
            <text:p/>
          </table:table-cell>
        </table:table-row>
        <table:table-row table:style-name="ro1" table:visibility="filter">
          <table:table-cell table:formula="of:=IF(COUNTIF([.B$2:.B109]; [.B1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109]=&quot;nie&quot;; COUNTIF([.$B$2:.$B$1001]; [.B109])-1; &quot;&quot;)">
            <text:p/>
          </table:table-cell>
        </table:table-row>
        <table:table-row table:style-name="ro1" table:visibility="filter">
          <table:table-cell table:formula="of:=IF(COUNTIF([.B$2:.B110]; [.B1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10]=&quot;nie&quot;; COUNTIF([.$B$2:.$B$1001]; [.B110])-1; &quot;&quot;)">
            <text:p/>
          </table:table-cell>
        </table:table-row>
        <table:table-row table:style-name="ro1" table:visibility="filter">
          <table:table-cell table:formula="of:=IF(COUNTIF([.B$2:.B111]; [.B1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111]=&quot;nie&quot;; COUNTIF([.$B$2:.$B$1001]; [.B111])-1; &quot;&quot;)">
            <text:p/>
          </table:table-cell>
        </table:table-row>
        <table:table-row table:style-name="ro1" table:visibility="filter">
          <table:table-cell table:formula="of:=IF(COUNTIF([.B$2:.B112]; [.B1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12]=&quot;nie&quot;; COUNTIF([.$B$2:.$B$1001]; [.B112])-1; &quot;&quot;)">
            <text:p/>
          </table:table-cell>
        </table:table-row>
        <table:table-row table:style-name="ro1" table:visibility="filter">
          <table:table-cell table:formula="of:=IF(COUNTIF([.B$2:.B113]; [.B1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113]=&quot;nie&quot;; COUNTIF([.$B$2:.$B$1001]; [.B113])-1; &quot;&quot;)">
            <text:p/>
          </table:table-cell>
        </table:table-row>
        <table:table-row table:style-name="ro1" table:visibility="filter">
          <table:table-cell table:formula="of:=IF(COUNTIF([.B$2:.B114]; [.B1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114]=&quot;nie&quot;; COUNTIF([.$B$2:.$B$1001]; [.B114])-1; &quot;&quot;)">
            <text:p/>
          </table:table-cell>
        </table:table-row>
        <table:table-row table:style-name="ro1" table:visibility="filter">
          <table:table-cell table:formula="of:=IF(COUNTIF([.B$2:.B115]; [.B1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15]=&quot;nie&quot;; COUNTIF([.$B$2:.$B$1001]; [.B115])-1; &quot;&quot;)">
            <text:p/>
          </table:table-cell>
        </table:table-row>
        <table:table-row table:style-name="ro1" table:visibility="filter">
          <table:table-cell table:formula="of:=IF(COUNTIF([.B$2:.B116]; [.B1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16]=&quot;nie&quot;; COUNTIF([.$B$2:.$B$1001]; [.B116])-1; &quot;&quot;)">
            <text:p/>
          </table:table-cell>
        </table:table-row>
        <table:table-row table:style-name="ro1" table:visibility="filter">
          <table:table-cell table:formula="of:=IF(COUNTIF([.B$2:.B117]; [.B1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117]=&quot;nie&quot;; COUNTIF([.$B$2:.$B$1001]; [.B117])-1; &quot;&quot;)">
            <text:p/>
          </table:table-cell>
        </table:table-row>
        <table:table-row table:style-name="ro1" table:visibility="filter">
          <table:table-cell table:formula="of:=IF(COUNTIF([.B$2:.B118]; [.B1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118]=&quot;nie&quot;; COUNTIF([.$B$2:.$B$1001]; [.B118])-1; &quot;&quot;)">
            <text:p/>
          </table:table-cell>
        </table:table-row>
        <table:table-row table:style-name="ro1" table:visibility="filter">
          <table:table-cell table:formula="of:=IF(COUNTIF([.B$2:.B119]; [.B1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119]=&quot;nie&quot;; COUNTIF([.$B$2:.$B$1001]; [.B119])-1; &quot;&quot;)">
            <text:p/>
          </table:table-cell>
        </table:table-row>
        <table:table-row table:style-name="ro1" table:visibility="filter">
          <table:table-cell table:formula="of:=IF(COUNTIF([.B$2:.B120]; [.B1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120]=&quot;nie&quot;; COUNTIF([.$B$2:.$B$1001]; [.B120])-1; &quot;&quot;)">
            <text:p/>
          </table:table-cell>
        </table:table-row>
        <table:table-row table:style-name="ro1" table:visibility="filter">
          <table:table-cell table:formula="of:=IF(COUNTIF([.B$2:.B121]; [.B1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121]=&quot;nie&quot;; COUNTIF([.$B$2:.$B$1001]; [.B121])-1; &quot;&quot;)">
            <text:p/>
          </table:table-cell>
        </table:table-row>
        <table:table-row table:style-name="ro1" table:visibility="filter">
          <table:table-cell table:formula="of:=IF(COUNTIF([.B$2:.B122]; [.B1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22]=&quot;nie&quot;; COUNTIF([.$B$2:.$B$1001]; [.B122])-1; &quot;&quot;)">
            <text:p/>
          </table:table-cell>
        </table:table-row>
        <table:table-row table:style-name="ro1" table:visibility="filter">
          <table:table-cell table:formula="of:=IF(COUNTIF([.B$2:.B123]; [.B1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123]=&quot;nie&quot;; COUNTIF([.$B$2:.$B$1001]; [.B123])-1; &quot;&quot;)">
            <text:p/>
          </table:table-cell>
        </table:table-row>
        <table:table-row table:style-name="ro1" table:visibility="filter">
          <table:table-cell table:formula="of:=IF(COUNTIF([.B$2:.B124]; [.B1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24]=&quot;nie&quot;; COUNTIF([.$B$2:.$B$1001]; [.B124])-1; &quot;&quot;)">
            <text:p/>
          </table:table-cell>
        </table:table-row>
        <table:table-row table:style-name="ro1" table:visibility="filter">
          <table:table-cell table:formula="of:=IF(COUNTIF([.B$2:.B125]; [.B1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125]=&quot;nie&quot;; COUNTIF([.$B$2:.$B$1001]; [.B125])-1; &quot;&quot;)">
            <text:p/>
          </table:table-cell>
        </table:table-row>
        <table:table-row table:style-name="ro1" table:visibility="filter">
          <table:table-cell table:formula="of:=IF(COUNTIF([.B$2:.B126]; [.B1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126]=&quot;nie&quot;; COUNTIF([.$B$2:.$B$1001]; [.B126])-1; &quot;&quot;)">
            <text:p/>
          </table:table-cell>
        </table:table-row>
        <table:table-row table:style-name="ro1" table:visibility="filter">
          <table:table-cell table:formula="of:=IF(COUNTIF([.B$2:.B127]; [.B1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127]=&quot;nie&quot;; COUNTIF([.$B$2:.$B$1001]; [.B127])-1; &quot;&quot;)">
            <text:p/>
          </table:table-cell>
        </table:table-row>
        <table:table-row table:style-name="ro1" table:visibility="filter">
          <table:table-cell table:formula="of:=IF(COUNTIF([.B$2:.B128]; [.B1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128]=&quot;nie&quot;; COUNTIF([.$B$2:.$B$1001]; [.B128])-1; &quot;&quot;)">
            <text:p/>
          </table:table-cell>
        </table:table-row>
        <table:table-row table:style-name="ro1" table:visibility="filter">
          <table:table-cell table:formula="of:=IF(COUNTIF([.B$2:.B129]; [.B1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129]=&quot;nie&quot;; COUNTIF([.$B$2:.$B$1001]; [.B129])-1; &quot;&quot;)">
            <text:p/>
          </table:table-cell>
        </table:table-row>
        <table:table-row table:style-name="ro1" table:visibility="filter">
          <table:table-cell table:formula="of:=IF(COUNTIF([.B$2:.B130]; [.B1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30]=&quot;nie&quot;; COUNTIF([.$B$2:.$B$1001]; [.B130])-1; &quot;&quot;)">
            <text:p/>
          </table:table-cell>
        </table:table-row>
        <table:table-row table:style-name="ro1" table:visibility="filter">
          <table:table-cell table:formula="of:=IF(COUNTIF([.B$2:.B131]; [.B1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31]=&quot;nie&quot;; COUNTIF([.$B$2:.$B$1001]; [.B131])-1; &quot;&quot;)">
            <text:p/>
          </table:table-cell>
        </table:table-row>
        <table:table-row table:style-name="ro1" table:visibility="filter">
          <table:table-cell table:formula="of:=IF(COUNTIF([.B$2:.B132]; [.B1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132]=&quot;nie&quot;; COUNTIF([.$B$2:.$B$1001]; [.B132])-1; &quot;&quot;)">
            <text:p/>
          </table:table-cell>
        </table:table-row>
        <table:table-row table:style-name="ro1" table:visibility="filter">
          <table:table-cell table:formula="of:=IF(COUNTIF([.B$2:.B133]; [.B1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133]=&quot;nie&quot;; COUNTIF([.$B$2:.$B$1001]; [.B133])-1; &quot;&quot;)">
            <text:p/>
          </table:table-cell>
        </table:table-row>
        <table:table-row table:style-name="ro1" table:visibility="filter">
          <table:table-cell table:formula="of:=IF(COUNTIF([.B$2:.B134]; [.B1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134]=&quot;nie&quot;; COUNTIF([.$B$2:.$B$1001]; [.B134])-1; &quot;&quot;)">
            <text:p/>
          </table:table-cell>
        </table:table-row>
        <table:table-row table:style-name="ro1" table:visibility="filter">
          <table:table-cell table:formula="of:=IF(COUNTIF([.B$2:.B135]; [.B1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135]=&quot;nie&quot;; COUNTIF([.$B$2:.$B$1001]; [.B135])-1; &quot;&quot;)">
            <text:p/>
          </table:table-cell>
        </table:table-row>
        <table:table-row table:style-name="ro1" table:visibility="filter">
          <table:table-cell table:formula="of:=IF(COUNTIF([.B$2:.B136]; [.B1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36]=&quot;nie&quot;; COUNTIF([.$B$2:.$B$1001]; [.B136])-1; &quot;&quot;)">
            <text:p/>
          </table:table-cell>
        </table:table-row>
        <table:table-row table:style-name="ro1" table:visibility="filter">
          <table:table-cell table:formula="of:=IF(COUNTIF([.B$2:.B137]; [.B1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37]=&quot;nie&quot;; COUNTIF([.$B$2:.$B$1001]; [.B137])-1; &quot;&quot;)">
            <text:p/>
          </table:table-cell>
        </table:table-row>
        <table:table-row table:style-name="ro1" table:visibility="filter">
          <table:table-cell table:formula="of:=IF(COUNTIF([.B$2:.B138]; [.B1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38]=&quot;nie&quot;; COUNTIF([.$B$2:.$B$1001]; [.B138])-1; &quot;&quot;)">
            <text:p/>
          </table:table-cell>
        </table:table-row>
        <table:table-row table:style-name="ro1" table:visibility="filter">
          <table:table-cell table:formula="of:=IF(COUNTIF([.B$2:.B139]; [.B1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39]=&quot;nie&quot;; COUNTIF([.$B$2:.$B$1001]; [.B139])-1; &quot;&quot;)">
            <text:p/>
          </table:table-cell>
        </table:table-row>
        <table:table-row table:style-name="ro1">
          <table:table-cell table:formula="of:=IF(COUNTIF([.B$2:.B140]; [.B140])&gt;1; &quot;tak&quot;; &quot;nie&quot;)" office:value-type="string" office:string-value="nie" calcext:value-type="string">
            <text:p>nie</text:p>
          </table:table-cell>
          <table:table-cell office:value-type="string" calcext:value-type="string">
            <text:p>BCC</text:p>
          </table:table-cell>
          <table:table-cell table:formula="of:=IF([.A140]=&quot;nie&quot;; COUNTIF([.$B$2:.$B$1001]; [.B140])-1; &quot;&quot;)" office:value-type="float" office:value="31" calcext:value-type="float">
            <text:p>31</text:p>
          </table:table-cell>
        </table:table-row>
        <table:table-row table:style-name="ro1" table:visibility="filter">
          <table:table-cell table:formula="of:=IF(COUNTIF([.B$2:.B141]; [.B1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41]=&quot;nie&quot;; COUNTIF([.$B$2:.$B$1001]; [.B141])-1; &quot;&quot;)">
            <text:p/>
          </table:table-cell>
        </table:table-row>
        <table:table-row table:style-name="ro1" table:visibility="filter">
          <table:table-cell table:formula="of:=IF(COUNTIF([.B$2:.B142]; [.B1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42]=&quot;nie&quot;; COUNTIF([.$B$2:.$B$1001]; [.B142])-1; &quot;&quot;)">
            <text:p/>
          </table:table-cell>
        </table:table-row>
        <table:table-row table:style-name="ro1" table:visibility="filter">
          <table:table-cell table:formula="of:=IF(COUNTIF([.B$2:.B143]; [.B1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143]=&quot;nie&quot;; COUNTIF([.$B$2:.$B$1001]; [.B143])-1; &quot;&quot;)">
            <text:p/>
          </table:table-cell>
        </table:table-row>
        <table:table-row table:style-name="ro1" table:visibility="filter">
          <table:table-cell table:formula="of:=IF(COUNTIF([.B$2:.B144]; [.B1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44]=&quot;nie&quot;; COUNTIF([.$B$2:.$B$1001]; [.B144])-1; &quot;&quot;)">
            <text:p/>
          </table:table-cell>
        </table:table-row>
        <table:table-row table:style-name="ro1" table:visibility="filter">
          <table:table-cell table:formula="of:=IF(COUNTIF([.B$2:.B145]; [.B1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145]=&quot;nie&quot;; COUNTIF([.$B$2:.$B$1001]; [.B145])-1; &quot;&quot;)">
            <text:p/>
          </table:table-cell>
        </table:table-row>
        <table:table-row table:style-name="ro1" table:visibility="filter">
          <table:table-cell table:formula="of:=IF(COUNTIF([.B$2:.B146]; [.B1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146]=&quot;nie&quot;; COUNTIF([.$B$2:.$B$1001]; [.B146])-1; &quot;&quot;)">
            <text:p/>
          </table:table-cell>
        </table:table-row>
        <table:table-row table:style-name="ro1" table:visibility="filter">
          <table:table-cell table:formula="of:=IF(COUNTIF([.B$2:.B147]; [.B1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147]=&quot;nie&quot;; COUNTIF([.$B$2:.$B$1001]; [.B147])-1; &quot;&quot;)">
            <text:p/>
          </table:table-cell>
        </table:table-row>
        <table:table-row table:style-name="ro1" table:visibility="filter">
          <table:table-cell table:formula="of:=IF(COUNTIF([.B$2:.B148]; [.B1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148]=&quot;nie&quot;; COUNTIF([.$B$2:.$B$1001]; [.B148])-1; &quot;&quot;)">
            <text:p/>
          </table:table-cell>
        </table:table-row>
        <table:table-row table:style-name="ro1" table:visibility="filter">
          <table:table-cell table:formula="of:=IF(COUNTIF([.B$2:.B149]; [.B1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149]=&quot;nie&quot;; COUNTIF([.$B$2:.$B$1001]; [.B149])-1; &quot;&quot;)">
            <text:p/>
          </table:table-cell>
        </table:table-row>
        <table:table-row table:style-name="ro1" table:visibility="filter">
          <table:table-cell table:formula="of:=IF(COUNTIF([.B$2:.B150]; [.B1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50]=&quot;nie&quot;; COUNTIF([.$B$2:.$B$1001]; [.B150])-1; &quot;&quot;)">
            <text:p/>
          </table:table-cell>
        </table:table-row>
        <table:table-row table:style-name="ro1" table:visibility="filter">
          <table:table-cell table:formula="of:=IF(COUNTIF([.B$2:.B151]; [.B1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51]=&quot;nie&quot;; COUNTIF([.$B$2:.$B$1001]; [.B151])-1; &quot;&quot;)">
            <text:p/>
          </table:table-cell>
        </table:table-row>
        <table:table-row table:style-name="ro1" table:visibility="filter">
          <table:table-cell table:formula="of:=IF(COUNTIF([.B$2:.B152]; [.B1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152]=&quot;nie&quot;; COUNTIF([.$B$2:.$B$1001]; [.B152])-1; &quot;&quot;)">
            <text:p/>
          </table:table-cell>
        </table:table-row>
        <table:table-row table:style-name="ro1" table:visibility="filter">
          <table:table-cell table:formula="of:=IF(COUNTIF([.B$2:.B153]; [.B1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153]=&quot;nie&quot;; COUNTIF([.$B$2:.$B$1001]; [.B153])-1; &quot;&quot;)">
            <text:p/>
          </table:table-cell>
        </table:table-row>
        <table:table-row table:style-name="ro1" table:visibility="filter">
          <table:table-cell table:formula="of:=IF(COUNTIF([.B$2:.B154]; [.B1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154]=&quot;nie&quot;; COUNTIF([.$B$2:.$B$1001]; [.B154])-1; &quot;&quot;)">
            <text:p/>
          </table:table-cell>
        </table:table-row>
        <table:table-row table:style-name="ro1" table:visibility="filter">
          <table:table-cell table:formula="of:=IF(COUNTIF([.B$2:.B155]; [.B1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55]=&quot;nie&quot;; COUNTIF([.$B$2:.$B$1001]; [.B155])-1; &quot;&quot;)">
            <text:p/>
          </table:table-cell>
        </table:table-row>
        <table:table-row table:style-name="ro1" table:visibility="filter">
          <table:table-cell table:formula="of:=IF(COUNTIF([.B$2:.B156]; [.B1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156]=&quot;nie&quot;; COUNTIF([.$B$2:.$B$1001]; [.B156])-1; &quot;&quot;)">
            <text:p/>
          </table:table-cell>
        </table:table-row>
        <table:table-row table:style-name="ro1" table:visibility="filter">
          <table:table-cell table:formula="of:=IF(COUNTIF([.B$2:.B157]; [.B1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157]=&quot;nie&quot;; COUNTIF([.$B$2:.$B$1001]; [.B157])-1; &quot;&quot;)">
            <text:p/>
          </table:table-cell>
        </table:table-row>
        <table:table-row table:style-name="ro1" table:visibility="filter">
          <table:table-cell table:formula="of:=IF(COUNTIF([.B$2:.B158]; [.B1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58]=&quot;nie&quot;; COUNTIF([.$B$2:.$B$1001]; [.B158])-1; &quot;&quot;)">
            <text:p/>
          </table:table-cell>
        </table:table-row>
        <table:table-row table:style-name="ro1" table:visibility="filter">
          <table:table-cell table:formula="of:=IF(COUNTIF([.B$2:.B159]; [.B1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59]=&quot;nie&quot;; COUNTIF([.$B$2:.$B$1001]; [.B159])-1; &quot;&quot;)">
            <text:p/>
          </table:table-cell>
        </table:table-row>
        <table:table-row table:style-name="ro1" table:visibility="filter">
          <table:table-cell table:formula="of:=IF(COUNTIF([.B$2:.B160]; [.B1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160]=&quot;nie&quot;; COUNTIF([.$B$2:.$B$1001]; [.B160])-1; &quot;&quot;)">
            <text:p/>
          </table:table-cell>
        </table:table-row>
        <table:table-row table:style-name="ro1" table:visibility="filter">
          <table:table-cell table:formula="of:=IF(COUNTIF([.B$2:.B161]; [.B1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61]=&quot;nie&quot;; COUNTIF([.$B$2:.$B$1001]; [.B161])-1; &quot;&quot;)">
            <text:p/>
          </table:table-cell>
        </table:table-row>
        <table:table-row table:style-name="ro1" table:visibility="filter">
          <table:table-cell table:formula="of:=IF(COUNTIF([.B$2:.B162]; [.B1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162]=&quot;nie&quot;; COUNTIF([.$B$2:.$B$1001]; [.B162])-1; &quot;&quot;)">
            <text:p/>
          </table:table-cell>
        </table:table-row>
        <table:table-row table:style-name="ro1" table:visibility="filter">
          <table:table-cell table:formula="of:=IF(COUNTIF([.B$2:.B163]; [.B1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163]=&quot;nie&quot;; COUNTIF([.$B$2:.$B$1001]; [.B163])-1; &quot;&quot;)">
            <text:p/>
          </table:table-cell>
        </table:table-row>
        <table:table-row table:style-name="ro1" table:visibility="filter">
          <table:table-cell table:formula="of:=IF(COUNTIF([.B$2:.B164]; [.B1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164]=&quot;nie&quot;; COUNTIF([.$B$2:.$B$1001]; [.B164])-1; &quot;&quot;)">
            <text:p/>
          </table:table-cell>
        </table:table-row>
        <table:table-row table:style-name="ro1" table:visibility="filter">
          <table:table-cell table:formula="of:=IF(COUNTIF([.B$2:.B165]; [.B1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165]=&quot;nie&quot;; COUNTIF([.$B$2:.$B$1001]; [.B165])-1; &quot;&quot;)">
            <text:p/>
          </table:table-cell>
        </table:table-row>
        <table:table-row table:style-name="ro1" table:visibility="filter">
          <table:table-cell table:formula="of:=IF(COUNTIF([.B$2:.B166]; [.B1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166]=&quot;nie&quot;; COUNTIF([.$B$2:.$B$1001]; [.B166])-1; &quot;&quot;)">
            <text:p/>
          </table:table-cell>
        </table:table-row>
        <table:table-row table:style-name="ro1" table:visibility="filter">
          <table:table-cell table:formula="of:=IF(COUNTIF([.B$2:.B167]; [.B1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167]=&quot;nie&quot;; COUNTIF([.$B$2:.$B$1001]; [.B167])-1; &quot;&quot;)">
            <text:p/>
          </table:table-cell>
        </table:table-row>
        <table:table-row table:style-name="ro1" table:visibility="filter">
          <table:table-cell table:formula="of:=IF(COUNTIF([.B$2:.B168]; [.B1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168]=&quot;nie&quot;; COUNTIF([.$B$2:.$B$1001]; [.B168])-1; &quot;&quot;)">
            <text:p/>
          </table:table-cell>
        </table:table-row>
        <table:table-row table:style-name="ro1" table:visibility="filter">
          <table:table-cell table:formula="of:=IF(COUNTIF([.B$2:.B169]; [.B1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169]=&quot;nie&quot;; COUNTIF([.$B$2:.$B$1001]; [.B169])-1; &quot;&quot;)">
            <text:p/>
          </table:table-cell>
        </table:table-row>
        <table:table-row table:style-name="ro1" table:visibility="filter">
          <table:table-cell table:formula="of:=IF(COUNTIF([.B$2:.B170]; [.B1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170]=&quot;nie&quot;; COUNTIF([.$B$2:.$B$1001]; [.B170])-1; &quot;&quot;)">
            <text:p/>
          </table:table-cell>
        </table:table-row>
        <table:table-row table:style-name="ro1" table:visibility="filter">
          <table:table-cell table:formula="of:=IF(COUNTIF([.B$2:.B171]; [.B1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171]=&quot;nie&quot;; COUNTIF([.$B$2:.$B$1001]; [.B171])-1; &quot;&quot;)">
            <text:p/>
          </table:table-cell>
        </table:table-row>
        <table:table-row table:style-name="ro1" table:visibility="filter">
          <table:table-cell table:formula="of:=IF(COUNTIF([.B$2:.B172]; [.B1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72]=&quot;nie&quot;; COUNTIF([.$B$2:.$B$1001]; [.B172])-1; &quot;&quot;)">
            <text:p/>
          </table:table-cell>
        </table:table-row>
        <table:table-row table:style-name="ro1" table:visibility="filter">
          <table:table-cell table:formula="of:=IF(COUNTIF([.B$2:.B173]; [.B1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73]=&quot;nie&quot;; COUNTIF([.$B$2:.$B$1001]; [.B173])-1; &quot;&quot;)">
            <text:p/>
          </table:table-cell>
        </table:table-row>
        <table:table-row table:style-name="ro1" table:visibility="filter">
          <table:table-cell table:formula="of:=IF(COUNTIF([.B$2:.B174]; [.B1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174]=&quot;nie&quot;; COUNTIF([.$B$2:.$B$1001]; [.B174])-1; &quot;&quot;)">
            <text:p/>
          </table:table-cell>
        </table:table-row>
        <table:table-row table:style-name="ro1" table:visibility="filter">
          <table:table-cell table:formula="of:=IF(COUNTIF([.B$2:.B175]; [.B1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75]=&quot;nie&quot;; COUNTIF([.$B$2:.$B$1001]; [.B175])-1; &quot;&quot;)">
            <text:p/>
          </table:table-cell>
        </table:table-row>
        <table:table-row table:style-name="ro1" table:visibility="filter">
          <table:table-cell table:formula="of:=IF(COUNTIF([.B$2:.B176]; [.B1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176]=&quot;nie&quot;; COUNTIF([.$B$2:.$B$1001]; [.B176])-1; &quot;&quot;)">
            <text:p/>
          </table:table-cell>
        </table:table-row>
        <table:table-row table:style-name="ro1" table:visibility="filter">
          <table:table-cell table:formula="of:=IF(COUNTIF([.B$2:.B177]; [.B1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177]=&quot;nie&quot;; COUNTIF([.$B$2:.$B$1001]; [.B177])-1; &quot;&quot;)">
            <text:p/>
          </table:table-cell>
        </table:table-row>
        <table:table-row table:style-name="ro1" table:visibility="filter">
          <table:table-cell table:formula="of:=IF(COUNTIF([.B$2:.B178]; [.B1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178]=&quot;nie&quot;; COUNTIF([.$B$2:.$B$1001]; [.B178])-1; &quot;&quot;)">
            <text:p/>
          </table:table-cell>
        </table:table-row>
        <table:table-row table:style-name="ro1" table:visibility="filter">
          <table:table-cell table:formula="of:=IF(COUNTIF([.B$2:.B179]; [.B1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79]=&quot;nie&quot;; COUNTIF([.$B$2:.$B$1001]; [.B179])-1; &quot;&quot;)">
            <text:p/>
          </table:table-cell>
        </table:table-row>
        <table:table-row table:style-name="ro1" table:visibility="filter">
          <table:table-cell table:formula="of:=IF(COUNTIF([.B$2:.B180]; [.B1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180]=&quot;nie&quot;; COUNTIF([.$B$2:.$B$1001]; [.B180])-1; &quot;&quot;)">
            <text:p/>
          </table:table-cell>
        </table:table-row>
        <table:table-row table:style-name="ro1" table:visibility="filter">
          <table:table-cell table:formula="of:=IF(COUNTIF([.B$2:.B181]; [.B1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181]=&quot;nie&quot;; COUNTIF([.$B$2:.$B$1001]; [.B181])-1; &quot;&quot;)">
            <text:p/>
          </table:table-cell>
        </table:table-row>
        <table:table-row table:style-name="ro1" table:visibility="filter">
          <table:table-cell table:formula="of:=IF(COUNTIF([.B$2:.B182]; [.B1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182]=&quot;nie&quot;; COUNTIF([.$B$2:.$B$1001]; [.B182])-1; &quot;&quot;)">
            <text:p/>
          </table:table-cell>
        </table:table-row>
        <table:table-row table:style-name="ro1" table:visibility="filter">
          <table:table-cell table:formula="of:=IF(COUNTIF([.B$2:.B183]; [.B1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183]=&quot;nie&quot;; COUNTIF([.$B$2:.$B$1001]; [.B183])-1; &quot;&quot;)">
            <text:p/>
          </table:table-cell>
        </table:table-row>
        <table:table-row table:style-name="ro1" table:visibility="filter">
          <table:table-cell table:formula="of:=IF(COUNTIF([.B$2:.B184]; [.B1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184]=&quot;nie&quot;; COUNTIF([.$B$2:.$B$1001]; [.B184])-1; &quot;&quot;)">
            <text:p/>
          </table:table-cell>
        </table:table-row>
        <table:table-row table:style-name="ro1" table:visibility="filter">
          <table:table-cell table:formula="of:=IF(COUNTIF([.B$2:.B185]; [.B1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185]=&quot;nie&quot;; COUNTIF([.$B$2:.$B$1001]; [.B185])-1; &quot;&quot;)">
            <text:p/>
          </table:table-cell>
        </table:table-row>
        <table:table-row table:style-name="ro1" table:visibility="filter">
          <table:table-cell table:formula="of:=IF(COUNTIF([.B$2:.B186]; [.B1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186]=&quot;nie&quot;; COUNTIF([.$B$2:.$B$1001]; [.B186])-1; &quot;&quot;)">
            <text:p/>
          </table:table-cell>
        </table:table-row>
        <table:table-row table:style-name="ro1" table:visibility="filter">
          <table:table-cell table:formula="of:=IF(COUNTIF([.B$2:.B187]; [.B1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187]=&quot;nie&quot;; COUNTIF([.$B$2:.$B$1001]; [.B187])-1; &quot;&quot;)">
            <text:p/>
          </table:table-cell>
        </table:table-row>
        <table:table-row table:style-name="ro1" table:visibility="filter">
          <table:table-cell table:formula="of:=IF(COUNTIF([.B$2:.B188]; [.B1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88]=&quot;nie&quot;; COUNTIF([.$B$2:.$B$1001]; [.B188])-1; &quot;&quot;)">
            <text:p/>
          </table:table-cell>
        </table:table-row>
        <table:table-row table:style-name="ro1" table:visibility="filter">
          <table:table-cell table:formula="of:=IF(COUNTIF([.B$2:.B189]; [.B1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189]=&quot;nie&quot;; COUNTIF([.$B$2:.$B$1001]; [.B189])-1; &quot;&quot;)">
            <text:p/>
          </table:table-cell>
        </table:table-row>
        <table:table-row table:style-name="ro1" table:visibility="filter">
          <table:table-cell table:formula="of:=IF(COUNTIF([.B$2:.B190]; [.B1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190]=&quot;nie&quot;; COUNTIF([.$B$2:.$B$1001]; [.B190])-1; &quot;&quot;)">
            <text:p/>
          </table:table-cell>
        </table:table-row>
        <table:table-row table:style-name="ro1" table:visibility="filter">
          <table:table-cell table:formula="of:=IF(COUNTIF([.B$2:.B191]; [.B1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191]=&quot;nie&quot;; COUNTIF([.$B$2:.$B$1001]; [.B191])-1; &quot;&quot;)">
            <text:p/>
          </table:table-cell>
        </table:table-row>
        <table:table-row table:style-name="ro1" table:visibility="filter">
          <table:table-cell table:formula="of:=IF(COUNTIF([.B$2:.B192]; [.B1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192]=&quot;nie&quot;; COUNTIF([.$B$2:.$B$1001]; [.B192])-1; &quot;&quot;)">
            <text:p/>
          </table:table-cell>
        </table:table-row>
        <table:table-row table:style-name="ro1" table:visibility="filter">
          <table:table-cell table:formula="of:=IF(COUNTIF([.B$2:.B193]; [.B1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193]=&quot;nie&quot;; COUNTIF([.$B$2:.$B$1001]; [.B193])-1; &quot;&quot;)">
            <text:p/>
          </table:table-cell>
        </table:table-row>
        <table:table-row table:style-name="ro1" table:visibility="filter">
          <table:table-cell table:formula="of:=IF(COUNTIF([.B$2:.B194]; [.B1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194]=&quot;nie&quot;; COUNTIF([.$B$2:.$B$1001]; [.B194])-1; &quot;&quot;)">
            <text:p/>
          </table:table-cell>
        </table:table-row>
        <table:table-row table:style-name="ro1" table:visibility="filter">
          <table:table-cell table:formula="of:=IF(COUNTIF([.B$2:.B195]; [.B1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195]=&quot;nie&quot;; COUNTIF([.$B$2:.$B$1001]; [.B195])-1; &quot;&quot;)">
            <text:p/>
          </table:table-cell>
        </table:table-row>
        <table:table-row table:style-name="ro1" table:visibility="filter">
          <table:table-cell table:formula="of:=IF(COUNTIF([.B$2:.B196]; [.B1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196]=&quot;nie&quot;; COUNTIF([.$B$2:.$B$1001]; [.B196])-1; &quot;&quot;)">
            <text:p/>
          </table:table-cell>
        </table:table-row>
        <table:table-row table:style-name="ro1" table:visibility="filter">
          <table:table-cell table:formula="of:=IF(COUNTIF([.B$2:.B197]; [.B1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97]=&quot;nie&quot;; COUNTIF([.$B$2:.$B$1001]; [.B197])-1; &quot;&quot;)">
            <text:p/>
          </table:table-cell>
        </table:table-row>
        <table:table-row table:style-name="ro1" table:visibility="filter">
          <table:table-cell table:formula="of:=IF(COUNTIF([.B$2:.B198]; [.B1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198]=&quot;nie&quot;; COUNTIF([.$B$2:.$B$1001]; [.B198])-1; &quot;&quot;)">
            <text:p/>
          </table:table-cell>
        </table:table-row>
        <table:table-row table:style-name="ro1" table:visibility="filter">
          <table:table-cell table:formula="of:=IF(COUNTIF([.B$2:.B199]; [.B1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199]=&quot;nie&quot;; COUNTIF([.$B$2:.$B$1001]; [.B199])-1; &quot;&quot;)">
            <text:p/>
          </table:table-cell>
        </table:table-row>
        <table:table-row table:style-name="ro1" table:visibility="filter">
          <table:table-cell table:formula="of:=IF(COUNTIF([.B$2:.B200]; [.B2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200]=&quot;nie&quot;; COUNTIF([.$B$2:.$B$1001]; [.B200])-1; &quot;&quot;)">
            <text:p/>
          </table:table-cell>
        </table:table-row>
        <table:table-row table:style-name="ro1" table:visibility="filter">
          <table:table-cell table:formula="of:=IF(COUNTIF([.B$2:.B201]; [.B2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01]=&quot;nie&quot;; COUNTIF([.$B$2:.$B$1001]; [.B201])-1; &quot;&quot;)">
            <text:p/>
          </table:table-cell>
        </table:table-row>
        <table:table-row table:style-name="ro1" table:visibility="filter">
          <table:table-cell table:formula="of:=IF(COUNTIF([.B$2:.B202]; [.B2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202]=&quot;nie&quot;; COUNTIF([.$B$2:.$B$1001]; [.B202])-1; &quot;&quot;)">
            <text:p/>
          </table:table-cell>
        </table:table-row>
        <table:table-row table:style-name="ro1" table:visibility="filter">
          <table:table-cell table:formula="of:=IF(COUNTIF([.B$2:.B203]; [.B2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203]=&quot;nie&quot;; COUNTIF([.$B$2:.$B$1001]; [.B203])-1; &quot;&quot;)">
            <text:p/>
          </table:table-cell>
        </table:table-row>
        <table:table-row table:style-name="ro1" table:visibility="filter">
          <table:table-cell table:formula="of:=IF(COUNTIF([.B$2:.B204]; [.B2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204]=&quot;nie&quot;; COUNTIF([.$B$2:.$B$1001]; [.B204])-1; &quot;&quot;)">
            <text:p/>
          </table:table-cell>
        </table:table-row>
        <table:table-row table:style-name="ro1" table:visibility="filter">
          <table:table-cell table:formula="of:=IF(COUNTIF([.B$2:.B205]; [.B2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205]=&quot;nie&quot;; COUNTIF([.$B$2:.$B$1001]; [.B205])-1; &quot;&quot;)">
            <text:p/>
          </table:table-cell>
        </table:table-row>
        <table:table-row table:style-name="ro1" table:visibility="filter">
          <table:table-cell table:formula="of:=IF(COUNTIF([.B$2:.B206]; [.B2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06]=&quot;nie&quot;; COUNTIF([.$B$2:.$B$1001]; [.B206])-1; &quot;&quot;)">
            <text:p/>
          </table:table-cell>
        </table:table-row>
        <table:table-row table:style-name="ro1" table:visibility="filter">
          <table:table-cell table:formula="of:=IF(COUNTIF([.B$2:.B207]; [.B2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207]=&quot;nie&quot;; COUNTIF([.$B$2:.$B$1001]; [.B207])-1; &quot;&quot;)">
            <text:p/>
          </table:table-cell>
        </table:table-row>
        <table:table-row table:style-name="ro1" table:visibility="filter">
          <table:table-cell table:formula="of:=IF(COUNTIF([.B$2:.B208]; [.B2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08]=&quot;nie&quot;; COUNTIF([.$B$2:.$B$1001]; [.B208])-1; &quot;&quot;)">
            <text:p/>
          </table:table-cell>
        </table:table-row>
        <table:table-row table:style-name="ro1" table:visibility="filter">
          <table:table-cell table:formula="of:=IF(COUNTIF([.B$2:.B209]; [.B2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09]=&quot;nie&quot;; COUNTIF([.$B$2:.$B$1001]; [.B209])-1; &quot;&quot;)">
            <text:p/>
          </table:table-cell>
        </table:table-row>
        <table:table-row table:style-name="ro1" table:visibility="filter">
          <table:table-cell table:formula="of:=IF(COUNTIF([.B$2:.B210]; [.B2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10]=&quot;nie&quot;; COUNTIF([.$B$2:.$B$1001]; [.B210])-1; &quot;&quot;)">
            <text:p/>
          </table:table-cell>
        </table:table-row>
        <table:table-row table:style-name="ro1" table:visibility="filter">
          <table:table-cell table:formula="of:=IF(COUNTIF([.B$2:.B211]; [.B2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211]=&quot;nie&quot;; COUNTIF([.$B$2:.$B$1001]; [.B211])-1; &quot;&quot;)">
            <text:p/>
          </table:table-cell>
        </table:table-row>
        <table:table-row table:style-name="ro1" table:visibility="filter">
          <table:table-cell table:formula="of:=IF(COUNTIF([.B$2:.B212]; [.B2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212]=&quot;nie&quot;; COUNTIF([.$B$2:.$B$1001]; [.B212])-1; &quot;&quot;)">
            <text:p/>
          </table:table-cell>
        </table:table-row>
        <table:table-row table:style-name="ro1" table:visibility="filter">
          <table:table-cell table:formula="of:=IF(COUNTIF([.B$2:.B213]; [.B2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213]=&quot;nie&quot;; COUNTIF([.$B$2:.$B$1001]; [.B213])-1; &quot;&quot;)">
            <text:p/>
          </table:table-cell>
        </table:table-row>
        <table:table-row table:style-name="ro1" table:visibility="filter">
          <table:table-cell table:formula="of:=IF(COUNTIF([.B$2:.B214]; [.B2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214]=&quot;nie&quot;; COUNTIF([.$B$2:.$B$1001]; [.B214])-1; &quot;&quot;)">
            <text:p/>
          </table:table-cell>
        </table:table-row>
        <table:table-row table:style-name="ro1" table:visibility="filter">
          <table:table-cell table:formula="of:=IF(COUNTIF([.B$2:.B215]; [.B2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215]=&quot;nie&quot;; COUNTIF([.$B$2:.$B$1001]; [.B215])-1; &quot;&quot;)">
            <text:p/>
          </table:table-cell>
        </table:table-row>
        <table:table-row table:style-name="ro1" table:visibility="filter">
          <table:table-cell table:formula="of:=IF(COUNTIF([.B$2:.B216]; [.B2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16]=&quot;nie&quot;; COUNTIF([.$B$2:.$B$1001]; [.B216])-1; &quot;&quot;)">
            <text:p/>
          </table:table-cell>
        </table:table-row>
        <table:table-row table:style-name="ro1" table:visibility="filter">
          <table:table-cell table:formula="of:=IF(COUNTIF([.B$2:.B217]; [.B2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217]=&quot;nie&quot;; COUNTIF([.$B$2:.$B$1001]; [.B217])-1; &quot;&quot;)">
            <text:p/>
          </table:table-cell>
        </table:table-row>
        <table:table-row table:style-name="ro1" table:visibility="filter">
          <table:table-cell table:formula="of:=IF(COUNTIF([.B$2:.B218]; [.B2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218]=&quot;nie&quot;; COUNTIF([.$B$2:.$B$1001]; [.B218])-1; &quot;&quot;)">
            <text:p/>
          </table:table-cell>
        </table:table-row>
        <table:table-row table:style-name="ro1" table:visibility="filter">
          <table:table-cell table:formula="of:=IF(COUNTIF([.B$2:.B219]; [.B2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219]=&quot;nie&quot;; COUNTIF([.$B$2:.$B$1001]; [.B219])-1; &quot;&quot;)">
            <text:p/>
          </table:table-cell>
        </table:table-row>
        <table:table-row table:style-name="ro1" table:visibility="filter">
          <table:table-cell table:formula="of:=IF(COUNTIF([.B$2:.B220]; [.B2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220]=&quot;nie&quot;; COUNTIF([.$B$2:.$B$1001]; [.B220])-1; &quot;&quot;)">
            <text:p/>
          </table:table-cell>
        </table:table-row>
        <table:table-row table:style-name="ro1" table:visibility="filter">
          <table:table-cell table:formula="of:=IF(COUNTIF([.B$2:.B221]; [.B2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221]=&quot;nie&quot;; COUNTIF([.$B$2:.$B$1001]; [.B221])-1; &quot;&quot;)">
            <text:p/>
          </table:table-cell>
        </table:table-row>
        <table:table-row table:style-name="ro1" table:visibility="filter">
          <table:table-cell table:formula="of:=IF(COUNTIF([.B$2:.B222]; [.B2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222]=&quot;nie&quot;; COUNTIF([.$B$2:.$B$1001]; [.B222])-1; &quot;&quot;)">
            <text:p/>
          </table:table-cell>
        </table:table-row>
        <table:table-row table:style-name="ro1" table:visibility="filter">
          <table:table-cell table:formula="of:=IF(COUNTIF([.B$2:.B223]; [.B2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223]=&quot;nie&quot;; COUNTIF([.$B$2:.$B$1001]; [.B223])-1; &quot;&quot;)">
            <text:p/>
          </table:table-cell>
        </table:table-row>
        <table:table-row table:style-name="ro1" table:visibility="filter">
          <table:table-cell table:formula="of:=IF(COUNTIF([.B$2:.B224]; [.B2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224]=&quot;nie&quot;; COUNTIF([.$B$2:.$B$1001]; [.B224])-1; &quot;&quot;)">
            <text:p/>
          </table:table-cell>
        </table:table-row>
        <table:table-row table:style-name="ro1" table:visibility="filter">
          <table:table-cell table:formula="of:=IF(COUNTIF([.B$2:.B225]; [.B2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225]=&quot;nie&quot;; COUNTIF([.$B$2:.$B$1001]; [.B225])-1; &quot;&quot;)">
            <text:p/>
          </table:table-cell>
        </table:table-row>
        <table:table-row table:style-name="ro1" table:visibility="filter">
          <table:table-cell table:formula="of:=IF(COUNTIF([.B$2:.B226]; [.B2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226]=&quot;nie&quot;; COUNTIF([.$B$2:.$B$1001]; [.B226])-1; &quot;&quot;)">
            <text:p/>
          </table:table-cell>
        </table:table-row>
        <table:table-row table:style-name="ro1" table:visibility="filter">
          <table:table-cell table:formula="of:=IF(COUNTIF([.B$2:.B227]; [.B2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227]=&quot;nie&quot;; COUNTIF([.$B$2:.$B$1001]; [.B227])-1; &quot;&quot;)">
            <text:p/>
          </table:table-cell>
        </table:table-row>
        <table:table-row table:style-name="ro1" table:visibility="filter">
          <table:table-cell table:formula="of:=IF(COUNTIF([.B$2:.B228]; [.B2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28]=&quot;nie&quot;; COUNTIF([.$B$2:.$B$1001]; [.B228])-1; &quot;&quot;)">
            <text:p/>
          </table:table-cell>
        </table:table-row>
        <table:table-row table:style-name="ro1" table:visibility="filter">
          <table:table-cell table:formula="of:=IF(COUNTIF([.B$2:.B229]; [.B2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229]=&quot;nie&quot;; COUNTIF([.$B$2:.$B$1001]; [.B229])-1; &quot;&quot;)">
            <text:p/>
          </table:table-cell>
        </table:table-row>
        <table:table-row table:style-name="ro1" table:visibility="filter">
          <table:table-cell table:formula="of:=IF(COUNTIF([.B$2:.B230]; [.B2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30]=&quot;nie&quot;; COUNTIF([.$B$2:.$B$1001]; [.B230])-1; &quot;&quot;)">
            <text:p/>
          </table:table-cell>
        </table:table-row>
        <table:table-row table:style-name="ro1" table:visibility="filter">
          <table:table-cell table:formula="of:=IF(COUNTIF([.B$2:.B231]; [.B2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231]=&quot;nie&quot;; COUNTIF([.$B$2:.$B$1001]; [.B231])-1; &quot;&quot;)">
            <text:p/>
          </table:table-cell>
        </table:table-row>
        <table:table-row table:style-name="ro1" table:visibility="filter">
          <table:table-cell table:formula="of:=IF(COUNTIF([.B$2:.B232]; [.B2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32]=&quot;nie&quot;; COUNTIF([.$B$2:.$B$1001]; [.B232])-1; &quot;&quot;)">
            <text:p/>
          </table:table-cell>
        </table:table-row>
        <table:table-row table:style-name="ro1" table:visibility="filter">
          <table:table-cell table:formula="of:=IF(COUNTIF([.B$2:.B233]; [.B2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233]=&quot;nie&quot;; COUNTIF([.$B$2:.$B$1001]; [.B233])-1; &quot;&quot;)">
            <text:p/>
          </table:table-cell>
        </table:table-row>
        <table:table-row table:style-name="ro1" table:visibility="filter">
          <table:table-cell table:formula="of:=IF(COUNTIF([.B$2:.B234]; [.B2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234]=&quot;nie&quot;; COUNTIF([.$B$2:.$B$1001]; [.B234])-1; &quot;&quot;)">
            <text:p/>
          </table:table-cell>
        </table:table-row>
        <table:table-row table:style-name="ro1" table:visibility="filter">
          <table:table-cell table:formula="of:=IF(COUNTIF([.B$2:.B235]; [.B2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35]=&quot;nie&quot;; COUNTIF([.$B$2:.$B$1001]; [.B235])-1; &quot;&quot;)">
            <text:p/>
          </table:table-cell>
        </table:table-row>
        <table:table-row table:style-name="ro1" table:visibility="filter">
          <table:table-cell table:formula="of:=IF(COUNTIF([.B$2:.B236]; [.B2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236]=&quot;nie&quot;; COUNTIF([.$B$2:.$B$1001]; [.B236])-1; &quot;&quot;)">
            <text:p/>
          </table:table-cell>
        </table:table-row>
        <table:table-row table:style-name="ro1" table:visibility="filter">
          <table:table-cell table:formula="of:=IF(COUNTIF([.B$2:.B237]; [.B2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37]=&quot;nie&quot;; COUNTIF([.$B$2:.$B$1001]; [.B237])-1; &quot;&quot;)">
            <text:p/>
          </table:table-cell>
        </table:table-row>
        <table:table-row table:style-name="ro1" table:visibility="filter">
          <table:table-cell table:formula="of:=IF(COUNTIF([.B$2:.B238]; [.B2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238]=&quot;nie&quot;; COUNTIF([.$B$2:.$B$1001]; [.B238])-1; &quot;&quot;)">
            <text:p/>
          </table:table-cell>
        </table:table-row>
        <table:table-row table:style-name="ro1" table:visibility="filter">
          <table:table-cell table:formula="of:=IF(COUNTIF([.B$2:.B239]; [.B2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39]=&quot;nie&quot;; COUNTIF([.$B$2:.$B$1001]; [.B239])-1; &quot;&quot;)">
            <text:p/>
          </table:table-cell>
        </table:table-row>
        <table:table-row table:style-name="ro1" table:visibility="filter">
          <table:table-cell table:formula="of:=IF(COUNTIF([.B$2:.B240]; [.B2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40]=&quot;nie&quot;; COUNTIF([.$B$2:.$B$1001]; [.B240])-1; &quot;&quot;)">
            <text:p/>
          </table:table-cell>
        </table:table-row>
        <table:table-row table:style-name="ro1" table:visibility="filter">
          <table:table-cell table:formula="of:=IF(COUNTIF([.B$2:.B241]; [.B2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241]=&quot;nie&quot;; COUNTIF([.$B$2:.$B$1001]; [.B241])-1; &quot;&quot;)">
            <text:p/>
          </table:table-cell>
        </table:table-row>
        <table:table-row table:style-name="ro1" table:visibility="filter">
          <table:table-cell table:formula="of:=IF(COUNTIF([.B$2:.B242]; [.B2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242]=&quot;nie&quot;; COUNTIF([.$B$2:.$B$1001]; [.B242])-1; &quot;&quot;)">
            <text:p/>
          </table:table-cell>
        </table:table-row>
        <table:table-row table:style-name="ro1" table:visibility="filter">
          <table:table-cell table:formula="of:=IF(COUNTIF([.B$2:.B243]; [.B2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243]=&quot;nie&quot;; COUNTIF([.$B$2:.$B$1001]; [.B243])-1; &quot;&quot;)">
            <text:p/>
          </table:table-cell>
        </table:table-row>
        <table:table-row table:style-name="ro1" table:visibility="filter">
          <table:table-cell table:formula="of:=IF(COUNTIF([.B$2:.B244]; [.B2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44]=&quot;nie&quot;; COUNTIF([.$B$2:.$B$1001]; [.B244])-1; &quot;&quot;)">
            <text:p/>
          </table:table-cell>
        </table:table-row>
        <table:table-row table:style-name="ro1" table:visibility="filter">
          <table:table-cell table:formula="of:=IF(COUNTIF([.B$2:.B245]; [.B2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245]=&quot;nie&quot;; COUNTIF([.$B$2:.$B$1001]; [.B245])-1; &quot;&quot;)">
            <text:p/>
          </table:table-cell>
        </table:table-row>
        <table:table-row table:style-name="ro1" table:visibility="filter">
          <table:table-cell table:formula="of:=IF(COUNTIF([.B$2:.B246]; [.B2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246]=&quot;nie&quot;; COUNTIF([.$B$2:.$B$1001]; [.B246])-1; &quot;&quot;)">
            <text:p/>
          </table:table-cell>
        </table:table-row>
        <table:table-row table:style-name="ro1" table:visibility="filter">
          <table:table-cell table:formula="of:=IF(COUNTIF([.B$2:.B247]; [.B2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247]=&quot;nie&quot;; COUNTIF([.$B$2:.$B$1001]; [.B247])-1; &quot;&quot;)">
            <text:p/>
          </table:table-cell>
        </table:table-row>
        <table:table-row table:style-name="ro1" table:visibility="filter">
          <table:table-cell table:formula="of:=IF(COUNTIF([.B$2:.B248]; [.B2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48]=&quot;nie&quot;; COUNTIF([.$B$2:.$B$1001]; [.B248])-1; &quot;&quot;)">
            <text:p/>
          </table:table-cell>
        </table:table-row>
        <table:table-row table:style-name="ro1" table:visibility="filter">
          <table:table-cell table:formula="of:=IF(COUNTIF([.B$2:.B249]; [.B2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249]=&quot;nie&quot;; COUNTIF([.$B$2:.$B$1001]; [.B249])-1; &quot;&quot;)">
            <text:p/>
          </table:table-cell>
        </table:table-row>
        <table:table-row table:style-name="ro1" table:visibility="filter">
          <table:table-cell table:formula="of:=IF(COUNTIF([.B$2:.B250]; [.B2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250]=&quot;nie&quot;; COUNTIF([.$B$2:.$B$1001]; [.B250])-1; &quot;&quot;)">
            <text:p/>
          </table:table-cell>
        </table:table-row>
        <table:table-row table:style-name="ro1" table:visibility="filter">
          <table:table-cell table:formula="of:=IF(COUNTIF([.B$2:.B251]; [.B2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251]=&quot;nie&quot;; COUNTIF([.$B$2:.$B$1001]; [.B251])-1; &quot;&quot;)">
            <text:p/>
          </table:table-cell>
        </table:table-row>
        <table:table-row table:style-name="ro1" table:visibility="filter">
          <table:table-cell table:formula="of:=IF(COUNTIF([.B$2:.B252]; [.B2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252]=&quot;nie&quot;; COUNTIF([.$B$2:.$B$1001]; [.B252])-1; &quot;&quot;)">
            <text:p/>
          </table:table-cell>
        </table:table-row>
        <table:table-row table:style-name="ro1" table:visibility="filter">
          <table:table-cell table:formula="of:=IF(COUNTIF([.B$2:.B253]; [.B2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253]=&quot;nie&quot;; COUNTIF([.$B$2:.$B$1001]; [.B253])-1; &quot;&quot;)">
            <text:p/>
          </table:table-cell>
        </table:table-row>
        <table:table-row table:style-name="ro1" table:visibility="filter">
          <table:table-cell table:formula="of:=IF(COUNTIF([.B$2:.B254]; [.B2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254]=&quot;nie&quot;; COUNTIF([.$B$2:.$B$1001]; [.B254])-1; &quot;&quot;)">
            <text:p/>
          </table:table-cell>
        </table:table-row>
        <table:table-row table:style-name="ro1" table:visibility="filter">
          <table:table-cell table:formula="of:=IF(COUNTIF([.B$2:.B255]; [.B2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255]=&quot;nie&quot;; COUNTIF([.$B$2:.$B$1001]; [.B255])-1; &quot;&quot;)">
            <text:p/>
          </table:table-cell>
        </table:table-row>
        <table:table-row table:style-name="ro1" table:visibility="filter">
          <table:table-cell table:formula="of:=IF(COUNTIF([.B$2:.B256]; [.B2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56]=&quot;nie&quot;; COUNTIF([.$B$2:.$B$1001]; [.B256])-1; &quot;&quot;)">
            <text:p/>
          </table:table-cell>
        </table:table-row>
        <table:table-row table:style-name="ro1" table:visibility="filter">
          <table:table-cell table:formula="of:=IF(COUNTIF([.B$2:.B257]; [.B2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257]=&quot;nie&quot;; COUNTIF([.$B$2:.$B$1001]; [.B257])-1; &quot;&quot;)">
            <text:p/>
          </table:table-cell>
        </table:table-row>
        <table:table-row table:style-name="ro1" table:visibility="filter">
          <table:table-cell table:formula="of:=IF(COUNTIF([.B$2:.B258]; [.B2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258]=&quot;nie&quot;; COUNTIF([.$B$2:.$B$1001]; [.B258])-1; &quot;&quot;)">
            <text:p/>
          </table:table-cell>
        </table:table-row>
        <table:table-row table:style-name="ro1" table:visibility="filter">
          <table:table-cell table:formula="of:=IF(COUNTIF([.B$2:.B259]; [.B2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259]=&quot;nie&quot;; COUNTIF([.$B$2:.$B$1001]; [.B259])-1; &quot;&quot;)">
            <text:p/>
          </table:table-cell>
        </table:table-row>
        <table:table-row table:style-name="ro1" table:visibility="filter">
          <table:table-cell table:formula="of:=IF(COUNTIF([.B$2:.B260]; [.B2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260]=&quot;nie&quot;; COUNTIF([.$B$2:.$B$1001]; [.B260])-1; &quot;&quot;)">
            <text:p/>
          </table:table-cell>
        </table:table-row>
        <table:table-row table:style-name="ro1" table:visibility="filter">
          <table:table-cell table:formula="of:=IF(COUNTIF([.B$2:.B261]; [.B2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261]=&quot;nie&quot;; COUNTIF([.$B$2:.$B$1001]; [.B261])-1; &quot;&quot;)">
            <text:p/>
          </table:table-cell>
        </table:table-row>
        <table:table-row table:style-name="ro1" table:visibility="filter">
          <table:table-cell table:formula="of:=IF(COUNTIF([.B$2:.B262]; [.B2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262]=&quot;nie&quot;; COUNTIF([.$B$2:.$B$1001]; [.B262])-1; &quot;&quot;)">
            <text:p/>
          </table:table-cell>
        </table:table-row>
        <table:table-row table:style-name="ro1" table:visibility="filter">
          <table:table-cell table:formula="of:=IF(COUNTIF([.B$2:.B263]; [.B2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263]=&quot;nie&quot;; COUNTIF([.$B$2:.$B$1001]; [.B263])-1; &quot;&quot;)">
            <text:p/>
          </table:table-cell>
        </table:table-row>
        <table:table-row table:style-name="ro1" table:visibility="filter">
          <table:table-cell table:formula="of:=IF(COUNTIF([.B$2:.B264]; [.B2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264]=&quot;nie&quot;; COUNTIF([.$B$2:.$B$1001]; [.B264])-1; &quot;&quot;)">
            <text:p/>
          </table:table-cell>
        </table:table-row>
        <table:table-row table:style-name="ro1" table:visibility="filter">
          <table:table-cell table:formula="of:=IF(COUNTIF([.B$2:.B265]; [.B2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265]=&quot;nie&quot;; COUNTIF([.$B$2:.$B$1001]; [.B265])-1; &quot;&quot;)">
            <text:p/>
          </table:table-cell>
        </table:table-row>
        <table:table-row table:style-name="ro1" table:visibility="filter">
          <table:table-cell table:formula="of:=IF(COUNTIF([.B$2:.B266]; [.B2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266]=&quot;nie&quot;; COUNTIF([.$B$2:.$B$1001]; [.B266])-1; &quot;&quot;)">
            <text:p/>
          </table:table-cell>
        </table:table-row>
        <table:table-row table:style-name="ro1" table:visibility="filter">
          <table:table-cell table:formula="of:=IF(COUNTIF([.B$2:.B267]; [.B2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267]=&quot;nie&quot;; COUNTIF([.$B$2:.$B$1001]; [.B267])-1; &quot;&quot;)">
            <text:p/>
          </table:table-cell>
        </table:table-row>
        <table:table-row table:style-name="ro1" table:visibility="filter">
          <table:table-cell table:formula="of:=IF(COUNTIF([.B$2:.B268]; [.B2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268]=&quot;nie&quot;; COUNTIF([.$B$2:.$B$1001]; [.B268])-1; &quot;&quot;)">
            <text:p/>
          </table:table-cell>
        </table:table-row>
        <table:table-row table:style-name="ro1" table:visibility="filter">
          <table:table-cell table:formula="of:=IF(COUNTIF([.B$2:.B269]; [.B2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269]=&quot;nie&quot;; COUNTIF([.$B$2:.$B$1001]; [.B269])-1; &quot;&quot;)">
            <text:p/>
          </table:table-cell>
        </table:table-row>
        <table:table-row table:style-name="ro1" table:visibility="filter">
          <table:table-cell table:formula="of:=IF(COUNTIF([.B$2:.B270]; [.B2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270]=&quot;nie&quot;; COUNTIF([.$B$2:.$B$1001]; [.B270])-1; &quot;&quot;)">
            <text:p/>
          </table:table-cell>
        </table:table-row>
        <table:table-row table:style-name="ro1" table:visibility="filter">
          <table:table-cell table:formula="of:=IF(COUNTIF([.B$2:.B271]; [.B2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271]=&quot;nie&quot;; COUNTIF([.$B$2:.$B$1001]; [.B271])-1; &quot;&quot;)">
            <text:p/>
          </table:table-cell>
        </table:table-row>
        <table:table-row table:style-name="ro1" table:visibility="filter">
          <table:table-cell table:formula="of:=IF(COUNTIF([.B$2:.B272]; [.B2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272]=&quot;nie&quot;; COUNTIF([.$B$2:.$B$1001]; [.B272])-1; &quot;&quot;)">
            <text:p/>
          </table:table-cell>
        </table:table-row>
        <table:table-row table:style-name="ro1" table:visibility="filter">
          <table:table-cell table:formula="of:=IF(COUNTIF([.B$2:.B273]; [.B2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73]=&quot;nie&quot;; COUNTIF([.$B$2:.$B$1001]; [.B273])-1; &quot;&quot;)">
            <text:p/>
          </table:table-cell>
        </table:table-row>
        <table:table-row table:style-name="ro1" table:visibility="filter">
          <table:table-cell table:formula="of:=IF(COUNTIF([.B$2:.B274]; [.B2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274]=&quot;nie&quot;; COUNTIF([.$B$2:.$B$1001]; [.B274])-1; &quot;&quot;)">
            <text:p/>
          </table:table-cell>
        </table:table-row>
        <table:table-row table:style-name="ro1" table:visibility="filter">
          <table:table-cell table:formula="of:=IF(COUNTIF([.B$2:.B275]; [.B2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275]=&quot;nie&quot;; COUNTIF([.$B$2:.$B$1001]; [.B275])-1; &quot;&quot;)">
            <text:p/>
          </table:table-cell>
        </table:table-row>
        <table:table-row table:style-name="ro1" table:visibility="filter">
          <table:table-cell table:formula="of:=IF(COUNTIF([.B$2:.B276]; [.B2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276]=&quot;nie&quot;; COUNTIF([.$B$2:.$B$1001]; [.B276])-1; &quot;&quot;)">
            <text:p/>
          </table:table-cell>
        </table:table-row>
        <table:table-row table:style-name="ro1" table:visibility="filter">
          <table:table-cell table:formula="of:=IF(COUNTIF([.B$2:.B277]; [.B2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77]=&quot;nie&quot;; COUNTIF([.$B$2:.$B$1001]; [.B277])-1; &quot;&quot;)">
            <text:p/>
          </table:table-cell>
        </table:table-row>
        <table:table-row table:style-name="ro1" table:visibility="filter">
          <table:table-cell table:formula="of:=IF(COUNTIF([.B$2:.B278]; [.B2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278]=&quot;nie&quot;; COUNTIF([.$B$2:.$B$1001]; [.B278])-1; &quot;&quot;)">
            <text:p/>
          </table:table-cell>
        </table:table-row>
        <table:table-row table:style-name="ro1" table:visibility="filter">
          <table:table-cell table:formula="of:=IF(COUNTIF([.B$2:.B279]; [.B2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279]=&quot;nie&quot;; COUNTIF([.$B$2:.$B$1001]; [.B279])-1; &quot;&quot;)">
            <text:p/>
          </table:table-cell>
        </table:table-row>
        <table:table-row table:style-name="ro1" table:visibility="filter">
          <table:table-cell table:formula="of:=IF(COUNTIF([.B$2:.B280]; [.B2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80]=&quot;nie&quot;; COUNTIF([.$B$2:.$B$1001]; [.B280])-1; &quot;&quot;)">
            <text:p/>
          </table:table-cell>
        </table:table-row>
        <table:table-row table:style-name="ro1" table:visibility="filter">
          <table:table-cell table:formula="of:=IF(COUNTIF([.B$2:.B281]; [.B2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281]=&quot;nie&quot;; COUNTIF([.$B$2:.$B$1001]; [.B281])-1; &quot;&quot;)">
            <text:p/>
          </table:table-cell>
        </table:table-row>
        <table:table-row table:style-name="ro1" table:visibility="filter">
          <table:table-cell table:formula="of:=IF(COUNTIF([.B$2:.B282]; [.B2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282]=&quot;nie&quot;; COUNTIF([.$B$2:.$B$1001]; [.B282])-1; &quot;&quot;)">
            <text:p/>
          </table:table-cell>
        </table:table-row>
        <table:table-row table:style-name="ro1" table:visibility="filter">
          <table:table-cell table:formula="of:=IF(COUNTIF([.B$2:.B283]; [.B2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283]=&quot;nie&quot;; COUNTIF([.$B$2:.$B$1001]; [.B283])-1; &quot;&quot;)">
            <text:p/>
          </table:table-cell>
        </table:table-row>
        <table:table-row table:style-name="ro1" table:visibility="filter">
          <table:table-cell table:formula="of:=IF(COUNTIF([.B$2:.B284]; [.B2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284]=&quot;nie&quot;; COUNTIF([.$B$2:.$B$1001]; [.B284])-1; &quot;&quot;)">
            <text:p/>
          </table:table-cell>
        </table:table-row>
        <table:table-row table:style-name="ro1" table:visibility="filter">
          <table:table-cell table:formula="of:=IF(COUNTIF([.B$2:.B285]; [.B2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85]=&quot;nie&quot;; COUNTIF([.$B$2:.$B$1001]; [.B285])-1; &quot;&quot;)">
            <text:p/>
          </table:table-cell>
        </table:table-row>
        <table:table-row table:style-name="ro1" table:visibility="filter">
          <table:table-cell table:formula="of:=IF(COUNTIF([.B$2:.B286]; [.B2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286]=&quot;nie&quot;; COUNTIF([.$B$2:.$B$1001]; [.B286])-1; &quot;&quot;)">
            <text:p/>
          </table:table-cell>
        </table:table-row>
        <table:table-row table:style-name="ro1" table:visibility="filter">
          <table:table-cell table:formula="of:=IF(COUNTIF([.B$2:.B287]; [.B2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287]=&quot;nie&quot;; COUNTIF([.$B$2:.$B$1001]; [.B287])-1; &quot;&quot;)">
            <text:p/>
          </table:table-cell>
        </table:table-row>
        <table:table-row table:style-name="ro1" table:visibility="filter">
          <table:table-cell table:formula="of:=IF(COUNTIF([.B$2:.B288]; [.B2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88]=&quot;nie&quot;; COUNTIF([.$B$2:.$B$1001]; [.B288])-1; &quot;&quot;)">
            <text:p/>
          </table:table-cell>
        </table:table-row>
        <table:table-row table:style-name="ro1" table:visibility="filter">
          <table:table-cell table:formula="of:=IF(COUNTIF([.B$2:.B289]; [.B2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89]=&quot;nie&quot;; COUNTIF([.$B$2:.$B$1001]; [.B289])-1; &quot;&quot;)">
            <text:p/>
          </table:table-cell>
        </table:table-row>
        <table:table-row table:style-name="ro1" table:visibility="filter">
          <table:table-cell table:formula="of:=IF(COUNTIF([.B$2:.B290]; [.B2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290]=&quot;nie&quot;; COUNTIF([.$B$2:.$B$1001]; [.B290])-1; &quot;&quot;)">
            <text:p/>
          </table:table-cell>
        </table:table-row>
        <table:table-row table:style-name="ro1" table:visibility="filter">
          <table:table-cell table:formula="of:=IF(COUNTIF([.B$2:.B291]; [.B2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291]=&quot;nie&quot;; COUNTIF([.$B$2:.$B$1001]; [.B291])-1; &quot;&quot;)">
            <text:p/>
          </table:table-cell>
        </table:table-row>
        <table:table-row table:style-name="ro1" table:visibility="filter">
          <table:table-cell table:formula="of:=IF(COUNTIF([.B$2:.B292]; [.B2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292]=&quot;nie&quot;; COUNTIF([.$B$2:.$B$1001]; [.B292])-1; &quot;&quot;)">
            <text:p/>
          </table:table-cell>
        </table:table-row>
        <table:table-row table:style-name="ro1" table:visibility="filter">
          <table:table-cell table:formula="of:=IF(COUNTIF([.B$2:.B293]; [.B2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293]=&quot;nie&quot;; COUNTIF([.$B$2:.$B$1001]; [.B293])-1; &quot;&quot;)">
            <text:p/>
          </table:table-cell>
        </table:table-row>
        <table:table-row table:style-name="ro1" table:visibility="filter">
          <table:table-cell table:formula="of:=IF(COUNTIF([.B$2:.B294]; [.B2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294]=&quot;nie&quot;; COUNTIF([.$B$2:.$B$1001]; [.B294])-1; &quot;&quot;)">
            <text:p/>
          </table:table-cell>
        </table:table-row>
        <table:table-row table:style-name="ro1" table:visibility="filter">
          <table:table-cell table:formula="of:=IF(COUNTIF([.B$2:.B295]; [.B2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295]=&quot;nie&quot;; COUNTIF([.$B$2:.$B$1001]; [.B295])-1; &quot;&quot;)">
            <text:p/>
          </table:table-cell>
        </table:table-row>
        <table:table-row table:style-name="ro1" table:visibility="filter">
          <table:table-cell table:formula="of:=IF(COUNTIF([.B$2:.B296]; [.B2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296]=&quot;nie&quot;; COUNTIF([.$B$2:.$B$1001]; [.B296])-1; &quot;&quot;)">
            <text:p/>
          </table:table-cell>
        </table:table-row>
        <table:table-row table:style-name="ro1" table:visibility="filter">
          <table:table-cell table:formula="of:=IF(COUNTIF([.B$2:.B297]; [.B2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297]=&quot;nie&quot;; COUNTIF([.$B$2:.$B$1001]; [.B297])-1; &quot;&quot;)">
            <text:p/>
          </table:table-cell>
        </table:table-row>
        <table:table-row table:style-name="ro1" table:visibility="filter">
          <table:table-cell table:formula="of:=IF(COUNTIF([.B$2:.B298]; [.B2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298]=&quot;nie&quot;; COUNTIF([.$B$2:.$B$1001]; [.B298])-1; &quot;&quot;)">
            <text:p/>
          </table:table-cell>
        </table:table-row>
        <table:table-row table:style-name="ro1" table:visibility="filter">
          <table:table-cell table:formula="of:=IF(COUNTIF([.B$2:.B299]; [.B2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299]=&quot;nie&quot;; COUNTIF([.$B$2:.$B$1001]; [.B299])-1; &quot;&quot;)">
            <text:p/>
          </table:table-cell>
        </table:table-row>
        <table:table-row table:style-name="ro1" table:visibility="filter">
          <table:table-cell table:formula="of:=IF(COUNTIF([.B$2:.B300]; [.B3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300]=&quot;nie&quot;; COUNTIF([.$B$2:.$B$1001]; [.B300])-1; &quot;&quot;)">
            <text:p/>
          </table:table-cell>
        </table:table-row>
        <table:table-row table:style-name="ro1" table:visibility="filter">
          <table:table-cell table:formula="of:=IF(COUNTIF([.B$2:.B301]; [.B3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301]=&quot;nie&quot;; COUNTIF([.$B$2:.$B$1001]; [.B301])-1; &quot;&quot;)">
            <text:p/>
          </table:table-cell>
        </table:table-row>
        <table:table-row table:style-name="ro1" table:visibility="filter">
          <table:table-cell table:formula="of:=IF(COUNTIF([.B$2:.B302]; [.B3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02]=&quot;nie&quot;; COUNTIF([.$B$2:.$B$1001]; [.B302])-1; &quot;&quot;)">
            <text:p/>
          </table:table-cell>
        </table:table-row>
        <table:table-row table:style-name="ro1" table:visibility="filter">
          <table:table-cell table:formula="of:=IF(COUNTIF([.B$2:.B303]; [.B3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03]=&quot;nie&quot;; COUNTIF([.$B$2:.$B$1001]; [.B303])-1; &quot;&quot;)">
            <text:p/>
          </table:table-cell>
        </table:table-row>
        <table:table-row table:style-name="ro1" table:visibility="filter">
          <table:table-cell table:formula="of:=IF(COUNTIF([.B$2:.B304]; [.B3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04]=&quot;nie&quot;; COUNTIF([.$B$2:.$B$1001]; [.B304])-1; &quot;&quot;)">
            <text:p/>
          </table:table-cell>
        </table:table-row>
        <table:table-row table:style-name="ro1" table:visibility="filter">
          <table:table-cell table:formula="of:=IF(COUNTIF([.B$2:.B305]; [.B3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305]=&quot;nie&quot;; COUNTIF([.$B$2:.$B$1001]; [.B305])-1; &quot;&quot;)">
            <text:p/>
          </table:table-cell>
        </table:table-row>
        <table:table-row table:style-name="ro1" table:visibility="filter">
          <table:table-cell table:formula="of:=IF(COUNTIF([.B$2:.B306]; [.B3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306]=&quot;nie&quot;; COUNTIF([.$B$2:.$B$1001]; [.B306])-1; &quot;&quot;)">
            <text:p/>
          </table:table-cell>
        </table:table-row>
        <table:table-row table:style-name="ro1" table:visibility="filter">
          <table:table-cell table:formula="of:=IF(COUNTIF([.B$2:.B307]; [.B3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307]=&quot;nie&quot;; COUNTIF([.$B$2:.$B$1001]; [.B307])-1; &quot;&quot;)">
            <text:p/>
          </table:table-cell>
        </table:table-row>
        <table:table-row table:style-name="ro1" table:visibility="filter">
          <table:table-cell table:formula="of:=IF(COUNTIF([.B$2:.B308]; [.B3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308]=&quot;nie&quot;; COUNTIF([.$B$2:.$B$1001]; [.B308])-1; &quot;&quot;)">
            <text:p/>
          </table:table-cell>
        </table:table-row>
        <table:table-row table:style-name="ro1" table:visibility="filter">
          <table:table-cell table:formula="of:=IF(COUNTIF([.B$2:.B309]; [.B3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309]=&quot;nie&quot;; COUNTIF([.$B$2:.$B$1001]; [.B309])-1; &quot;&quot;)">
            <text:p/>
          </table:table-cell>
        </table:table-row>
        <table:table-row table:style-name="ro1" table:visibility="filter">
          <table:table-cell table:formula="of:=IF(COUNTIF([.B$2:.B310]; [.B3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310]=&quot;nie&quot;; COUNTIF([.$B$2:.$B$1001]; [.B310])-1; &quot;&quot;)">
            <text:p/>
          </table:table-cell>
        </table:table-row>
        <table:table-row table:style-name="ro1" table:visibility="filter">
          <table:table-cell table:formula="of:=IF(COUNTIF([.B$2:.B311]; [.B3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11]=&quot;nie&quot;; COUNTIF([.$B$2:.$B$1001]; [.B311])-1; &quot;&quot;)">
            <text:p/>
          </table:table-cell>
        </table:table-row>
        <table:table-row table:style-name="ro1" table:visibility="filter">
          <table:table-cell table:formula="of:=IF(COUNTIF([.B$2:.B312]; [.B3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312]=&quot;nie&quot;; COUNTIF([.$B$2:.$B$1001]; [.B312])-1; &quot;&quot;)">
            <text:p/>
          </table:table-cell>
        </table:table-row>
        <table:table-row table:style-name="ro1" table:visibility="filter">
          <table:table-cell table:formula="of:=IF(COUNTIF([.B$2:.B313]; [.B3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13]=&quot;nie&quot;; COUNTIF([.$B$2:.$B$1001]; [.B313])-1; &quot;&quot;)">
            <text:p/>
          </table:table-cell>
        </table:table-row>
        <table:table-row table:style-name="ro1" table:visibility="filter">
          <table:table-cell table:formula="of:=IF(COUNTIF([.B$2:.B314]; [.B3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14]=&quot;nie&quot;; COUNTIF([.$B$2:.$B$1001]; [.B314])-1; &quot;&quot;)">
            <text:p/>
          </table:table-cell>
        </table:table-row>
        <table:table-row table:style-name="ro1" table:visibility="filter">
          <table:table-cell table:formula="of:=IF(COUNTIF([.B$2:.B315]; [.B3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315]=&quot;nie&quot;; COUNTIF([.$B$2:.$B$1001]; [.B315])-1; &quot;&quot;)">
            <text:p/>
          </table:table-cell>
        </table:table-row>
        <table:table-row table:style-name="ro1" table:visibility="filter">
          <table:table-cell table:formula="of:=IF(COUNTIF([.B$2:.B316]; [.B3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316]=&quot;nie&quot;; COUNTIF([.$B$2:.$B$1001]; [.B316])-1; &quot;&quot;)">
            <text:p/>
          </table:table-cell>
        </table:table-row>
        <table:table-row table:style-name="ro1" table:visibility="filter">
          <table:table-cell table:formula="of:=IF(COUNTIF([.B$2:.B317]; [.B3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317]=&quot;nie&quot;; COUNTIF([.$B$2:.$B$1001]; [.B317])-1; &quot;&quot;)">
            <text:p/>
          </table:table-cell>
        </table:table-row>
        <table:table-row table:style-name="ro1" table:visibility="filter">
          <table:table-cell table:formula="of:=IF(COUNTIF([.B$2:.B318]; [.B3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318]=&quot;nie&quot;; COUNTIF([.$B$2:.$B$1001]; [.B318])-1; &quot;&quot;)">
            <text:p/>
          </table:table-cell>
        </table:table-row>
        <table:table-row table:style-name="ro1" table:visibility="filter">
          <table:table-cell table:formula="of:=IF(COUNTIF([.B$2:.B319]; [.B3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319]=&quot;nie&quot;; COUNTIF([.$B$2:.$B$1001]; [.B319])-1; &quot;&quot;)">
            <text:p/>
          </table:table-cell>
        </table:table-row>
        <table:table-row table:style-name="ro1" table:visibility="filter">
          <table:table-cell table:formula="of:=IF(COUNTIF([.B$2:.B320]; [.B3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320]=&quot;nie&quot;; COUNTIF([.$B$2:.$B$1001]; [.B320])-1; &quot;&quot;)">
            <text:p/>
          </table:table-cell>
        </table:table-row>
        <table:table-row table:style-name="ro1" table:visibility="filter">
          <table:table-cell table:formula="of:=IF(COUNTIF([.B$2:.B321]; [.B3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321]=&quot;nie&quot;; COUNTIF([.$B$2:.$B$1001]; [.B321])-1; &quot;&quot;)">
            <text:p/>
          </table:table-cell>
        </table:table-row>
        <table:table-row table:style-name="ro1" table:visibility="filter">
          <table:table-cell table:formula="of:=IF(COUNTIF([.B$2:.B322]; [.B3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22]=&quot;nie&quot;; COUNTIF([.$B$2:.$B$1001]; [.B322])-1; &quot;&quot;)">
            <text:p/>
          </table:table-cell>
        </table:table-row>
        <table:table-row table:style-name="ro1" table:visibility="filter">
          <table:table-cell table:formula="of:=IF(COUNTIF([.B$2:.B323]; [.B3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323]=&quot;nie&quot;; COUNTIF([.$B$2:.$B$1001]; [.B323])-1; &quot;&quot;)">
            <text:p/>
          </table:table-cell>
        </table:table-row>
        <table:table-row table:style-name="ro1" table:visibility="filter">
          <table:table-cell table:formula="of:=IF(COUNTIF([.B$2:.B324]; [.B3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324]=&quot;nie&quot;; COUNTIF([.$B$2:.$B$1001]; [.B324])-1; &quot;&quot;)">
            <text:p/>
          </table:table-cell>
        </table:table-row>
        <table:table-row table:style-name="ro1" table:visibility="filter">
          <table:table-cell table:formula="of:=IF(COUNTIF([.B$2:.B325]; [.B3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325]=&quot;nie&quot;; COUNTIF([.$B$2:.$B$1001]; [.B325])-1; &quot;&quot;)">
            <text:p/>
          </table:table-cell>
        </table:table-row>
        <table:table-row table:style-name="ro1" table:visibility="filter">
          <table:table-cell table:formula="of:=IF(COUNTIF([.B$2:.B326]; [.B3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26]=&quot;nie&quot;; COUNTIF([.$B$2:.$B$1001]; [.B326])-1; &quot;&quot;)">
            <text:p/>
          </table:table-cell>
        </table:table-row>
        <table:table-row table:style-name="ro1" table:visibility="filter">
          <table:table-cell table:formula="of:=IF(COUNTIF([.B$2:.B327]; [.B3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327]=&quot;nie&quot;; COUNTIF([.$B$2:.$B$1001]; [.B327])-1; &quot;&quot;)">
            <text:p/>
          </table:table-cell>
        </table:table-row>
        <table:table-row table:style-name="ro1" table:visibility="filter">
          <table:table-cell table:formula="of:=IF(COUNTIF([.B$2:.B328]; [.B3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328]=&quot;nie&quot;; COUNTIF([.$B$2:.$B$1001]; [.B328])-1; &quot;&quot;)">
            <text:p/>
          </table:table-cell>
        </table:table-row>
        <table:table-row table:style-name="ro1" table:visibility="filter">
          <table:table-cell table:formula="of:=IF(COUNTIF([.B$2:.B329]; [.B3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329]=&quot;nie&quot;; COUNTIF([.$B$2:.$B$1001]; [.B329])-1; &quot;&quot;)">
            <text:p/>
          </table:table-cell>
        </table:table-row>
        <table:table-row table:style-name="ro1" table:visibility="filter">
          <table:table-cell table:formula="of:=IF(COUNTIF([.B$2:.B330]; [.B3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30]=&quot;nie&quot;; COUNTIF([.$B$2:.$B$1001]; [.B330])-1; &quot;&quot;)">
            <text:p/>
          </table:table-cell>
        </table:table-row>
        <table:table-row table:style-name="ro1" table:visibility="filter">
          <table:table-cell table:formula="of:=IF(COUNTIF([.B$2:.B331]; [.B3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31]=&quot;nie&quot;; COUNTIF([.$B$2:.$B$1001]; [.B331])-1; &quot;&quot;)">
            <text:p/>
          </table:table-cell>
        </table:table-row>
        <table:table-row table:style-name="ro1" table:visibility="filter">
          <table:table-cell table:formula="of:=IF(COUNTIF([.B$2:.B332]; [.B3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332]=&quot;nie&quot;; COUNTIF([.$B$2:.$B$1001]; [.B332])-1; &quot;&quot;)">
            <text:p/>
          </table:table-cell>
        </table:table-row>
        <table:table-row table:style-name="ro1" table:visibility="filter">
          <table:table-cell table:formula="of:=IF(COUNTIF([.B$2:.B333]; [.B3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33]=&quot;nie&quot;; COUNTIF([.$B$2:.$B$1001]; [.B333])-1; &quot;&quot;)">
            <text:p/>
          </table:table-cell>
        </table:table-row>
        <table:table-row table:style-name="ro1" table:visibility="filter">
          <table:table-cell table:formula="of:=IF(COUNTIF([.B$2:.B334]; [.B3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34]=&quot;nie&quot;; COUNTIF([.$B$2:.$B$1001]; [.B334])-1; &quot;&quot;)">
            <text:p/>
          </table:table-cell>
        </table:table-row>
        <table:table-row table:style-name="ro1" table:visibility="filter">
          <table:table-cell table:formula="of:=IF(COUNTIF([.B$2:.B335]; [.B3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335]=&quot;nie&quot;; COUNTIF([.$B$2:.$B$1001]; [.B335])-1; &quot;&quot;)">
            <text:p/>
          </table:table-cell>
        </table:table-row>
        <table:table-row table:style-name="ro1" table:visibility="filter">
          <table:table-cell table:formula="of:=IF(COUNTIF([.B$2:.B336]; [.B3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36]=&quot;nie&quot;; COUNTIF([.$B$2:.$B$1001]; [.B336])-1; &quot;&quot;)">
            <text:p/>
          </table:table-cell>
        </table:table-row>
        <table:table-row table:style-name="ro1" table:visibility="filter">
          <table:table-cell table:formula="of:=IF(COUNTIF([.B$2:.B337]; [.B3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37]=&quot;nie&quot;; COUNTIF([.$B$2:.$B$1001]; [.B337])-1; &quot;&quot;)">
            <text:p/>
          </table:table-cell>
        </table:table-row>
        <table:table-row table:style-name="ro1" table:visibility="filter">
          <table:table-cell table:formula="of:=IF(COUNTIF([.B$2:.B338]; [.B3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338]=&quot;nie&quot;; COUNTIF([.$B$2:.$B$1001]; [.B338])-1; &quot;&quot;)">
            <text:p/>
          </table:table-cell>
        </table:table-row>
        <table:table-row table:style-name="ro1" table:visibility="filter">
          <table:table-cell table:formula="of:=IF(COUNTIF([.B$2:.B339]; [.B3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339]=&quot;nie&quot;; COUNTIF([.$B$2:.$B$1001]; [.B339])-1; &quot;&quot;)">
            <text:p/>
          </table:table-cell>
        </table:table-row>
        <table:table-row table:style-name="ro1" table:visibility="filter">
          <table:table-cell table:formula="of:=IF(COUNTIF([.B$2:.B340]; [.B3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40]=&quot;nie&quot;; COUNTIF([.$B$2:.$B$1001]; [.B340])-1; &quot;&quot;)">
            <text:p/>
          </table:table-cell>
        </table:table-row>
        <table:table-row table:style-name="ro1" table:visibility="filter">
          <table:table-cell table:formula="of:=IF(COUNTIF([.B$2:.B341]; [.B3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41]=&quot;nie&quot;; COUNTIF([.$B$2:.$B$1001]; [.B341])-1; &quot;&quot;)">
            <text:p/>
          </table:table-cell>
        </table:table-row>
        <table:table-row table:style-name="ro1" table:visibility="filter">
          <table:table-cell table:formula="of:=IF(COUNTIF([.B$2:.B342]; [.B3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342]=&quot;nie&quot;; COUNTIF([.$B$2:.$B$1001]; [.B342])-1; &quot;&quot;)">
            <text:p/>
          </table:table-cell>
        </table:table-row>
        <table:table-row table:style-name="ro1" table:visibility="filter">
          <table:table-cell table:formula="of:=IF(COUNTIF([.B$2:.B343]; [.B3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343]=&quot;nie&quot;; COUNTIF([.$B$2:.$B$1001]; [.B343])-1; &quot;&quot;)">
            <text:p/>
          </table:table-cell>
        </table:table-row>
        <table:table-row table:style-name="ro1" table:visibility="filter">
          <table:table-cell table:formula="of:=IF(COUNTIF([.B$2:.B344]; [.B3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344]=&quot;nie&quot;; COUNTIF([.$B$2:.$B$1001]; [.B344])-1; &quot;&quot;)">
            <text:p/>
          </table:table-cell>
        </table:table-row>
        <table:table-row table:style-name="ro1" table:visibility="filter">
          <table:table-cell table:formula="of:=IF(COUNTIF([.B$2:.B345]; [.B3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345]=&quot;nie&quot;; COUNTIF([.$B$2:.$B$1001]; [.B345])-1; &quot;&quot;)">
            <text:p/>
          </table:table-cell>
        </table:table-row>
        <table:table-row table:style-name="ro1" table:visibility="filter">
          <table:table-cell table:formula="of:=IF(COUNTIF([.B$2:.B346]; [.B3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46]=&quot;nie&quot;; COUNTIF([.$B$2:.$B$1001]; [.B346])-1; &quot;&quot;)">
            <text:p/>
          </table:table-cell>
        </table:table-row>
        <table:table-row table:style-name="ro1" table:visibility="filter">
          <table:table-cell table:formula="of:=IF(COUNTIF([.B$2:.B347]; [.B3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347]=&quot;nie&quot;; COUNTIF([.$B$2:.$B$1001]; [.B347])-1; &quot;&quot;)">
            <text:p/>
          </table:table-cell>
        </table:table-row>
        <table:table-row table:style-name="ro1" table:visibility="filter">
          <table:table-cell table:formula="of:=IF(COUNTIF([.B$2:.B348]; [.B3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348]=&quot;nie&quot;; COUNTIF([.$B$2:.$B$1001]; [.B348])-1; &quot;&quot;)">
            <text:p/>
          </table:table-cell>
        </table:table-row>
        <table:table-row table:style-name="ro1" table:visibility="filter">
          <table:table-cell table:formula="of:=IF(COUNTIF([.B$2:.B349]; [.B3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349]=&quot;nie&quot;; COUNTIF([.$B$2:.$B$1001]; [.B349])-1; &quot;&quot;)">
            <text:p/>
          </table:table-cell>
        </table:table-row>
        <table:table-row table:style-name="ro1" table:visibility="filter">
          <table:table-cell table:formula="of:=IF(COUNTIF([.B$2:.B350]; [.B3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350]=&quot;nie&quot;; COUNTIF([.$B$2:.$B$1001]; [.B350])-1; &quot;&quot;)">
            <text:p/>
          </table:table-cell>
        </table:table-row>
        <table:table-row table:style-name="ro1" table:visibility="filter">
          <table:table-cell table:formula="of:=IF(COUNTIF([.B$2:.B351]; [.B3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351]=&quot;nie&quot;; COUNTIF([.$B$2:.$B$1001]; [.B351])-1; &quot;&quot;)">
            <text:p/>
          </table:table-cell>
        </table:table-row>
        <table:table-row table:style-name="ro1" table:visibility="filter">
          <table:table-cell table:formula="of:=IF(COUNTIF([.B$2:.B352]; [.B3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352]=&quot;nie&quot;; COUNTIF([.$B$2:.$B$1001]; [.B352])-1; &quot;&quot;)">
            <text:p/>
          </table:table-cell>
        </table:table-row>
        <table:table-row table:style-name="ro1" table:visibility="filter">
          <table:table-cell table:formula="of:=IF(COUNTIF([.B$2:.B353]; [.B3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353]=&quot;nie&quot;; COUNTIF([.$B$2:.$B$1001]; [.B353])-1; &quot;&quot;)">
            <text:p/>
          </table:table-cell>
        </table:table-row>
        <table:table-row table:style-name="ro1" table:visibility="filter">
          <table:table-cell table:formula="of:=IF(COUNTIF([.B$2:.B354]; [.B3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54]=&quot;nie&quot;; COUNTIF([.$B$2:.$B$1001]; [.B354])-1; &quot;&quot;)">
            <text:p/>
          </table:table-cell>
        </table:table-row>
        <table:table-row table:style-name="ro1" table:visibility="filter">
          <table:table-cell table:formula="of:=IF(COUNTIF([.B$2:.B355]; [.B3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355]=&quot;nie&quot;; COUNTIF([.$B$2:.$B$1001]; [.B355])-1; &quot;&quot;)">
            <text:p/>
          </table:table-cell>
        </table:table-row>
        <table:table-row table:style-name="ro1" table:visibility="filter">
          <table:table-cell table:formula="of:=IF(COUNTIF([.B$2:.B356]; [.B3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356]=&quot;nie&quot;; COUNTIF([.$B$2:.$B$1001]; [.B356])-1; &quot;&quot;)">
            <text:p/>
          </table:table-cell>
        </table:table-row>
        <table:table-row table:style-name="ro1" table:visibility="filter">
          <table:table-cell table:formula="of:=IF(COUNTIF([.B$2:.B357]; [.B3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57]=&quot;nie&quot;; COUNTIF([.$B$2:.$B$1001]; [.B357])-1; &quot;&quot;)">
            <text:p/>
          </table:table-cell>
        </table:table-row>
        <table:table-row table:style-name="ro1" table:visibility="filter">
          <table:table-cell table:formula="of:=IF(COUNTIF([.B$2:.B358]; [.B3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58]=&quot;nie&quot;; COUNTIF([.$B$2:.$B$1001]; [.B358])-1; &quot;&quot;)">
            <text:p/>
          </table:table-cell>
        </table:table-row>
        <table:table-row table:style-name="ro1" table:visibility="filter">
          <table:table-cell table:formula="of:=IF(COUNTIF([.B$2:.B359]; [.B3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359]=&quot;nie&quot;; COUNTIF([.$B$2:.$B$1001]; [.B359])-1; &quot;&quot;)">
            <text:p/>
          </table:table-cell>
        </table:table-row>
        <table:table-row table:style-name="ro1" table:visibility="filter">
          <table:table-cell table:formula="of:=IF(COUNTIF([.B$2:.B360]; [.B3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60]=&quot;nie&quot;; COUNTIF([.$B$2:.$B$1001]; [.B360])-1; &quot;&quot;)">
            <text:p/>
          </table:table-cell>
        </table:table-row>
        <table:table-row table:style-name="ro1" table:visibility="filter">
          <table:table-cell table:formula="of:=IF(COUNTIF([.B$2:.B361]; [.B3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61]=&quot;nie&quot;; COUNTIF([.$B$2:.$B$1001]; [.B361])-1; &quot;&quot;)">
            <text:p/>
          </table:table-cell>
        </table:table-row>
        <table:table-row table:style-name="ro1" table:visibility="filter">
          <table:table-cell table:formula="of:=IF(COUNTIF([.B$2:.B362]; [.B3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362]=&quot;nie&quot;; COUNTIF([.$B$2:.$B$1001]; [.B362])-1; &quot;&quot;)">
            <text:p/>
          </table:table-cell>
        </table:table-row>
        <table:table-row table:style-name="ro1" table:visibility="filter">
          <table:table-cell table:formula="of:=IF(COUNTIF([.B$2:.B363]; [.B3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363]=&quot;nie&quot;; COUNTIF([.$B$2:.$B$1001]; [.B363])-1; &quot;&quot;)">
            <text:p/>
          </table:table-cell>
        </table:table-row>
        <table:table-row table:style-name="ro1" table:visibility="filter">
          <table:table-cell table:formula="of:=IF(COUNTIF([.B$2:.B364]; [.B3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364]=&quot;nie&quot;; COUNTIF([.$B$2:.$B$1001]; [.B364])-1; &quot;&quot;)">
            <text:p/>
          </table:table-cell>
        </table:table-row>
        <table:table-row table:style-name="ro1" table:visibility="filter">
          <table:table-cell table:formula="of:=IF(COUNTIF([.B$2:.B365]; [.B3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365]=&quot;nie&quot;; COUNTIF([.$B$2:.$B$1001]; [.B365])-1; &quot;&quot;)">
            <text:p/>
          </table:table-cell>
        </table:table-row>
        <table:table-row table:style-name="ro1" table:visibility="filter">
          <table:table-cell table:formula="of:=IF(COUNTIF([.B$2:.B366]; [.B3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66]=&quot;nie&quot;; COUNTIF([.$B$2:.$B$1001]; [.B366])-1; &quot;&quot;)">
            <text:p/>
          </table:table-cell>
        </table:table-row>
        <table:table-row table:style-name="ro1" table:visibility="filter">
          <table:table-cell table:formula="of:=IF(COUNTIF([.B$2:.B367]; [.B3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367]=&quot;nie&quot;; COUNTIF([.$B$2:.$B$1001]; [.B367])-1; &quot;&quot;)">
            <text:p/>
          </table:table-cell>
        </table:table-row>
        <table:table-row table:style-name="ro1" table:visibility="filter">
          <table:table-cell table:formula="of:=IF(COUNTIF([.B$2:.B368]; [.B3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68]=&quot;nie&quot;; COUNTIF([.$B$2:.$B$1001]; [.B368])-1; &quot;&quot;)">
            <text:p/>
          </table:table-cell>
        </table:table-row>
        <table:table-row table:style-name="ro1" table:visibility="filter">
          <table:table-cell table:formula="of:=IF(COUNTIF([.B$2:.B369]; [.B3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69]=&quot;nie&quot;; COUNTIF([.$B$2:.$B$1001]; [.B369])-1; &quot;&quot;)">
            <text:p/>
          </table:table-cell>
        </table:table-row>
        <table:table-row table:style-name="ro1" table:visibility="filter">
          <table:table-cell table:formula="of:=IF(COUNTIF([.B$2:.B370]; [.B3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70]=&quot;nie&quot;; COUNTIF([.$B$2:.$B$1001]; [.B370])-1; &quot;&quot;)">
            <text:p/>
          </table:table-cell>
        </table:table-row>
        <table:table-row table:style-name="ro1" table:visibility="filter">
          <table:table-cell table:formula="of:=IF(COUNTIF([.B$2:.B371]; [.B3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71]=&quot;nie&quot;; COUNTIF([.$B$2:.$B$1001]; [.B371])-1; &quot;&quot;)">
            <text:p/>
          </table:table-cell>
        </table:table-row>
        <table:table-row table:style-name="ro1" table:visibility="filter">
          <table:table-cell table:formula="of:=IF(COUNTIF([.B$2:.B372]; [.B3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372]=&quot;nie&quot;; COUNTIF([.$B$2:.$B$1001]; [.B372])-1; &quot;&quot;)">
            <text:p/>
          </table:table-cell>
        </table:table-row>
        <table:table-row table:style-name="ro1" table:visibility="filter">
          <table:table-cell table:formula="of:=IF(COUNTIF([.B$2:.B373]; [.B3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373]=&quot;nie&quot;; COUNTIF([.$B$2:.$B$1001]; [.B373])-1; &quot;&quot;)">
            <text:p/>
          </table:table-cell>
        </table:table-row>
        <table:table-row table:style-name="ro1" table:visibility="filter">
          <table:table-cell table:formula="of:=IF(COUNTIF([.B$2:.B374]; [.B3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374]=&quot;nie&quot;; COUNTIF([.$B$2:.$B$1001]; [.B374])-1; &quot;&quot;)">
            <text:p/>
          </table:table-cell>
        </table:table-row>
        <table:table-row table:style-name="ro1" table:visibility="filter">
          <table:table-cell table:formula="of:=IF(COUNTIF([.B$2:.B375]; [.B3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375]=&quot;nie&quot;; COUNTIF([.$B$2:.$B$1001]; [.B375])-1; &quot;&quot;)">
            <text:p/>
          </table:table-cell>
        </table:table-row>
        <table:table-row table:style-name="ro1" table:visibility="filter">
          <table:table-cell table:formula="of:=IF(COUNTIF([.B$2:.B376]; [.B3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376]=&quot;nie&quot;; COUNTIF([.$B$2:.$B$1001]; [.B376])-1; &quot;&quot;)">
            <text:p/>
          </table:table-cell>
        </table:table-row>
        <table:table-row table:style-name="ro1" table:visibility="filter">
          <table:table-cell table:formula="of:=IF(COUNTIF([.B$2:.B377]; [.B3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377]=&quot;nie&quot;; COUNTIF([.$B$2:.$B$1001]; [.B377])-1; &quot;&quot;)">
            <text:p/>
          </table:table-cell>
        </table:table-row>
        <table:table-row table:style-name="ro1" table:visibility="filter">
          <table:table-cell table:formula="of:=IF(COUNTIF([.B$2:.B378]; [.B3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378]=&quot;nie&quot;; COUNTIF([.$B$2:.$B$1001]; [.B378])-1; &quot;&quot;)">
            <text:p/>
          </table:table-cell>
        </table:table-row>
        <table:table-row table:style-name="ro1" table:visibility="filter">
          <table:table-cell table:formula="of:=IF(COUNTIF([.B$2:.B379]; [.B3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79]=&quot;nie&quot;; COUNTIF([.$B$2:.$B$1001]; [.B379])-1; &quot;&quot;)">
            <text:p/>
          </table:table-cell>
        </table:table-row>
        <table:table-row table:style-name="ro1" table:visibility="filter">
          <table:table-cell table:formula="of:=IF(COUNTIF([.B$2:.B380]; [.B3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80]=&quot;nie&quot;; COUNTIF([.$B$2:.$B$1001]; [.B380])-1; &quot;&quot;)">
            <text:p/>
          </table:table-cell>
        </table:table-row>
        <table:table-row table:style-name="ro1" table:visibility="filter">
          <table:table-cell table:formula="of:=IF(COUNTIF([.B$2:.B381]; [.B3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381]=&quot;nie&quot;; COUNTIF([.$B$2:.$B$1001]; [.B381])-1; &quot;&quot;)">
            <text:p/>
          </table:table-cell>
        </table:table-row>
        <table:table-row table:style-name="ro1" table:visibility="filter">
          <table:table-cell table:formula="of:=IF(COUNTIF([.B$2:.B382]; [.B3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82]=&quot;nie&quot;; COUNTIF([.$B$2:.$B$1001]; [.B382])-1; &quot;&quot;)">
            <text:p/>
          </table:table-cell>
        </table:table-row>
        <table:table-row table:style-name="ro1" table:visibility="filter">
          <table:table-cell table:formula="of:=IF(COUNTIF([.B$2:.B383]; [.B3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83]=&quot;nie&quot;; COUNTIF([.$B$2:.$B$1001]; [.B383])-1; &quot;&quot;)">
            <text:p/>
          </table:table-cell>
        </table:table-row>
        <table:table-row table:style-name="ro1" table:visibility="filter">
          <table:table-cell table:formula="of:=IF(COUNTIF([.B$2:.B384]; [.B3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384]=&quot;nie&quot;; COUNTIF([.$B$2:.$B$1001]; [.B384])-1; &quot;&quot;)">
            <text:p/>
          </table:table-cell>
        </table:table-row>
        <table:table-row table:style-name="ro1" table:visibility="filter">
          <table:table-cell table:formula="of:=IF(COUNTIF([.B$2:.B385]; [.B3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385]=&quot;nie&quot;; COUNTIF([.$B$2:.$B$1001]; [.B385])-1; &quot;&quot;)">
            <text:p/>
          </table:table-cell>
        </table:table-row>
        <table:table-row table:style-name="ro1" table:visibility="filter">
          <table:table-cell table:formula="of:=IF(COUNTIF([.B$2:.B386]; [.B3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86]=&quot;nie&quot;; COUNTIF([.$B$2:.$B$1001]; [.B386])-1; &quot;&quot;)">
            <text:p/>
          </table:table-cell>
        </table:table-row>
        <table:table-row table:style-name="ro1" table:visibility="filter">
          <table:table-cell table:formula="of:=IF(COUNTIF([.B$2:.B387]; [.B3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387]=&quot;nie&quot;; COUNTIF([.$B$2:.$B$1001]; [.B387])-1; &quot;&quot;)">
            <text:p/>
          </table:table-cell>
        </table:table-row>
        <table:table-row table:style-name="ro1" table:visibility="filter">
          <table:table-cell table:formula="of:=IF(COUNTIF([.B$2:.B388]; [.B3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388]=&quot;nie&quot;; COUNTIF([.$B$2:.$B$1001]; [.B388])-1; &quot;&quot;)">
            <text:p/>
          </table:table-cell>
        </table:table-row>
        <table:table-row table:style-name="ro1" table:visibility="filter">
          <table:table-cell table:formula="of:=IF(COUNTIF([.B$2:.B389]; [.B3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389]=&quot;nie&quot;; COUNTIF([.$B$2:.$B$1001]; [.B389])-1; &quot;&quot;)">
            <text:p/>
          </table:table-cell>
        </table:table-row>
        <table:table-row table:style-name="ro1" table:visibility="filter">
          <table:table-cell table:formula="of:=IF(COUNTIF([.B$2:.B390]; [.B3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390]=&quot;nie&quot;; COUNTIF([.$B$2:.$B$1001]; [.B390])-1; &quot;&quot;)">
            <text:p/>
          </table:table-cell>
        </table:table-row>
        <table:table-row table:style-name="ro1" table:visibility="filter">
          <table:table-cell table:formula="of:=IF(COUNTIF([.B$2:.B391]; [.B3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391]=&quot;nie&quot;; COUNTIF([.$B$2:.$B$1001]; [.B391])-1; &quot;&quot;)">
            <text:p/>
          </table:table-cell>
        </table:table-row>
        <table:table-row table:style-name="ro1" table:visibility="filter">
          <table:table-cell table:formula="of:=IF(COUNTIF([.B$2:.B392]; [.B3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392]=&quot;nie&quot;; COUNTIF([.$B$2:.$B$1001]; [.B392])-1; &quot;&quot;)">
            <text:p/>
          </table:table-cell>
        </table:table-row>
        <table:table-row table:style-name="ro1" table:visibility="filter">
          <table:table-cell table:formula="of:=IF(COUNTIF([.B$2:.B393]; [.B3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393]=&quot;nie&quot;; COUNTIF([.$B$2:.$B$1001]; [.B393])-1; &quot;&quot;)">
            <text:p/>
          </table:table-cell>
        </table:table-row>
        <table:table-row table:style-name="ro1" table:visibility="filter">
          <table:table-cell table:formula="of:=IF(COUNTIF([.B$2:.B394]; [.B3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394]=&quot;nie&quot;; COUNTIF([.$B$2:.$B$1001]; [.B394])-1; &quot;&quot;)">
            <text:p/>
          </table:table-cell>
        </table:table-row>
        <table:table-row table:style-name="ro1" table:visibility="filter">
          <table:table-cell table:formula="of:=IF(COUNTIF([.B$2:.B395]; [.B3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395]=&quot;nie&quot;; COUNTIF([.$B$2:.$B$1001]; [.B395])-1; &quot;&quot;)">
            <text:p/>
          </table:table-cell>
        </table:table-row>
        <table:table-row table:style-name="ro1" table:visibility="filter">
          <table:table-cell table:formula="of:=IF(COUNTIF([.B$2:.B396]; [.B3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396]=&quot;nie&quot;; COUNTIF([.$B$2:.$B$1001]; [.B396])-1; &quot;&quot;)">
            <text:p/>
          </table:table-cell>
        </table:table-row>
        <table:table-row table:style-name="ro1" table:visibility="filter">
          <table:table-cell table:formula="of:=IF(COUNTIF([.B$2:.B397]; [.B3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397]=&quot;nie&quot;; COUNTIF([.$B$2:.$B$1001]; [.B397])-1; &quot;&quot;)">
            <text:p/>
          </table:table-cell>
        </table:table-row>
        <table:table-row table:style-name="ro1" table:visibility="filter">
          <table:table-cell table:formula="of:=IF(COUNTIF([.B$2:.B398]; [.B3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398]=&quot;nie&quot;; COUNTIF([.$B$2:.$B$1001]; [.B398])-1; &quot;&quot;)">
            <text:p/>
          </table:table-cell>
        </table:table-row>
        <table:table-row table:style-name="ro1" table:visibility="filter">
          <table:table-cell table:formula="of:=IF(COUNTIF([.B$2:.B399]; [.B3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399]=&quot;nie&quot;; COUNTIF([.$B$2:.$B$1001]; [.B399])-1; &quot;&quot;)">
            <text:p/>
          </table:table-cell>
        </table:table-row>
        <table:table-row table:style-name="ro1" table:visibility="filter">
          <table:table-cell table:formula="of:=IF(COUNTIF([.B$2:.B400]; [.B4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400]=&quot;nie&quot;; COUNTIF([.$B$2:.$B$1001]; [.B400])-1; &quot;&quot;)">
            <text:p/>
          </table:table-cell>
        </table:table-row>
        <table:table-row table:style-name="ro1" table:visibility="filter">
          <table:table-cell table:formula="of:=IF(COUNTIF([.B$2:.B401]; [.B4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01]=&quot;nie&quot;; COUNTIF([.$B$2:.$B$1001]; [.B401])-1; &quot;&quot;)">
            <text:p/>
          </table:table-cell>
        </table:table-row>
        <table:table-row table:style-name="ro1" table:visibility="filter">
          <table:table-cell table:formula="of:=IF(COUNTIF([.B$2:.B402]; [.B4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402]=&quot;nie&quot;; COUNTIF([.$B$2:.$B$1001]; [.B402])-1; &quot;&quot;)">
            <text:p/>
          </table:table-cell>
        </table:table-row>
        <table:table-row table:style-name="ro1" table:visibility="filter">
          <table:table-cell table:formula="of:=IF(COUNTIF([.B$2:.B403]; [.B4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403]=&quot;nie&quot;; COUNTIF([.$B$2:.$B$1001]; [.B403])-1; &quot;&quot;)">
            <text:p/>
          </table:table-cell>
        </table:table-row>
        <table:table-row table:style-name="ro1" table:visibility="filter">
          <table:table-cell table:formula="of:=IF(COUNTIF([.B$2:.B404]; [.B4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404]=&quot;nie&quot;; COUNTIF([.$B$2:.$B$1001]; [.B404])-1; &quot;&quot;)">
            <text:p/>
          </table:table-cell>
        </table:table-row>
        <table:table-row table:style-name="ro1" table:visibility="filter">
          <table:table-cell table:formula="of:=IF(COUNTIF([.B$2:.B405]; [.B4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05]=&quot;nie&quot;; COUNTIF([.$B$2:.$B$1001]; [.B405])-1; &quot;&quot;)">
            <text:p/>
          </table:table-cell>
        </table:table-row>
        <table:table-row table:style-name="ro1" table:visibility="filter">
          <table:table-cell table:formula="of:=IF(COUNTIF([.B$2:.B406]; [.B4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406]=&quot;nie&quot;; COUNTIF([.$B$2:.$B$1001]; [.B406])-1; &quot;&quot;)">
            <text:p/>
          </table:table-cell>
        </table:table-row>
        <table:table-row table:style-name="ro1" table:visibility="filter">
          <table:table-cell table:formula="of:=IF(COUNTIF([.B$2:.B407]; [.B4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407]=&quot;nie&quot;; COUNTIF([.$B$2:.$B$1001]; [.B407])-1; &quot;&quot;)">
            <text:p/>
          </table:table-cell>
        </table:table-row>
        <table:table-row table:style-name="ro1" table:visibility="filter">
          <table:table-cell table:formula="of:=IF(COUNTIF([.B$2:.B408]; [.B4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408]=&quot;nie&quot;; COUNTIF([.$B$2:.$B$1001]; [.B408])-1; &quot;&quot;)">
            <text:p/>
          </table:table-cell>
        </table:table-row>
        <table:table-row table:style-name="ro1" table:visibility="filter">
          <table:table-cell table:formula="of:=IF(COUNTIF([.B$2:.B409]; [.B4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409]=&quot;nie&quot;; COUNTIF([.$B$2:.$B$1001]; [.B409])-1; &quot;&quot;)">
            <text:p/>
          </table:table-cell>
        </table:table-row>
        <table:table-row table:style-name="ro1" table:visibility="filter">
          <table:table-cell table:formula="of:=IF(COUNTIF([.B$2:.B410]; [.B4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10]=&quot;nie&quot;; COUNTIF([.$B$2:.$B$1001]; [.B410])-1; &quot;&quot;)">
            <text:p/>
          </table:table-cell>
        </table:table-row>
        <table:table-row table:style-name="ro1" table:visibility="filter">
          <table:table-cell table:formula="of:=IF(COUNTIF([.B$2:.B411]; [.B4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411]=&quot;nie&quot;; COUNTIF([.$B$2:.$B$1001]; [.B411])-1; &quot;&quot;)">
            <text:p/>
          </table:table-cell>
        </table:table-row>
        <table:table-row table:style-name="ro1" table:visibility="filter">
          <table:table-cell table:formula="of:=IF(COUNTIF([.B$2:.B412]; [.B4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412]=&quot;nie&quot;; COUNTIF([.$B$2:.$B$1001]; [.B412])-1; &quot;&quot;)">
            <text:p/>
          </table:table-cell>
        </table:table-row>
        <table:table-row table:style-name="ro1" table:visibility="filter">
          <table:table-cell table:formula="of:=IF(COUNTIF([.B$2:.B413]; [.B4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413]=&quot;nie&quot;; COUNTIF([.$B$2:.$B$1001]; [.B413])-1; &quot;&quot;)">
            <text:p/>
          </table:table-cell>
        </table:table-row>
        <table:table-row table:style-name="ro1" table:visibility="filter">
          <table:table-cell table:formula="of:=IF(COUNTIF([.B$2:.B414]; [.B4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414]=&quot;nie&quot;; COUNTIF([.$B$2:.$B$1001]; [.B414])-1; &quot;&quot;)">
            <text:p/>
          </table:table-cell>
        </table:table-row>
        <table:table-row table:style-name="ro1" table:visibility="filter">
          <table:table-cell table:formula="of:=IF(COUNTIF([.B$2:.B415]; [.B4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415]=&quot;nie&quot;; COUNTIF([.$B$2:.$B$1001]; [.B415])-1; &quot;&quot;)">
            <text:p/>
          </table:table-cell>
        </table:table-row>
        <table:table-row table:style-name="ro1" table:visibility="filter">
          <table:table-cell table:formula="of:=IF(COUNTIF([.B$2:.B416]; [.B4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416]=&quot;nie&quot;; COUNTIF([.$B$2:.$B$1001]; [.B416])-1; &quot;&quot;)">
            <text:p/>
          </table:table-cell>
        </table:table-row>
        <table:table-row table:style-name="ro1" table:visibility="filter">
          <table:table-cell table:formula="of:=IF(COUNTIF([.B$2:.B417]; [.B4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17]=&quot;nie&quot;; COUNTIF([.$B$2:.$B$1001]; [.B417])-1; &quot;&quot;)">
            <text:p/>
          </table:table-cell>
        </table:table-row>
        <table:table-row table:style-name="ro1" table:visibility="filter">
          <table:table-cell table:formula="of:=IF(COUNTIF([.B$2:.B418]; [.B4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418]=&quot;nie&quot;; COUNTIF([.$B$2:.$B$1001]; [.B418])-1; &quot;&quot;)">
            <text:p/>
          </table:table-cell>
        </table:table-row>
        <table:table-row table:style-name="ro1" table:visibility="filter">
          <table:table-cell table:formula="of:=IF(COUNTIF([.B$2:.B419]; [.B4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419]=&quot;nie&quot;; COUNTIF([.$B$2:.$B$1001]; [.B419])-1; &quot;&quot;)">
            <text:p/>
          </table:table-cell>
        </table:table-row>
        <table:table-row table:style-name="ro1" table:visibility="filter">
          <table:table-cell table:formula="of:=IF(COUNTIF([.B$2:.B420]; [.B4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420]=&quot;nie&quot;; COUNTIF([.$B$2:.$B$1001]; [.B420])-1; &quot;&quot;)">
            <text:p/>
          </table:table-cell>
        </table:table-row>
        <table:table-row table:style-name="ro1" table:visibility="filter">
          <table:table-cell table:formula="of:=IF(COUNTIF([.B$2:.B421]; [.B4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421]=&quot;nie&quot;; COUNTIF([.$B$2:.$B$1001]; [.B421])-1; &quot;&quot;)">
            <text:p/>
          </table:table-cell>
        </table:table-row>
        <table:table-row table:style-name="ro1" table:visibility="filter">
          <table:table-cell table:formula="of:=IF(COUNTIF([.B$2:.B422]; [.B4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22]=&quot;nie&quot;; COUNTIF([.$B$2:.$B$1001]; [.B422])-1; &quot;&quot;)">
            <text:p/>
          </table:table-cell>
        </table:table-row>
        <table:table-row table:style-name="ro1" table:visibility="filter">
          <table:table-cell table:formula="of:=IF(COUNTIF([.B$2:.B423]; [.B4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23]=&quot;nie&quot;; COUNTIF([.$B$2:.$B$1001]; [.B423])-1; &quot;&quot;)">
            <text:p/>
          </table:table-cell>
        </table:table-row>
        <table:table-row table:style-name="ro1" table:visibility="filter">
          <table:table-cell table:formula="of:=IF(COUNTIF([.B$2:.B424]; [.B4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424]=&quot;nie&quot;; COUNTIF([.$B$2:.$B$1001]; [.B424])-1; &quot;&quot;)">
            <text:p/>
          </table:table-cell>
        </table:table-row>
        <table:table-row table:style-name="ro1" table:visibility="filter">
          <table:table-cell table:formula="of:=IF(COUNTIF([.B$2:.B425]; [.B4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425]=&quot;nie&quot;; COUNTIF([.$B$2:.$B$1001]; [.B425])-1; &quot;&quot;)">
            <text:p/>
          </table:table-cell>
        </table:table-row>
        <table:table-row table:style-name="ro1" table:visibility="filter">
          <table:table-cell table:formula="of:=IF(COUNTIF([.B$2:.B426]; [.B4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426]=&quot;nie&quot;; COUNTIF([.$B$2:.$B$1001]; [.B426])-1; &quot;&quot;)">
            <text:p/>
          </table:table-cell>
        </table:table-row>
        <table:table-row table:style-name="ro1" table:visibility="filter">
          <table:table-cell table:formula="of:=IF(COUNTIF([.B$2:.B427]; [.B4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27]=&quot;nie&quot;; COUNTIF([.$B$2:.$B$1001]; [.B427])-1; &quot;&quot;)">
            <text:p/>
          </table:table-cell>
        </table:table-row>
        <table:table-row table:style-name="ro1" table:visibility="filter">
          <table:table-cell table:formula="of:=IF(COUNTIF([.B$2:.B428]; [.B4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428]=&quot;nie&quot;; COUNTIF([.$B$2:.$B$1001]; [.B428])-1; &quot;&quot;)">
            <text:p/>
          </table:table-cell>
        </table:table-row>
        <table:table-row table:style-name="ro1" table:visibility="filter">
          <table:table-cell table:formula="of:=IF(COUNTIF([.B$2:.B429]; [.B4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429]=&quot;nie&quot;; COUNTIF([.$B$2:.$B$1001]; [.B429])-1; &quot;&quot;)">
            <text:p/>
          </table:table-cell>
        </table:table-row>
        <table:table-row table:style-name="ro1" table:visibility="filter">
          <table:table-cell table:formula="of:=IF(COUNTIF([.B$2:.B430]; [.B4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430]=&quot;nie&quot;; COUNTIF([.$B$2:.$B$1001]; [.B430])-1; &quot;&quot;)">
            <text:p/>
          </table:table-cell>
        </table:table-row>
        <table:table-row table:style-name="ro1" table:visibility="filter">
          <table:table-cell table:formula="of:=IF(COUNTIF([.B$2:.B431]; [.B4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431]=&quot;nie&quot;; COUNTIF([.$B$2:.$B$1001]; [.B431])-1; &quot;&quot;)">
            <text:p/>
          </table:table-cell>
        </table:table-row>
        <table:table-row table:style-name="ro1" table:visibility="filter">
          <table:table-cell table:formula="of:=IF(COUNTIF([.B$2:.B432]; [.B4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432]=&quot;nie&quot;; COUNTIF([.$B$2:.$B$1001]; [.B432])-1; &quot;&quot;)">
            <text:p/>
          </table:table-cell>
        </table:table-row>
        <table:table-row table:style-name="ro1" table:visibility="filter">
          <table:table-cell table:formula="of:=IF(COUNTIF([.B$2:.B433]; [.B4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33]=&quot;nie&quot;; COUNTIF([.$B$2:.$B$1001]; [.B433])-1; &quot;&quot;)">
            <text:p/>
          </table:table-cell>
        </table:table-row>
        <table:table-row table:style-name="ro1" table:visibility="filter">
          <table:table-cell table:formula="of:=IF(COUNTIF([.B$2:.B434]; [.B4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434]=&quot;nie&quot;; COUNTIF([.$B$2:.$B$1001]; [.B434])-1; &quot;&quot;)">
            <text:p/>
          </table:table-cell>
        </table:table-row>
        <table:table-row table:style-name="ro1" table:visibility="filter">
          <table:table-cell table:formula="of:=IF(COUNTIF([.B$2:.B435]; [.B4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435]=&quot;nie&quot;; COUNTIF([.$B$2:.$B$1001]; [.B435])-1; &quot;&quot;)">
            <text:p/>
          </table:table-cell>
        </table:table-row>
        <table:table-row table:style-name="ro1" table:visibility="filter">
          <table:table-cell table:formula="of:=IF(COUNTIF([.B$2:.B436]; [.B4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436]=&quot;nie&quot;; COUNTIF([.$B$2:.$B$1001]; [.B436])-1; &quot;&quot;)">
            <text:p/>
          </table:table-cell>
        </table:table-row>
        <table:table-row table:style-name="ro1" table:visibility="filter">
          <table:table-cell table:formula="of:=IF(COUNTIF([.B$2:.B437]; [.B4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437]=&quot;nie&quot;; COUNTIF([.$B$2:.$B$1001]; [.B437])-1; &quot;&quot;)">
            <text:p/>
          </table:table-cell>
        </table:table-row>
        <table:table-row table:style-name="ro1" table:visibility="filter">
          <table:table-cell table:formula="of:=IF(COUNTIF([.B$2:.B438]; [.B4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438]=&quot;nie&quot;; COUNTIF([.$B$2:.$B$1001]; [.B438])-1; &quot;&quot;)">
            <text:p/>
          </table:table-cell>
        </table:table-row>
        <table:table-row table:style-name="ro1" table:visibility="filter">
          <table:table-cell table:formula="of:=IF(COUNTIF([.B$2:.B439]; [.B4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39]=&quot;nie&quot;; COUNTIF([.$B$2:.$B$1001]; [.B439])-1; &quot;&quot;)">
            <text:p/>
          </table:table-cell>
        </table:table-row>
        <table:table-row table:style-name="ro1" table:visibility="filter">
          <table:table-cell table:formula="of:=IF(COUNTIF([.B$2:.B440]; [.B4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440]=&quot;nie&quot;; COUNTIF([.$B$2:.$B$1001]; [.B440])-1; &quot;&quot;)">
            <text:p/>
          </table:table-cell>
        </table:table-row>
        <table:table-row table:style-name="ro1" table:visibility="filter">
          <table:table-cell table:formula="of:=IF(COUNTIF([.B$2:.B441]; [.B4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441]=&quot;nie&quot;; COUNTIF([.$B$2:.$B$1001]; [.B441])-1; &quot;&quot;)">
            <text:p/>
          </table:table-cell>
        </table:table-row>
        <table:table-row table:style-name="ro1" table:visibility="filter">
          <table:table-cell table:formula="of:=IF(COUNTIF([.B$2:.B442]; [.B4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442]=&quot;nie&quot;; COUNTIF([.$B$2:.$B$1001]; [.B442])-1; &quot;&quot;)">
            <text:p/>
          </table:table-cell>
        </table:table-row>
        <table:table-row table:style-name="ro1" table:visibility="filter">
          <table:table-cell table:formula="of:=IF(COUNTIF([.B$2:.B443]; [.B4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443]=&quot;nie&quot;; COUNTIF([.$B$2:.$B$1001]; [.B443])-1; &quot;&quot;)">
            <text:p/>
          </table:table-cell>
        </table:table-row>
        <table:table-row table:style-name="ro1" table:visibility="filter">
          <table:table-cell table:formula="of:=IF(COUNTIF([.B$2:.B444]; [.B4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444]=&quot;nie&quot;; COUNTIF([.$B$2:.$B$1001]; [.B444])-1; &quot;&quot;)">
            <text:p/>
          </table:table-cell>
        </table:table-row>
        <table:table-row table:style-name="ro1" table:visibility="filter">
          <table:table-cell table:formula="of:=IF(COUNTIF([.B$2:.B445]; [.B4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445]=&quot;nie&quot;; COUNTIF([.$B$2:.$B$1001]; [.B445])-1; &quot;&quot;)">
            <text:p/>
          </table:table-cell>
        </table:table-row>
        <table:table-row table:style-name="ro1" table:visibility="filter">
          <table:table-cell table:formula="of:=IF(COUNTIF([.B$2:.B446]; [.B4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446]=&quot;nie&quot;; COUNTIF([.$B$2:.$B$1001]; [.B446])-1; &quot;&quot;)">
            <text:p/>
          </table:table-cell>
        </table:table-row>
        <table:table-row table:style-name="ro1" table:visibility="filter">
          <table:table-cell table:formula="of:=IF(COUNTIF([.B$2:.B447]; [.B4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447]=&quot;nie&quot;; COUNTIF([.$B$2:.$B$1001]; [.B447])-1; &quot;&quot;)">
            <text:p/>
          </table:table-cell>
        </table:table-row>
        <table:table-row table:style-name="ro1" table:visibility="filter">
          <table:table-cell table:formula="of:=IF(COUNTIF([.B$2:.B448]; [.B4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448]=&quot;nie&quot;; COUNTIF([.$B$2:.$B$1001]; [.B448])-1; &quot;&quot;)">
            <text:p/>
          </table:table-cell>
        </table:table-row>
        <table:table-row table:style-name="ro1" table:visibility="filter">
          <table:table-cell table:formula="of:=IF(COUNTIF([.B$2:.B449]; [.B4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449]=&quot;nie&quot;; COUNTIF([.$B$2:.$B$1001]; [.B449])-1; &quot;&quot;)">
            <text:p/>
          </table:table-cell>
        </table:table-row>
        <table:table-row table:style-name="ro1" table:visibility="filter">
          <table:table-cell table:formula="of:=IF(COUNTIF([.B$2:.B450]; [.B4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450]=&quot;nie&quot;; COUNTIF([.$B$2:.$B$1001]; [.B450])-1; &quot;&quot;)">
            <text:p/>
          </table:table-cell>
        </table:table-row>
        <table:table-row table:style-name="ro1" table:visibility="filter">
          <table:table-cell table:formula="of:=IF(COUNTIF([.B$2:.B451]; [.B4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451]=&quot;nie&quot;; COUNTIF([.$B$2:.$B$1001]; [.B451])-1; &quot;&quot;)">
            <text:p/>
          </table:table-cell>
        </table:table-row>
        <table:table-row table:style-name="ro1" table:visibility="filter">
          <table:table-cell table:formula="of:=IF(COUNTIF([.B$2:.B452]; [.B4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52]=&quot;nie&quot;; COUNTIF([.$B$2:.$B$1001]; [.B452])-1; &quot;&quot;)">
            <text:p/>
          </table:table-cell>
        </table:table-row>
        <table:table-row table:style-name="ro1" table:visibility="filter">
          <table:table-cell table:formula="of:=IF(COUNTIF([.B$2:.B453]; [.B4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453]=&quot;nie&quot;; COUNTIF([.$B$2:.$B$1001]; [.B453])-1; &quot;&quot;)">
            <text:p/>
          </table:table-cell>
        </table:table-row>
        <table:table-row table:style-name="ro1" table:visibility="filter">
          <table:table-cell table:formula="of:=IF(COUNTIF([.B$2:.B454]; [.B4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54]=&quot;nie&quot;; COUNTIF([.$B$2:.$B$1001]; [.B454])-1; &quot;&quot;)">
            <text:p/>
          </table:table-cell>
        </table:table-row>
        <table:table-row table:style-name="ro1" table:visibility="filter">
          <table:table-cell table:formula="of:=IF(COUNTIF([.B$2:.B455]; [.B4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455]=&quot;nie&quot;; COUNTIF([.$B$2:.$B$1001]; [.B455])-1; &quot;&quot;)">
            <text:p/>
          </table:table-cell>
        </table:table-row>
        <table:table-row table:style-name="ro1" table:visibility="filter">
          <table:table-cell table:formula="of:=IF(COUNTIF([.B$2:.B456]; [.B4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456]=&quot;nie&quot;; COUNTIF([.$B$2:.$B$1001]; [.B456])-1; &quot;&quot;)">
            <text:p/>
          </table:table-cell>
        </table:table-row>
        <table:table-row table:style-name="ro1" table:visibility="filter">
          <table:table-cell table:formula="of:=IF(COUNTIF([.B$2:.B457]; [.B4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457]=&quot;nie&quot;; COUNTIF([.$B$2:.$B$1001]; [.B457])-1; &quot;&quot;)">
            <text:p/>
          </table:table-cell>
        </table:table-row>
        <table:table-row table:style-name="ro1" table:visibility="filter">
          <table:table-cell table:formula="of:=IF(COUNTIF([.B$2:.B458]; [.B4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58]=&quot;nie&quot;; COUNTIF([.$B$2:.$B$1001]; [.B458])-1; &quot;&quot;)">
            <text:p/>
          </table:table-cell>
        </table:table-row>
        <table:table-row table:style-name="ro1" table:visibility="filter">
          <table:table-cell table:formula="of:=IF(COUNTIF([.B$2:.B459]; [.B4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59]=&quot;nie&quot;; COUNTIF([.$B$2:.$B$1001]; [.B459])-1; &quot;&quot;)">
            <text:p/>
          </table:table-cell>
        </table:table-row>
        <table:table-row table:style-name="ro1" table:visibility="filter">
          <table:table-cell table:formula="of:=IF(COUNTIF([.B$2:.B460]; [.B4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460]=&quot;nie&quot;; COUNTIF([.$B$2:.$B$1001]; [.B460])-1; &quot;&quot;)">
            <text:p/>
          </table:table-cell>
        </table:table-row>
        <table:table-row table:style-name="ro1" table:visibility="filter">
          <table:table-cell table:formula="of:=IF(COUNTIF([.B$2:.B461]; [.B4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461]=&quot;nie&quot;; COUNTIF([.$B$2:.$B$1001]; [.B461])-1; &quot;&quot;)">
            <text:p/>
          </table:table-cell>
        </table:table-row>
        <table:table-row table:style-name="ro1" table:visibility="filter">
          <table:table-cell table:formula="of:=IF(COUNTIF([.B$2:.B462]; [.B4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462]=&quot;nie&quot;; COUNTIF([.$B$2:.$B$1001]; [.B462])-1; &quot;&quot;)">
            <text:p/>
          </table:table-cell>
        </table:table-row>
        <table:table-row table:style-name="ro1" table:visibility="filter">
          <table:table-cell table:formula="of:=IF(COUNTIF([.B$2:.B463]; [.B4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63]=&quot;nie&quot;; COUNTIF([.$B$2:.$B$1001]; [.B463])-1; &quot;&quot;)">
            <text:p/>
          </table:table-cell>
        </table:table-row>
        <table:table-row table:style-name="ro1" table:visibility="filter">
          <table:table-cell table:formula="of:=IF(COUNTIF([.B$2:.B464]; [.B4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64]=&quot;nie&quot;; COUNTIF([.$B$2:.$B$1001]; [.B464])-1; &quot;&quot;)">
            <text:p/>
          </table:table-cell>
        </table:table-row>
        <table:table-row table:style-name="ro1" table:visibility="filter">
          <table:table-cell table:formula="of:=IF(COUNTIF([.B$2:.B465]; [.B4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465]=&quot;nie&quot;; COUNTIF([.$B$2:.$B$1001]; [.B465])-1; &quot;&quot;)">
            <text:p/>
          </table:table-cell>
        </table:table-row>
        <table:table-row table:style-name="ro1" table:visibility="filter">
          <table:table-cell table:formula="of:=IF(COUNTIF([.B$2:.B466]; [.B4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466]=&quot;nie&quot;; COUNTIF([.$B$2:.$B$1001]; [.B466])-1; &quot;&quot;)">
            <text:p/>
          </table:table-cell>
        </table:table-row>
        <table:table-row table:style-name="ro1" table:visibility="filter">
          <table:table-cell table:formula="of:=IF(COUNTIF([.B$2:.B467]; [.B4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467]=&quot;nie&quot;; COUNTIF([.$B$2:.$B$1001]; [.B467])-1; &quot;&quot;)">
            <text:p/>
          </table:table-cell>
        </table:table-row>
        <table:table-row table:style-name="ro1" table:visibility="filter">
          <table:table-cell table:formula="of:=IF(COUNTIF([.B$2:.B468]; [.B4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468]=&quot;nie&quot;; COUNTIF([.$B$2:.$B$1001]; [.B468])-1; &quot;&quot;)">
            <text:p/>
          </table:table-cell>
        </table:table-row>
        <table:table-row table:style-name="ro1" table:visibility="filter">
          <table:table-cell table:formula="of:=IF(COUNTIF([.B$2:.B469]; [.B4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469]=&quot;nie&quot;; COUNTIF([.$B$2:.$B$1001]; [.B469])-1; &quot;&quot;)">
            <text:p/>
          </table:table-cell>
        </table:table-row>
        <table:table-row table:style-name="ro1" table:visibility="filter">
          <table:table-cell table:formula="of:=IF(COUNTIF([.B$2:.B470]; [.B4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470]=&quot;nie&quot;; COUNTIF([.$B$2:.$B$1001]; [.B470])-1; &quot;&quot;)">
            <text:p/>
          </table:table-cell>
        </table:table-row>
        <table:table-row table:style-name="ro1" table:visibility="filter">
          <table:table-cell table:formula="of:=IF(COUNTIF([.B$2:.B471]; [.B4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71]=&quot;nie&quot;; COUNTIF([.$B$2:.$B$1001]; [.B471])-1; &quot;&quot;)">
            <text:p/>
          </table:table-cell>
        </table:table-row>
        <table:table-row table:style-name="ro1" table:visibility="filter">
          <table:table-cell table:formula="of:=IF(COUNTIF([.B$2:.B472]; [.B4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472]=&quot;nie&quot;; COUNTIF([.$B$2:.$B$1001]; [.B472])-1; &quot;&quot;)">
            <text:p/>
          </table:table-cell>
        </table:table-row>
        <table:table-row table:style-name="ro1" table:visibility="filter">
          <table:table-cell table:formula="of:=IF(COUNTIF([.B$2:.B473]; [.B4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73]=&quot;nie&quot;; COUNTIF([.$B$2:.$B$1001]; [.B473])-1; &quot;&quot;)">
            <text:p/>
          </table:table-cell>
        </table:table-row>
        <table:table-row table:style-name="ro1" table:visibility="filter">
          <table:table-cell table:formula="of:=IF(COUNTIF([.B$2:.B474]; [.B4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474]=&quot;nie&quot;; COUNTIF([.$B$2:.$B$1001]; [.B474])-1; &quot;&quot;)">
            <text:p/>
          </table:table-cell>
        </table:table-row>
        <table:table-row table:style-name="ro1" table:visibility="filter">
          <table:table-cell table:formula="of:=IF(COUNTIF([.B$2:.B475]; [.B4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75]=&quot;nie&quot;; COUNTIF([.$B$2:.$B$1001]; [.B475])-1; &quot;&quot;)">
            <text:p/>
          </table:table-cell>
        </table:table-row>
        <table:table-row table:style-name="ro1" table:visibility="filter">
          <table:table-cell table:formula="of:=IF(COUNTIF([.B$2:.B476]; [.B4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476]=&quot;nie&quot;; COUNTIF([.$B$2:.$B$1001]; [.B476])-1; &quot;&quot;)">
            <text:p/>
          </table:table-cell>
        </table:table-row>
        <table:table-row table:style-name="ro1" table:visibility="filter">
          <table:table-cell table:formula="of:=IF(COUNTIF([.B$2:.B477]; [.B4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477]=&quot;nie&quot;; COUNTIF([.$B$2:.$B$1001]; [.B477])-1; &quot;&quot;)">
            <text:p/>
          </table:table-cell>
        </table:table-row>
        <table:table-row table:style-name="ro1" table:visibility="filter">
          <table:table-cell table:formula="of:=IF(COUNTIF([.B$2:.B478]; [.B4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478]=&quot;nie&quot;; COUNTIF([.$B$2:.$B$1001]; [.B478])-1; &quot;&quot;)">
            <text:p/>
          </table:table-cell>
        </table:table-row>
        <table:table-row table:style-name="ro1" table:visibility="filter">
          <table:table-cell table:formula="of:=IF(COUNTIF([.B$2:.B479]; [.B4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479]=&quot;nie&quot;; COUNTIF([.$B$2:.$B$1001]; [.B479])-1; &quot;&quot;)">
            <text:p/>
          </table:table-cell>
        </table:table-row>
        <table:table-row table:style-name="ro1" table:visibility="filter">
          <table:table-cell table:formula="of:=IF(COUNTIF([.B$2:.B480]; [.B4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480]=&quot;nie&quot;; COUNTIF([.$B$2:.$B$1001]; [.B480])-1; &quot;&quot;)">
            <text:p/>
          </table:table-cell>
        </table:table-row>
        <table:table-row table:style-name="ro1" table:visibility="filter">
          <table:table-cell table:formula="of:=IF(COUNTIF([.B$2:.B481]; [.B4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81]=&quot;nie&quot;; COUNTIF([.$B$2:.$B$1001]; [.B481])-1; &quot;&quot;)">
            <text:p/>
          </table:table-cell>
        </table:table-row>
        <table:table-row table:style-name="ro1" table:visibility="filter">
          <table:table-cell table:formula="of:=IF(COUNTIF([.B$2:.B482]; [.B4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482]=&quot;nie&quot;; COUNTIF([.$B$2:.$B$1001]; [.B482])-1; &quot;&quot;)">
            <text:p/>
          </table:table-cell>
        </table:table-row>
        <table:table-row table:style-name="ro1" table:visibility="filter">
          <table:table-cell table:formula="of:=IF(COUNTIF([.B$2:.B483]; [.B4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483]=&quot;nie&quot;; COUNTIF([.$B$2:.$B$1001]; [.B483])-1; &quot;&quot;)">
            <text:p/>
          </table:table-cell>
        </table:table-row>
        <table:table-row table:style-name="ro1" table:visibility="filter">
          <table:table-cell table:formula="of:=IF(COUNTIF([.B$2:.B484]; [.B4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484]=&quot;nie&quot;; COUNTIF([.$B$2:.$B$1001]; [.B484])-1; &quot;&quot;)">
            <text:p/>
          </table:table-cell>
        </table:table-row>
        <table:table-row table:style-name="ro1" table:visibility="filter">
          <table:table-cell table:formula="of:=IF(COUNTIF([.B$2:.B485]; [.B4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485]=&quot;nie&quot;; COUNTIF([.$B$2:.$B$1001]; [.B485])-1; &quot;&quot;)">
            <text:p/>
          </table:table-cell>
        </table:table-row>
        <table:table-row table:style-name="ro1" table:visibility="filter">
          <table:table-cell table:formula="of:=IF(COUNTIF([.B$2:.B486]; [.B4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486]=&quot;nie&quot;; COUNTIF([.$B$2:.$B$1001]; [.B486])-1; &quot;&quot;)">
            <text:p/>
          </table:table-cell>
        </table:table-row>
        <table:table-row table:style-name="ro1" table:visibility="filter">
          <table:table-cell table:formula="of:=IF(COUNTIF([.B$2:.B487]; [.B4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487]=&quot;nie&quot;; COUNTIF([.$B$2:.$B$1001]; [.B487])-1; &quot;&quot;)">
            <text:p/>
          </table:table-cell>
        </table:table-row>
        <table:table-row table:style-name="ro1" table:visibility="filter">
          <table:table-cell table:formula="of:=IF(COUNTIF([.B$2:.B488]; [.B4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88]=&quot;nie&quot;; COUNTIF([.$B$2:.$B$1001]; [.B488])-1; &quot;&quot;)">
            <text:p/>
          </table:table-cell>
        </table:table-row>
        <table:table-row table:style-name="ro1" table:visibility="filter">
          <table:table-cell table:formula="of:=IF(COUNTIF([.B$2:.B489]; [.B4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489]=&quot;nie&quot;; COUNTIF([.$B$2:.$B$1001]; [.B489])-1; &quot;&quot;)">
            <text:p/>
          </table:table-cell>
        </table:table-row>
        <table:table-row table:style-name="ro1" table:visibility="filter">
          <table:table-cell table:formula="of:=IF(COUNTIF([.B$2:.B490]; [.B4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490]=&quot;nie&quot;; COUNTIF([.$B$2:.$B$1001]; [.B490])-1; &quot;&quot;)">
            <text:p/>
          </table:table-cell>
        </table:table-row>
        <table:table-row table:style-name="ro1" table:visibility="filter">
          <table:table-cell table:formula="of:=IF(COUNTIF([.B$2:.B491]; [.B4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491]=&quot;nie&quot;; COUNTIF([.$B$2:.$B$1001]; [.B491])-1; &quot;&quot;)">
            <text:p/>
          </table:table-cell>
        </table:table-row>
        <table:table-row table:style-name="ro1" table:visibility="filter">
          <table:table-cell table:formula="of:=IF(COUNTIF([.B$2:.B492]; [.B4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492]=&quot;nie&quot;; COUNTIF([.$B$2:.$B$1001]; [.B492])-1; &quot;&quot;)">
            <text:p/>
          </table:table-cell>
        </table:table-row>
        <table:table-row table:style-name="ro1" table:visibility="filter">
          <table:table-cell table:formula="of:=IF(COUNTIF([.B$2:.B493]; [.B4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493]=&quot;nie&quot;; COUNTIF([.$B$2:.$B$1001]; [.B493])-1; &quot;&quot;)">
            <text:p/>
          </table:table-cell>
        </table:table-row>
        <table:table-row table:style-name="ro1" table:visibility="filter">
          <table:table-cell table:formula="of:=IF(COUNTIF([.B$2:.B494]; [.B4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494]=&quot;nie&quot;; COUNTIF([.$B$2:.$B$1001]; [.B494])-1; &quot;&quot;)">
            <text:p/>
          </table:table-cell>
        </table:table-row>
        <table:table-row table:style-name="ro1" table:visibility="filter">
          <table:table-cell table:formula="of:=IF(COUNTIF([.B$2:.B495]; [.B4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495]=&quot;nie&quot;; COUNTIF([.$B$2:.$B$1001]; [.B495])-1; &quot;&quot;)">
            <text:p/>
          </table:table-cell>
        </table:table-row>
        <table:table-row table:style-name="ro1" table:visibility="filter">
          <table:table-cell table:formula="of:=IF(COUNTIF([.B$2:.B496]; [.B4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496]=&quot;nie&quot;; COUNTIF([.$B$2:.$B$1001]; [.B496])-1; &quot;&quot;)">
            <text:p/>
          </table:table-cell>
        </table:table-row>
        <table:table-row table:style-name="ro1" table:visibility="filter">
          <table:table-cell table:formula="of:=IF(COUNTIF([.B$2:.B497]; [.B4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497]=&quot;nie&quot;; COUNTIF([.$B$2:.$B$1001]; [.B497])-1; &quot;&quot;)">
            <text:p/>
          </table:table-cell>
        </table:table-row>
        <table:table-row table:style-name="ro1" table:visibility="filter">
          <table:table-cell table:formula="of:=IF(COUNTIF([.B$2:.B498]; [.B4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498]=&quot;nie&quot;; COUNTIF([.$B$2:.$B$1001]; [.B498])-1; &quot;&quot;)">
            <text:p/>
          </table:table-cell>
        </table:table-row>
        <table:table-row table:style-name="ro1" table:visibility="filter">
          <table:table-cell table:formula="of:=IF(COUNTIF([.B$2:.B499]; [.B4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499]=&quot;nie&quot;; COUNTIF([.$B$2:.$B$1001]; [.B499])-1; &quot;&quot;)">
            <text:p/>
          </table:table-cell>
        </table:table-row>
        <table:table-row table:style-name="ro1" table:visibility="filter">
          <table:table-cell table:formula="of:=IF(COUNTIF([.B$2:.B500]; [.B5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500]=&quot;nie&quot;; COUNTIF([.$B$2:.$B$1001]; [.B500])-1; &quot;&quot;)">
            <text:p/>
          </table:table-cell>
        </table:table-row>
        <table:table-row table:style-name="ro1" table:visibility="filter">
          <table:table-cell table:formula="of:=IF(COUNTIF([.B$2:.B501]; [.B5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01]=&quot;nie&quot;; COUNTIF([.$B$2:.$B$1001]; [.B501])-1; &quot;&quot;)">
            <text:p/>
          </table:table-cell>
        </table:table-row>
        <table:table-row table:style-name="ro1" table:visibility="filter">
          <table:table-cell table:formula="of:=IF(COUNTIF([.B$2:.B502]; [.B5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502]=&quot;nie&quot;; COUNTIF([.$B$2:.$B$1001]; [.B502])-1; &quot;&quot;)">
            <text:p/>
          </table:table-cell>
        </table:table-row>
        <table:table-row table:style-name="ro1" table:visibility="filter">
          <table:table-cell table:formula="of:=IF(COUNTIF([.B$2:.B503]; [.B5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03]=&quot;nie&quot;; COUNTIF([.$B$2:.$B$1001]; [.B503])-1; &quot;&quot;)">
            <text:p/>
          </table:table-cell>
        </table:table-row>
        <table:table-row table:style-name="ro1" table:visibility="filter">
          <table:table-cell table:formula="of:=IF(COUNTIF([.B$2:.B504]; [.B5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04]=&quot;nie&quot;; COUNTIF([.$B$2:.$B$1001]; [.B504])-1; &quot;&quot;)">
            <text:p/>
          </table:table-cell>
        </table:table-row>
        <table:table-row table:style-name="ro1" table:visibility="filter">
          <table:table-cell table:formula="of:=IF(COUNTIF([.B$2:.B505]; [.B5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505]=&quot;nie&quot;; COUNTIF([.$B$2:.$B$1001]; [.B505])-1; &quot;&quot;)">
            <text:p/>
          </table:table-cell>
        </table:table-row>
        <table:table-row table:style-name="ro1" table:visibility="filter">
          <table:table-cell table:formula="of:=IF(COUNTIF([.B$2:.B506]; [.B5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506]=&quot;nie&quot;; COUNTIF([.$B$2:.$B$1001]; [.B506])-1; &quot;&quot;)">
            <text:p/>
          </table:table-cell>
        </table:table-row>
        <table:table-row table:style-name="ro1" table:visibility="filter">
          <table:table-cell table:formula="of:=IF(COUNTIF([.B$2:.B507]; [.B5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507]=&quot;nie&quot;; COUNTIF([.$B$2:.$B$1001]; [.B507])-1; &quot;&quot;)">
            <text:p/>
          </table:table-cell>
        </table:table-row>
        <table:table-row table:style-name="ro1" table:visibility="filter">
          <table:table-cell table:formula="of:=IF(COUNTIF([.B$2:.B508]; [.B5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508]=&quot;nie&quot;; COUNTIF([.$B$2:.$B$1001]; [.B508])-1; &quot;&quot;)">
            <text:p/>
          </table:table-cell>
        </table:table-row>
        <table:table-row table:style-name="ro1" table:visibility="filter">
          <table:table-cell table:formula="of:=IF(COUNTIF([.B$2:.B509]; [.B5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09]=&quot;nie&quot;; COUNTIF([.$B$2:.$B$1001]; [.B509])-1; &quot;&quot;)">
            <text:p/>
          </table:table-cell>
        </table:table-row>
        <table:table-row table:style-name="ro1" table:visibility="filter">
          <table:table-cell table:formula="of:=IF(COUNTIF([.B$2:.B510]; [.B5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510]=&quot;nie&quot;; COUNTIF([.$B$2:.$B$1001]; [.B510])-1; &quot;&quot;)">
            <text:p/>
          </table:table-cell>
        </table:table-row>
        <table:table-row table:style-name="ro1" table:visibility="filter">
          <table:table-cell table:formula="of:=IF(COUNTIF([.B$2:.B511]; [.B5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511]=&quot;nie&quot;; COUNTIF([.$B$2:.$B$1001]; [.B511])-1; &quot;&quot;)">
            <text:p/>
          </table:table-cell>
        </table:table-row>
        <table:table-row table:style-name="ro1" table:visibility="filter">
          <table:table-cell table:formula="of:=IF(COUNTIF([.B$2:.B512]; [.B5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512]=&quot;nie&quot;; COUNTIF([.$B$2:.$B$1001]; [.B512])-1; &quot;&quot;)">
            <text:p/>
          </table:table-cell>
        </table:table-row>
        <table:table-row table:style-name="ro1" table:visibility="filter">
          <table:table-cell table:formula="of:=IF(COUNTIF([.B$2:.B513]; [.B5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513]=&quot;nie&quot;; COUNTIF([.$B$2:.$B$1001]; [.B513])-1; &quot;&quot;)">
            <text:p/>
          </table:table-cell>
        </table:table-row>
        <table:table-row table:style-name="ro1" table:visibility="filter">
          <table:table-cell table:formula="of:=IF(COUNTIF([.B$2:.B514]; [.B5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514]=&quot;nie&quot;; COUNTIF([.$B$2:.$B$1001]; [.B514])-1; &quot;&quot;)">
            <text:p/>
          </table:table-cell>
        </table:table-row>
        <table:table-row table:style-name="ro1" table:visibility="filter">
          <table:table-cell table:formula="of:=IF(COUNTIF([.B$2:.B515]; [.B5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515]=&quot;nie&quot;; COUNTIF([.$B$2:.$B$1001]; [.B515])-1; &quot;&quot;)">
            <text:p/>
          </table:table-cell>
        </table:table-row>
        <table:table-row table:style-name="ro1" table:visibility="filter">
          <table:table-cell table:formula="of:=IF(COUNTIF([.B$2:.B516]; [.B5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16]=&quot;nie&quot;; COUNTIF([.$B$2:.$B$1001]; [.B516])-1; &quot;&quot;)">
            <text:p/>
          </table:table-cell>
        </table:table-row>
        <table:table-row table:style-name="ro1" table:visibility="filter">
          <table:table-cell table:formula="of:=IF(COUNTIF([.B$2:.B517]; [.B5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517]=&quot;nie&quot;; COUNTIF([.$B$2:.$B$1001]; [.B517])-1; &quot;&quot;)">
            <text:p/>
          </table:table-cell>
        </table:table-row>
        <table:table-row table:style-name="ro1" table:visibility="filter">
          <table:table-cell table:formula="of:=IF(COUNTIF([.B$2:.B518]; [.B5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18]=&quot;nie&quot;; COUNTIF([.$B$2:.$B$1001]; [.B518])-1; &quot;&quot;)">
            <text:p/>
          </table:table-cell>
        </table:table-row>
        <table:table-row table:style-name="ro1" table:visibility="filter">
          <table:table-cell table:formula="of:=IF(COUNTIF([.B$2:.B519]; [.B5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519]=&quot;nie&quot;; COUNTIF([.$B$2:.$B$1001]; [.B519])-1; &quot;&quot;)">
            <text:p/>
          </table:table-cell>
        </table:table-row>
        <table:table-row table:style-name="ro1" table:visibility="filter">
          <table:table-cell table:formula="of:=IF(COUNTIF([.B$2:.B520]; [.B5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20]=&quot;nie&quot;; COUNTIF([.$B$2:.$B$1001]; [.B520])-1; &quot;&quot;)">
            <text:p/>
          </table:table-cell>
        </table:table-row>
        <table:table-row table:style-name="ro1" table:visibility="filter">
          <table:table-cell table:formula="of:=IF(COUNTIF([.B$2:.B521]; [.B5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521]=&quot;nie&quot;; COUNTIF([.$B$2:.$B$1001]; [.B521])-1; &quot;&quot;)">
            <text:p/>
          </table:table-cell>
        </table:table-row>
        <table:table-row table:style-name="ro1" table:visibility="filter">
          <table:table-cell table:formula="of:=IF(COUNTIF([.B$2:.B522]; [.B5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522]=&quot;nie&quot;; COUNTIF([.$B$2:.$B$1001]; [.B522])-1; &quot;&quot;)">
            <text:p/>
          </table:table-cell>
        </table:table-row>
        <table:table-row table:style-name="ro1" table:visibility="filter">
          <table:table-cell table:formula="of:=IF(COUNTIF([.B$2:.B523]; [.B5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523]=&quot;nie&quot;; COUNTIF([.$B$2:.$B$1001]; [.B523])-1; &quot;&quot;)">
            <text:p/>
          </table:table-cell>
        </table:table-row>
        <table:table-row table:style-name="ro1" table:visibility="filter">
          <table:table-cell table:formula="of:=IF(COUNTIF([.B$2:.B524]; [.B5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524]=&quot;nie&quot;; COUNTIF([.$B$2:.$B$1001]; [.B524])-1; &quot;&quot;)">
            <text:p/>
          </table:table-cell>
        </table:table-row>
        <table:table-row table:style-name="ro1" table:visibility="filter">
          <table:table-cell table:formula="of:=IF(COUNTIF([.B$2:.B525]; [.B5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25]=&quot;nie&quot;; COUNTIF([.$B$2:.$B$1001]; [.B525])-1; &quot;&quot;)">
            <text:p/>
          </table:table-cell>
        </table:table-row>
        <table:table-row table:style-name="ro1" table:visibility="filter">
          <table:table-cell table:formula="of:=IF(COUNTIF([.B$2:.B526]; [.B5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526]=&quot;nie&quot;; COUNTIF([.$B$2:.$B$1001]; [.B526])-1; &quot;&quot;)">
            <text:p/>
          </table:table-cell>
        </table:table-row>
        <table:table-row table:style-name="ro1" table:visibility="filter">
          <table:table-cell table:formula="of:=IF(COUNTIF([.B$2:.B527]; [.B5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27]=&quot;nie&quot;; COUNTIF([.$B$2:.$B$1001]; [.B527])-1; &quot;&quot;)">
            <text:p/>
          </table:table-cell>
        </table:table-row>
        <table:table-row table:style-name="ro1" table:visibility="filter">
          <table:table-cell table:formula="of:=IF(COUNTIF([.B$2:.B528]; [.B5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528]=&quot;nie&quot;; COUNTIF([.$B$2:.$B$1001]; [.B528])-1; &quot;&quot;)">
            <text:p/>
          </table:table-cell>
        </table:table-row>
        <table:table-row table:style-name="ro1" table:visibility="filter">
          <table:table-cell table:formula="of:=IF(COUNTIF([.B$2:.B529]; [.B5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529]=&quot;nie&quot;; COUNTIF([.$B$2:.$B$1001]; [.B529])-1; &quot;&quot;)">
            <text:p/>
          </table:table-cell>
        </table:table-row>
        <table:table-row table:style-name="ro1" table:visibility="filter">
          <table:table-cell table:formula="of:=IF(COUNTIF([.B$2:.B530]; [.B5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530]=&quot;nie&quot;; COUNTIF([.$B$2:.$B$1001]; [.B530])-1; &quot;&quot;)">
            <text:p/>
          </table:table-cell>
        </table:table-row>
        <table:table-row table:style-name="ro1" table:visibility="filter">
          <table:table-cell table:formula="of:=IF(COUNTIF([.B$2:.B531]; [.B5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531]=&quot;nie&quot;; COUNTIF([.$B$2:.$B$1001]; [.B531])-1; &quot;&quot;)">
            <text:p/>
          </table:table-cell>
        </table:table-row>
        <table:table-row table:style-name="ro1" table:visibility="filter">
          <table:table-cell table:formula="of:=IF(COUNTIF([.B$2:.B532]; [.B5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532]=&quot;nie&quot;; COUNTIF([.$B$2:.$B$1001]; [.B532])-1; &quot;&quot;)">
            <text:p/>
          </table:table-cell>
        </table:table-row>
        <table:table-row table:style-name="ro1" table:visibility="filter">
          <table:table-cell table:formula="of:=IF(COUNTIF([.B$2:.B533]; [.B5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533]=&quot;nie&quot;; COUNTIF([.$B$2:.$B$1001]; [.B533])-1; &quot;&quot;)">
            <text:p/>
          </table:table-cell>
        </table:table-row>
        <table:table-row table:style-name="ro1" table:visibility="filter">
          <table:table-cell table:formula="of:=IF(COUNTIF([.B$2:.B534]; [.B5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534]=&quot;nie&quot;; COUNTIF([.$B$2:.$B$1001]; [.B534])-1; &quot;&quot;)">
            <text:p/>
          </table:table-cell>
        </table:table-row>
        <table:table-row table:style-name="ro1" table:visibility="filter">
          <table:table-cell table:formula="of:=IF(COUNTIF([.B$2:.B535]; [.B5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535]=&quot;nie&quot;; COUNTIF([.$B$2:.$B$1001]; [.B535])-1; &quot;&quot;)">
            <text:p/>
          </table:table-cell>
        </table:table-row>
        <table:table-row table:style-name="ro1" table:visibility="filter">
          <table:table-cell table:formula="of:=IF(COUNTIF([.B$2:.B536]; [.B5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536]=&quot;nie&quot;; COUNTIF([.$B$2:.$B$1001]; [.B536])-1; &quot;&quot;)">
            <text:p/>
          </table:table-cell>
        </table:table-row>
        <table:table-row table:style-name="ro1" table:visibility="filter">
          <table:table-cell table:formula="of:=IF(COUNTIF([.B$2:.B537]; [.B5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537]=&quot;nie&quot;; COUNTIF([.$B$2:.$B$1001]; [.B537])-1; &quot;&quot;)">
            <text:p/>
          </table:table-cell>
        </table:table-row>
        <table:table-row table:style-name="ro1" table:visibility="filter">
          <table:table-cell table:formula="of:=IF(COUNTIF([.B$2:.B538]; [.B5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38]=&quot;nie&quot;; COUNTIF([.$B$2:.$B$1001]; [.B538])-1; &quot;&quot;)">
            <text:p/>
          </table:table-cell>
        </table:table-row>
        <table:table-row table:style-name="ro1" table:visibility="filter">
          <table:table-cell table:formula="of:=IF(COUNTIF([.B$2:.B539]; [.B5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39]=&quot;nie&quot;; COUNTIF([.$B$2:.$B$1001]; [.B539])-1; &quot;&quot;)">
            <text:p/>
          </table:table-cell>
        </table:table-row>
        <table:table-row table:style-name="ro1" table:visibility="filter">
          <table:table-cell table:formula="of:=IF(COUNTIF([.B$2:.B540]; [.B5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40]=&quot;nie&quot;; COUNTIF([.$B$2:.$B$1001]; [.B540])-1; &quot;&quot;)">
            <text:p/>
          </table:table-cell>
        </table:table-row>
        <table:table-row table:style-name="ro1" table:visibility="filter">
          <table:table-cell table:formula="of:=IF(COUNTIF([.B$2:.B541]; [.B5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541]=&quot;nie&quot;; COUNTIF([.$B$2:.$B$1001]; [.B541])-1; &quot;&quot;)">
            <text:p/>
          </table:table-cell>
        </table:table-row>
        <table:table-row table:style-name="ro1" table:visibility="filter">
          <table:table-cell table:formula="of:=IF(COUNTIF([.B$2:.B542]; [.B5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542]=&quot;nie&quot;; COUNTIF([.$B$2:.$B$1001]; [.B542])-1; &quot;&quot;)">
            <text:p/>
          </table:table-cell>
        </table:table-row>
        <table:table-row table:style-name="ro1" table:visibility="filter">
          <table:table-cell table:formula="of:=IF(COUNTIF([.B$2:.B543]; [.B5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543]=&quot;nie&quot;; COUNTIF([.$B$2:.$B$1001]; [.B543])-1; &quot;&quot;)">
            <text:p/>
          </table:table-cell>
        </table:table-row>
        <table:table-row table:style-name="ro1" table:visibility="filter">
          <table:table-cell table:formula="of:=IF(COUNTIF([.B$2:.B544]; [.B5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544]=&quot;nie&quot;; COUNTIF([.$B$2:.$B$1001]; [.B544])-1; &quot;&quot;)">
            <text:p/>
          </table:table-cell>
        </table:table-row>
        <table:table-row table:style-name="ro1" table:visibility="filter">
          <table:table-cell table:formula="of:=IF(COUNTIF([.B$2:.B545]; [.B5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45]=&quot;nie&quot;; COUNTIF([.$B$2:.$B$1001]; [.B545])-1; &quot;&quot;)">
            <text:p/>
          </table:table-cell>
        </table:table-row>
        <table:table-row table:style-name="ro1" table:visibility="filter">
          <table:table-cell table:formula="of:=IF(COUNTIF([.B$2:.B546]; [.B5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46]=&quot;nie&quot;; COUNTIF([.$B$2:.$B$1001]; [.B546])-1; &quot;&quot;)">
            <text:p/>
          </table:table-cell>
        </table:table-row>
        <table:table-row table:style-name="ro1" table:visibility="filter">
          <table:table-cell table:formula="of:=IF(COUNTIF([.B$2:.B547]; [.B5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547]=&quot;nie&quot;; COUNTIF([.$B$2:.$B$1001]; [.B547])-1; &quot;&quot;)">
            <text:p/>
          </table:table-cell>
        </table:table-row>
        <table:table-row table:style-name="ro1" table:visibility="filter">
          <table:table-cell table:formula="of:=IF(COUNTIF([.B$2:.B548]; [.B5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548]=&quot;nie&quot;; COUNTIF([.$B$2:.$B$1001]; [.B548])-1; &quot;&quot;)">
            <text:p/>
          </table:table-cell>
        </table:table-row>
        <table:table-row table:style-name="ro1" table:visibility="filter">
          <table:table-cell table:formula="of:=IF(COUNTIF([.B$2:.B549]; [.B5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549]=&quot;nie&quot;; COUNTIF([.$B$2:.$B$1001]; [.B549])-1; &quot;&quot;)">
            <text:p/>
          </table:table-cell>
        </table:table-row>
        <table:table-row table:style-name="ro1" table:visibility="filter">
          <table:table-cell table:formula="of:=IF(COUNTIF([.B$2:.B550]; [.B5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550]=&quot;nie&quot;; COUNTIF([.$B$2:.$B$1001]; [.B550])-1; &quot;&quot;)">
            <text:p/>
          </table:table-cell>
        </table:table-row>
        <table:table-row table:style-name="ro1" table:visibility="filter">
          <table:table-cell table:formula="of:=IF(COUNTIF([.B$2:.B551]; [.B5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51]=&quot;nie&quot;; COUNTIF([.$B$2:.$B$1001]; [.B551])-1; &quot;&quot;)">
            <text:p/>
          </table:table-cell>
        </table:table-row>
        <table:table-row table:style-name="ro1" table:visibility="filter">
          <table:table-cell table:formula="of:=IF(COUNTIF([.B$2:.B552]; [.B5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52]=&quot;nie&quot;; COUNTIF([.$B$2:.$B$1001]; [.B552])-1; &quot;&quot;)">
            <text:p/>
          </table:table-cell>
        </table:table-row>
        <table:table-row table:style-name="ro1" table:visibility="filter">
          <table:table-cell table:formula="of:=IF(COUNTIF([.B$2:.B553]; [.B5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53]=&quot;nie&quot;; COUNTIF([.$B$2:.$B$1001]; [.B553])-1; &quot;&quot;)">
            <text:p/>
          </table:table-cell>
        </table:table-row>
        <table:table-row table:style-name="ro1" table:visibility="filter">
          <table:table-cell table:formula="of:=IF(COUNTIF([.B$2:.B554]; [.B5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554]=&quot;nie&quot;; COUNTIF([.$B$2:.$B$1001]; [.B554])-1; &quot;&quot;)">
            <text:p/>
          </table:table-cell>
        </table:table-row>
        <table:table-row table:style-name="ro1" table:visibility="filter">
          <table:table-cell table:formula="of:=IF(COUNTIF([.B$2:.B555]; [.B5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555]=&quot;nie&quot;; COUNTIF([.$B$2:.$B$1001]; [.B555])-1; &quot;&quot;)">
            <text:p/>
          </table:table-cell>
        </table:table-row>
        <table:table-row table:style-name="ro1" table:visibility="filter">
          <table:table-cell table:formula="of:=IF(COUNTIF([.B$2:.B556]; [.B5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556]=&quot;nie&quot;; COUNTIF([.$B$2:.$B$1001]; [.B556])-1; &quot;&quot;)">
            <text:p/>
          </table:table-cell>
        </table:table-row>
        <table:table-row table:style-name="ro1" table:visibility="filter">
          <table:table-cell table:formula="of:=IF(COUNTIF([.B$2:.B557]; [.B5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557]=&quot;nie&quot;; COUNTIF([.$B$2:.$B$1001]; [.B557])-1; &quot;&quot;)">
            <text:p/>
          </table:table-cell>
        </table:table-row>
        <table:table-row table:style-name="ro1" table:visibility="filter">
          <table:table-cell table:formula="of:=IF(COUNTIF([.B$2:.B558]; [.B5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558]=&quot;nie&quot;; COUNTIF([.$B$2:.$B$1001]; [.B558])-1; &quot;&quot;)">
            <text:p/>
          </table:table-cell>
        </table:table-row>
        <table:table-row table:style-name="ro1" table:visibility="filter">
          <table:table-cell table:formula="of:=IF(COUNTIF([.B$2:.B559]; [.B5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559]=&quot;nie&quot;; COUNTIF([.$B$2:.$B$1001]; [.B559])-1; &quot;&quot;)">
            <text:p/>
          </table:table-cell>
        </table:table-row>
        <table:table-row table:style-name="ro1" table:visibility="filter">
          <table:table-cell table:formula="of:=IF(COUNTIF([.B$2:.B560]; [.B5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560]=&quot;nie&quot;; COUNTIF([.$B$2:.$B$1001]; [.B560])-1; &quot;&quot;)">
            <text:p/>
          </table:table-cell>
        </table:table-row>
        <table:table-row table:style-name="ro1" table:visibility="filter">
          <table:table-cell table:formula="of:=IF(COUNTIF([.B$2:.B561]; [.B5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561]=&quot;nie&quot;; COUNTIF([.$B$2:.$B$1001]; [.B561])-1; &quot;&quot;)">
            <text:p/>
          </table:table-cell>
        </table:table-row>
        <table:table-row table:style-name="ro1" table:visibility="filter">
          <table:table-cell table:formula="of:=IF(COUNTIF([.B$2:.B562]; [.B5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562]=&quot;nie&quot;; COUNTIF([.$B$2:.$B$1001]; [.B562])-1; &quot;&quot;)">
            <text:p/>
          </table:table-cell>
        </table:table-row>
        <table:table-row table:style-name="ro1" table:visibility="filter">
          <table:table-cell table:formula="of:=IF(COUNTIF([.B$2:.B563]; [.B5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563]=&quot;nie&quot;; COUNTIF([.$B$2:.$B$1001]; [.B563])-1; &quot;&quot;)">
            <text:p/>
          </table:table-cell>
        </table:table-row>
        <table:table-row table:style-name="ro1" table:visibility="filter">
          <table:table-cell table:formula="of:=IF(COUNTIF([.B$2:.B564]; [.B5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564]=&quot;nie&quot;; COUNTIF([.$B$2:.$B$1001]; [.B564])-1; &quot;&quot;)">
            <text:p/>
          </table:table-cell>
        </table:table-row>
        <table:table-row table:style-name="ro1" table:visibility="filter">
          <table:table-cell table:formula="of:=IF(COUNTIF([.B$2:.B565]; [.B5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565]=&quot;nie&quot;; COUNTIF([.$B$2:.$B$1001]; [.B565])-1; &quot;&quot;)">
            <text:p/>
          </table:table-cell>
        </table:table-row>
        <table:table-row table:style-name="ro1" table:visibility="filter">
          <table:table-cell table:formula="of:=IF(COUNTIF([.B$2:.B566]; [.B5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566]=&quot;nie&quot;; COUNTIF([.$B$2:.$B$1001]; [.B566])-1; &quot;&quot;)">
            <text:p/>
          </table:table-cell>
        </table:table-row>
        <table:table-row table:style-name="ro1" table:visibility="filter">
          <table:table-cell table:formula="of:=IF(COUNTIF([.B$2:.B567]; [.B5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67]=&quot;nie&quot;; COUNTIF([.$B$2:.$B$1001]; [.B567])-1; &quot;&quot;)">
            <text:p/>
          </table:table-cell>
        </table:table-row>
        <table:table-row table:style-name="ro1" table:visibility="filter">
          <table:table-cell table:formula="of:=IF(COUNTIF([.B$2:.B568]; [.B5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568]=&quot;nie&quot;; COUNTIF([.$B$2:.$B$1001]; [.B568])-1; &quot;&quot;)">
            <text:p/>
          </table:table-cell>
        </table:table-row>
        <table:table-row table:style-name="ro1" table:visibility="filter">
          <table:table-cell table:formula="of:=IF(COUNTIF([.B$2:.B569]; [.B5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569]=&quot;nie&quot;; COUNTIF([.$B$2:.$B$1001]; [.B569])-1; &quot;&quot;)">
            <text:p/>
          </table:table-cell>
        </table:table-row>
        <table:table-row table:style-name="ro1" table:visibility="filter">
          <table:table-cell table:formula="of:=IF(COUNTIF([.B$2:.B570]; [.B5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570]=&quot;nie&quot;; COUNTIF([.$B$2:.$B$1001]; [.B570])-1; &quot;&quot;)">
            <text:p/>
          </table:table-cell>
        </table:table-row>
        <table:table-row table:style-name="ro1" table:visibility="filter">
          <table:table-cell table:formula="of:=IF(COUNTIF([.B$2:.B571]; [.B5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71]=&quot;nie&quot;; COUNTIF([.$B$2:.$B$1001]; [.B571])-1; &quot;&quot;)">
            <text:p/>
          </table:table-cell>
        </table:table-row>
        <table:table-row table:style-name="ro1" table:visibility="filter">
          <table:table-cell table:formula="of:=IF(COUNTIF([.B$2:.B572]; [.B5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572]=&quot;nie&quot;; COUNTIF([.$B$2:.$B$1001]; [.B572])-1; &quot;&quot;)">
            <text:p/>
          </table:table-cell>
        </table:table-row>
        <table:table-row table:style-name="ro1" table:visibility="filter">
          <table:table-cell table:formula="of:=IF(COUNTIF([.B$2:.B573]; [.B5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573]=&quot;nie&quot;; COUNTIF([.$B$2:.$B$1001]; [.B573])-1; &quot;&quot;)">
            <text:p/>
          </table:table-cell>
        </table:table-row>
        <table:table-row table:style-name="ro1" table:visibility="filter">
          <table:table-cell table:formula="of:=IF(COUNTIF([.B$2:.B574]; [.B5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574]=&quot;nie&quot;; COUNTIF([.$B$2:.$B$1001]; [.B574])-1; &quot;&quot;)">
            <text:p/>
          </table:table-cell>
        </table:table-row>
        <table:table-row table:style-name="ro1" table:visibility="filter">
          <table:table-cell table:formula="of:=IF(COUNTIF([.B$2:.B575]; [.B5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575]=&quot;nie&quot;; COUNTIF([.$B$2:.$B$1001]; [.B575])-1; &quot;&quot;)">
            <text:p/>
          </table:table-cell>
        </table:table-row>
        <table:table-row table:style-name="ro1" table:visibility="filter">
          <table:table-cell table:formula="of:=IF(COUNTIF([.B$2:.B576]; [.B5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576]=&quot;nie&quot;; COUNTIF([.$B$2:.$B$1001]; [.B576])-1; &quot;&quot;)">
            <text:p/>
          </table:table-cell>
        </table:table-row>
        <table:table-row table:style-name="ro1" table:visibility="filter">
          <table:table-cell table:formula="of:=IF(COUNTIF([.B$2:.B577]; [.B5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577]=&quot;nie&quot;; COUNTIF([.$B$2:.$B$1001]; [.B577])-1; &quot;&quot;)">
            <text:p/>
          </table:table-cell>
        </table:table-row>
        <table:table-row table:style-name="ro1" table:visibility="filter">
          <table:table-cell table:formula="of:=IF(COUNTIF([.B$2:.B578]; [.B5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578]=&quot;nie&quot;; COUNTIF([.$B$2:.$B$1001]; [.B578])-1; &quot;&quot;)">
            <text:p/>
          </table:table-cell>
        </table:table-row>
        <table:table-row table:style-name="ro1" table:visibility="filter">
          <table:table-cell table:formula="of:=IF(COUNTIF([.B$2:.B579]; [.B5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579]=&quot;nie&quot;; COUNTIF([.$B$2:.$B$1001]; [.B579])-1; &quot;&quot;)">
            <text:p/>
          </table:table-cell>
        </table:table-row>
        <table:table-row table:style-name="ro1" table:visibility="filter">
          <table:table-cell table:formula="of:=IF(COUNTIF([.B$2:.B580]; [.B5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580]=&quot;nie&quot;; COUNTIF([.$B$2:.$B$1001]; [.B580])-1; &quot;&quot;)">
            <text:p/>
          </table:table-cell>
        </table:table-row>
        <table:table-row table:style-name="ro1" table:visibility="filter">
          <table:table-cell table:formula="of:=IF(COUNTIF([.B$2:.B581]; [.B5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581]=&quot;nie&quot;; COUNTIF([.$B$2:.$B$1001]; [.B581])-1; &quot;&quot;)">
            <text:p/>
          </table:table-cell>
        </table:table-row>
        <table:table-row table:style-name="ro1" table:visibility="filter">
          <table:table-cell table:formula="of:=IF(COUNTIF([.B$2:.B582]; [.B5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582]=&quot;nie&quot;; COUNTIF([.$B$2:.$B$1001]; [.B582])-1; &quot;&quot;)">
            <text:p/>
          </table:table-cell>
        </table:table-row>
        <table:table-row table:style-name="ro1" table:visibility="filter">
          <table:table-cell table:formula="of:=IF(COUNTIF([.B$2:.B583]; [.B5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83]=&quot;nie&quot;; COUNTIF([.$B$2:.$B$1001]; [.B583])-1; &quot;&quot;)">
            <text:p/>
          </table:table-cell>
        </table:table-row>
        <table:table-row table:style-name="ro1" table:visibility="filter">
          <table:table-cell table:formula="of:=IF(COUNTIF([.B$2:.B584]; [.B5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584]=&quot;nie&quot;; COUNTIF([.$B$2:.$B$1001]; [.B584])-1; &quot;&quot;)">
            <text:p/>
          </table:table-cell>
        </table:table-row>
        <table:table-row table:style-name="ro1" table:visibility="filter">
          <table:table-cell table:formula="of:=IF(COUNTIF([.B$2:.B585]; [.B5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585]=&quot;nie&quot;; COUNTIF([.$B$2:.$B$1001]; [.B585])-1; &quot;&quot;)">
            <text:p/>
          </table:table-cell>
        </table:table-row>
        <table:table-row table:style-name="ro1" table:visibility="filter">
          <table:table-cell table:formula="of:=IF(COUNTIF([.B$2:.B586]; [.B5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586]=&quot;nie&quot;; COUNTIF([.$B$2:.$B$1001]; [.B586])-1; &quot;&quot;)">
            <text:p/>
          </table:table-cell>
        </table:table-row>
        <table:table-row table:style-name="ro1" table:visibility="filter">
          <table:table-cell table:formula="of:=IF(COUNTIF([.B$2:.B587]; [.B5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87]=&quot;nie&quot;; COUNTIF([.$B$2:.$B$1001]; [.B587])-1; &quot;&quot;)">
            <text:p/>
          </table:table-cell>
        </table:table-row>
        <table:table-row table:style-name="ro1" table:visibility="filter">
          <table:table-cell table:formula="of:=IF(COUNTIF([.B$2:.B588]; [.B5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588]=&quot;nie&quot;; COUNTIF([.$B$2:.$B$1001]; [.B588])-1; &quot;&quot;)">
            <text:p/>
          </table:table-cell>
        </table:table-row>
        <table:table-row table:style-name="ro1" table:visibility="filter">
          <table:table-cell table:formula="of:=IF(COUNTIF([.B$2:.B589]; [.B5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589]=&quot;nie&quot;; COUNTIF([.$B$2:.$B$1001]; [.B589])-1; &quot;&quot;)">
            <text:p/>
          </table:table-cell>
        </table:table-row>
        <table:table-row table:style-name="ro1" table:visibility="filter">
          <table:table-cell table:formula="of:=IF(COUNTIF([.B$2:.B590]; [.B5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90]=&quot;nie&quot;; COUNTIF([.$B$2:.$B$1001]; [.B590])-1; &quot;&quot;)">
            <text:p/>
          </table:table-cell>
        </table:table-row>
        <table:table-row table:style-name="ro1" table:visibility="filter">
          <table:table-cell table:formula="of:=IF(COUNTIF([.B$2:.B591]; [.B5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591]=&quot;nie&quot;; COUNTIF([.$B$2:.$B$1001]; [.B591])-1; &quot;&quot;)">
            <text:p/>
          </table:table-cell>
        </table:table-row>
        <table:table-row table:style-name="ro1" table:visibility="filter">
          <table:table-cell table:formula="of:=IF(COUNTIF([.B$2:.B592]; [.B5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592]=&quot;nie&quot;; COUNTIF([.$B$2:.$B$1001]; [.B592])-1; &quot;&quot;)">
            <text:p/>
          </table:table-cell>
        </table:table-row>
        <table:table-row table:style-name="ro1" table:visibility="filter">
          <table:table-cell table:formula="of:=IF(COUNTIF([.B$2:.B593]; [.B5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593]=&quot;nie&quot;; COUNTIF([.$B$2:.$B$1001]; [.B593])-1; &quot;&quot;)">
            <text:p/>
          </table:table-cell>
        </table:table-row>
        <table:table-row table:style-name="ro1" table:visibility="filter">
          <table:table-cell table:formula="of:=IF(COUNTIF([.B$2:.B594]; [.B5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594]=&quot;nie&quot;; COUNTIF([.$B$2:.$B$1001]; [.B594])-1; &quot;&quot;)">
            <text:p/>
          </table:table-cell>
        </table:table-row>
        <table:table-row table:style-name="ro1" table:visibility="filter">
          <table:table-cell table:formula="of:=IF(COUNTIF([.B$2:.B595]; [.B5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595]=&quot;nie&quot;; COUNTIF([.$B$2:.$B$1001]; [.B595])-1; &quot;&quot;)">
            <text:p/>
          </table:table-cell>
        </table:table-row>
        <table:table-row table:style-name="ro1" table:visibility="filter">
          <table:table-cell table:formula="of:=IF(COUNTIF([.B$2:.B596]; [.B5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596]=&quot;nie&quot;; COUNTIF([.$B$2:.$B$1001]; [.B596])-1; &quot;&quot;)">
            <text:p/>
          </table:table-cell>
        </table:table-row>
        <table:table-row table:style-name="ro1" table:visibility="filter">
          <table:table-cell table:formula="of:=IF(COUNTIF([.B$2:.B597]; [.B5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597]=&quot;nie&quot;; COUNTIF([.$B$2:.$B$1001]; [.B597])-1; &quot;&quot;)">
            <text:p/>
          </table:table-cell>
        </table:table-row>
        <table:table-row table:style-name="ro1" table:visibility="filter">
          <table:table-cell table:formula="of:=IF(COUNTIF([.B$2:.B598]; [.B5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598]=&quot;nie&quot;; COUNTIF([.$B$2:.$B$1001]; [.B598])-1; &quot;&quot;)">
            <text:p/>
          </table:table-cell>
        </table:table-row>
        <table:table-row table:style-name="ro1" table:visibility="filter">
          <table:table-cell table:formula="of:=IF(COUNTIF([.B$2:.B599]; [.B5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599]=&quot;nie&quot;; COUNTIF([.$B$2:.$B$1001]; [.B599])-1; &quot;&quot;)">
            <text:p/>
          </table:table-cell>
        </table:table-row>
        <table:table-row table:style-name="ro1" table:visibility="filter">
          <table:table-cell table:formula="of:=IF(COUNTIF([.B$2:.B600]; [.B6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600]=&quot;nie&quot;; COUNTIF([.$B$2:.$B$1001]; [.B600])-1; &quot;&quot;)">
            <text:p/>
          </table:table-cell>
        </table:table-row>
        <table:table-row table:style-name="ro1" table:visibility="filter">
          <table:table-cell table:formula="of:=IF(COUNTIF([.B$2:.B601]; [.B6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01]=&quot;nie&quot;; COUNTIF([.$B$2:.$B$1001]; [.B601])-1; &quot;&quot;)">
            <text:p/>
          </table:table-cell>
        </table:table-row>
        <table:table-row table:style-name="ro1" table:visibility="filter">
          <table:table-cell table:formula="of:=IF(COUNTIF([.B$2:.B602]; [.B6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602]=&quot;nie&quot;; COUNTIF([.$B$2:.$B$1001]; [.B602])-1; &quot;&quot;)">
            <text:p/>
          </table:table-cell>
        </table:table-row>
        <table:table-row table:style-name="ro1" table:visibility="filter">
          <table:table-cell table:formula="of:=IF(COUNTIF([.B$2:.B603]; [.B6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603]=&quot;nie&quot;; COUNTIF([.$B$2:.$B$1001]; [.B603])-1; &quot;&quot;)">
            <text:p/>
          </table:table-cell>
        </table:table-row>
        <table:table-row table:style-name="ro1" table:visibility="filter">
          <table:table-cell table:formula="of:=IF(COUNTIF([.B$2:.B604]; [.B6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604]=&quot;nie&quot;; COUNTIF([.$B$2:.$B$1001]; [.B604])-1; &quot;&quot;)">
            <text:p/>
          </table:table-cell>
        </table:table-row>
        <table:table-row table:style-name="ro1" table:visibility="filter">
          <table:table-cell table:formula="of:=IF(COUNTIF([.B$2:.B605]; [.B6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605]=&quot;nie&quot;; COUNTIF([.$B$2:.$B$1001]; [.B605])-1; &quot;&quot;)">
            <text:p/>
          </table:table-cell>
        </table:table-row>
        <table:table-row table:style-name="ro1" table:visibility="filter">
          <table:table-cell table:formula="of:=IF(COUNTIF([.B$2:.B606]; [.B6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606]=&quot;nie&quot;; COUNTIF([.$B$2:.$B$1001]; [.B606])-1; &quot;&quot;)">
            <text:p/>
          </table:table-cell>
        </table:table-row>
        <table:table-row table:style-name="ro1" table:visibility="filter">
          <table:table-cell table:formula="of:=IF(COUNTIF([.B$2:.B607]; [.B6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07]=&quot;nie&quot;; COUNTIF([.$B$2:.$B$1001]; [.B607])-1; &quot;&quot;)">
            <text:p/>
          </table:table-cell>
        </table:table-row>
        <table:table-row table:style-name="ro1" table:visibility="filter">
          <table:table-cell table:formula="of:=IF(COUNTIF([.B$2:.B608]; [.B6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08]=&quot;nie&quot;; COUNTIF([.$B$2:.$B$1001]; [.B608])-1; &quot;&quot;)">
            <text:p/>
          </table:table-cell>
        </table:table-row>
        <table:table-row table:style-name="ro1" table:visibility="filter">
          <table:table-cell table:formula="of:=IF(COUNTIF([.B$2:.B609]; [.B6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609]=&quot;nie&quot;; COUNTIF([.$B$2:.$B$1001]; [.B609])-1; &quot;&quot;)">
            <text:p/>
          </table:table-cell>
        </table:table-row>
        <table:table-row table:style-name="ro1" table:visibility="filter">
          <table:table-cell table:formula="of:=IF(COUNTIF([.B$2:.B610]; [.B6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610]=&quot;nie&quot;; COUNTIF([.$B$2:.$B$1001]; [.B610])-1; &quot;&quot;)">
            <text:p/>
          </table:table-cell>
        </table:table-row>
        <table:table-row table:style-name="ro1" table:visibility="filter">
          <table:table-cell table:formula="of:=IF(COUNTIF([.B$2:.B611]; [.B6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611]=&quot;nie&quot;; COUNTIF([.$B$2:.$B$1001]; [.B611])-1; &quot;&quot;)">
            <text:p/>
          </table:table-cell>
        </table:table-row>
        <table:table-row table:style-name="ro1" table:visibility="filter">
          <table:table-cell table:formula="of:=IF(COUNTIF([.B$2:.B612]; [.B6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612]=&quot;nie&quot;; COUNTIF([.$B$2:.$B$1001]; [.B612])-1; &quot;&quot;)">
            <text:p/>
          </table:table-cell>
        </table:table-row>
        <table:table-row table:style-name="ro1" table:visibility="filter">
          <table:table-cell table:formula="of:=IF(COUNTIF([.B$2:.B613]; [.B6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613]=&quot;nie&quot;; COUNTIF([.$B$2:.$B$1001]; [.B613])-1; &quot;&quot;)">
            <text:p/>
          </table:table-cell>
        </table:table-row>
        <table:table-row table:style-name="ro1" table:visibility="filter">
          <table:table-cell table:formula="of:=IF(COUNTIF([.B$2:.B614]; [.B6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614]=&quot;nie&quot;; COUNTIF([.$B$2:.$B$1001]; [.B614])-1; &quot;&quot;)">
            <text:p/>
          </table:table-cell>
        </table:table-row>
        <table:table-row table:style-name="ro1" table:visibility="filter">
          <table:table-cell table:formula="of:=IF(COUNTIF([.B$2:.B615]; [.B6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615]=&quot;nie&quot;; COUNTIF([.$B$2:.$B$1001]; [.B615])-1; &quot;&quot;)">
            <text:p/>
          </table:table-cell>
        </table:table-row>
        <table:table-row table:style-name="ro1" table:visibility="filter">
          <table:table-cell table:formula="of:=IF(COUNTIF([.B$2:.B616]; [.B6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616]=&quot;nie&quot;; COUNTIF([.$B$2:.$B$1001]; [.B616])-1; &quot;&quot;)">
            <text:p/>
          </table:table-cell>
        </table:table-row>
        <table:table-row table:style-name="ro1" table:visibility="filter">
          <table:table-cell table:formula="of:=IF(COUNTIF([.B$2:.B617]; [.B6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617]=&quot;nie&quot;; COUNTIF([.$B$2:.$B$1001]; [.B617])-1; &quot;&quot;)">
            <text:p/>
          </table:table-cell>
        </table:table-row>
        <table:table-row table:style-name="ro1" table:visibility="filter">
          <table:table-cell table:formula="of:=IF(COUNTIF([.B$2:.B618]; [.B6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618]=&quot;nie&quot;; COUNTIF([.$B$2:.$B$1001]; [.B618])-1; &quot;&quot;)">
            <text:p/>
          </table:table-cell>
        </table:table-row>
        <table:table-row table:style-name="ro1" table:visibility="filter">
          <table:table-cell table:formula="of:=IF(COUNTIF([.B$2:.B619]; [.B6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19]=&quot;nie&quot;; COUNTIF([.$B$2:.$B$1001]; [.B619])-1; &quot;&quot;)">
            <text:p/>
          </table:table-cell>
        </table:table-row>
        <table:table-row table:style-name="ro1" table:visibility="filter">
          <table:table-cell table:formula="of:=IF(COUNTIF([.B$2:.B620]; [.B6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620]=&quot;nie&quot;; COUNTIF([.$B$2:.$B$1001]; [.B620])-1; &quot;&quot;)">
            <text:p/>
          </table:table-cell>
        </table:table-row>
        <table:table-row table:style-name="ro1" table:visibility="filter">
          <table:table-cell table:formula="of:=IF(COUNTIF([.B$2:.B621]; [.B6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621]=&quot;nie&quot;; COUNTIF([.$B$2:.$B$1001]; [.B621])-1; &quot;&quot;)">
            <text:p/>
          </table:table-cell>
        </table:table-row>
        <table:table-row table:style-name="ro1" table:visibility="filter">
          <table:table-cell table:formula="of:=IF(COUNTIF([.B$2:.B622]; [.B6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622]=&quot;nie&quot;; COUNTIF([.$B$2:.$B$1001]; [.B622])-1; &quot;&quot;)">
            <text:p/>
          </table:table-cell>
        </table:table-row>
        <table:table-row table:style-name="ro1" table:visibility="filter">
          <table:table-cell table:formula="of:=IF(COUNTIF([.B$2:.B623]; [.B6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23]=&quot;nie&quot;; COUNTIF([.$B$2:.$B$1001]; [.B623])-1; &quot;&quot;)">
            <text:p/>
          </table:table-cell>
        </table:table-row>
        <table:table-row table:style-name="ro1" table:visibility="filter">
          <table:table-cell table:formula="of:=IF(COUNTIF([.B$2:.B624]; [.B6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624]=&quot;nie&quot;; COUNTIF([.$B$2:.$B$1001]; [.B624])-1; &quot;&quot;)">
            <text:p/>
          </table:table-cell>
        </table:table-row>
        <table:table-row table:style-name="ro1" table:visibility="filter">
          <table:table-cell table:formula="of:=IF(COUNTIF([.B$2:.B625]; [.B6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625]=&quot;nie&quot;; COUNTIF([.$B$2:.$B$1001]; [.B625])-1; &quot;&quot;)">
            <text:p/>
          </table:table-cell>
        </table:table-row>
        <table:table-row table:style-name="ro1" table:visibility="filter">
          <table:table-cell table:formula="of:=IF(COUNTIF([.B$2:.B626]; [.B6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626]=&quot;nie&quot;; COUNTIF([.$B$2:.$B$1001]; [.B626])-1; &quot;&quot;)">
            <text:p/>
          </table:table-cell>
        </table:table-row>
        <table:table-row table:style-name="ro1" table:visibility="filter">
          <table:table-cell table:formula="of:=IF(COUNTIF([.B$2:.B627]; [.B6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27]=&quot;nie&quot;; COUNTIF([.$B$2:.$B$1001]; [.B627])-1; &quot;&quot;)">
            <text:p/>
          </table:table-cell>
        </table:table-row>
        <table:table-row table:style-name="ro1" table:visibility="filter">
          <table:table-cell table:formula="of:=IF(COUNTIF([.B$2:.B628]; [.B6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628]=&quot;nie&quot;; COUNTIF([.$B$2:.$B$1001]; [.B628])-1; &quot;&quot;)">
            <text:p/>
          </table:table-cell>
        </table:table-row>
        <table:table-row table:style-name="ro1" table:visibility="filter">
          <table:table-cell table:formula="of:=IF(COUNTIF([.B$2:.B629]; [.B6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29]=&quot;nie&quot;; COUNTIF([.$B$2:.$B$1001]; [.B629])-1; &quot;&quot;)">
            <text:p/>
          </table:table-cell>
        </table:table-row>
        <table:table-row table:style-name="ro1" table:visibility="filter">
          <table:table-cell table:formula="of:=IF(COUNTIF([.B$2:.B630]; [.B6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630]=&quot;nie&quot;; COUNTIF([.$B$2:.$B$1001]; [.B630])-1; &quot;&quot;)">
            <text:p/>
          </table:table-cell>
        </table:table-row>
        <table:table-row table:style-name="ro1" table:visibility="filter">
          <table:table-cell table:formula="of:=IF(COUNTIF([.B$2:.B631]; [.B6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631]=&quot;nie&quot;; COUNTIF([.$B$2:.$B$1001]; [.B631])-1; &quot;&quot;)">
            <text:p/>
          </table:table-cell>
        </table:table-row>
        <table:table-row table:style-name="ro1" table:visibility="filter">
          <table:table-cell table:formula="of:=IF(COUNTIF([.B$2:.B632]; [.B6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32]=&quot;nie&quot;; COUNTIF([.$B$2:.$B$1001]; [.B632])-1; &quot;&quot;)">
            <text:p/>
          </table:table-cell>
        </table:table-row>
        <table:table-row table:style-name="ro1" table:visibility="filter">
          <table:table-cell table:formula="of:=IF(COUNTIF([.B$2:.B633]; [.B6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633]=&quot;nie&quot;; COUNTIF([.$B$2:.$B$1001]; [.B633])-1; &quot;&quot;)">
            <text:p/>
          </table:table-cell>
        </table:table-row>
        <table:table-row table:style-name="ro1" table:visibility="filter">
          <table:table-cell table:formula="of:=IF(COUNTIF([.B$2:.B634]; [.B6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634]=&quot;nie&quot;; COUNTIF([.$B$2:.$B$1001]; [.B634])-1; &quot;&quot;)">
            <text:p/>
          </table:table-cell>
        </table:table-row>
        <table:table-row table:style-name="ro1" table:visibility="filter">
          <table:table-cell table:formula="of:=IF(COUNTIF([.B$2:.B635]; [.B6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635]=&quot;nie&quot;; COUNTIF([.$B$2:.$B$1001]; [.B635])-1; &quot;&quot;)">
            <text:p/>
          </table:table-cell>
        </table:table-row>
        <table:table-row table:style-name="ro1" table:visibility="filter">
          <table:table-cell table:formula="of:=IF(COUNTIF([.B$2:.B636]; [.B6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636]=&quot;nie&quot;; COUNTIF([.$B$2:.$B$1001]; [.B636])-1; &quot;&quot;)">
            <text:p/>
          </table:table-cell>
        </table:table-row>
        <table:table-row table:style-name="ro1" table:visibility="filter">
          <table:table-cell table:formula="of:=IF(COUNTIF([.B$2:.B637]; [.B6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637]=&quot;nie&quot;; COUNTIF([.$B$2:.$B$1001]; [.B637])-1; &quot;&quot;)">
            <text:p/>
          </table:table-cell>
        </table:table-row>
        <table:table-row table:style-name="ro1" table:visibility="filter">
          <table:table-cell table:formula="of:=IF(COUNTIF([.B$2:.B638]; [.B6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638]=&quot;nie&quot;; COUNTIF([.$B$2:.$B$1001]; [.B638])-1; &quot;&quot;)">
            <text:p/>
          </table:table-cell>
        </table:table-row>
        <table:table-row table:style-name="ro1" table:visibility="filter">
          <table:table-cell table:formula="of:=IF(COUNTIF([.B$2:.B639]; [.B6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39]=&quot;nie&quot;; COUNTIF([.$B$2:.$B$1001]; [.B639])-1; &quot;&quot;)">
            <text:p/>
          </table:table-cell>
        </table:table-row>
        <table:table-row table:style-name="ro1" table:visibility="filter">
          <table:table-cell table:formula="of:=IF(COUNTIF([.B$2:.B640]; [.B6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40]=&quot;nie&quot;; COUNTIF([.$B$2:.$B$1001]; [.B640])-1; &quot;&quot;)">
            <text:p/>
          </table:table-cell>
        </table:table-row>
        <table:table-row table:style-name="ro1" table:visibility="filter">
          <table:table-cell table:formula="of:=IF(COUNTIF([.B$2:.B641]; [.B6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641]=&quot;nie&quot;; COUNTIF([.$B$2:.$B$1001]; [.B641])-1; &quot;&quot;)">
            <text:p/>
          </table:table-cell>
        </table:table-row>
        <table:table-row table:style-name="ro1" table:visibility="filter">
          <table:table-cell table:formula="of:=IF(COUNTIF([.B$2:.B642]; [.B6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642]=&quot;nie&quot;; COUNTIF([.$B$2:.$B$1001]; [.B642])-1; &quot;&quot;)">
            <text:p/>
          </table:table-cell>
        </table:table-row>
        <table:table-row table:style-name="ro1" table:visibility="filter">
          <table:table-cell table:formula="of:=IF(COUNTIF([.B$2:.B643]; [.B6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643]=&quot;nie&quot;; COUNTIF([.$B$2:.$B$1001]; [.B643])-1; &quot;&quot;)">
            <text:p/>
          </table:table-cell>
        </table:table-row>
        <table:table-row table:style-name="ro1" table:visibility="filter">
          <table:table-cell table:formula="of:=IF(COUNTIF([.B$2:.B644]; [.B6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644]=&quot;nie&quot;; COUNTIF([.$B$2:.$B$1001]; [.B644])-1; &quot;&quot;)">
            <text:p/>
          </table:table-cell>
        </table:table-row>
        <table:table-row table:style-name="ro1" table:visibility="filter">
          <table:table-cell table:formula="of:=IF(COUNTIF([.B$2:.B645]; [.B6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645]=&quot;nie&quot;; COUNTIF([.$B$2:.$B$1001]; [.B645])-1; &quot;&quot;)">
            <text:p/>
          </table:table-cell>
        </table:table-row>
        <table:table-row table:style-name="ro1" table:visibility="filter">
          <table:table-cell table:formula="of:=IF(COUNTIF([.B$2:.B646]; [.B6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646]=&quot;nie&quot;; COUNTIF([.$B$2:.$B$1001]; [.B646])-1; &quot;&quot;)">
            <text:p/>
          </table:table-cell>
        </table:table-row>
        <table:table-row table:style-name="ro1" table:visibility="filter">
          <table:table-cell table:formula="of:=IF(COUNTIF([.B$2:.B647]; [.B6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47]=&quot;nie&quot;; COUNTIF([.$B$2:.$B$1001]; [.B647])-1; &quot;&quot;)">
            <text:p/>
          </table:table-cell>
        </table:table-row>
        <table:table-row table:style-name="ro1" table:visibility="filter">
          <table:table-cell table:formula="of:=IF(COUNTIF([.B$2:.B648]; [.B6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648]=&quot;nie&quot;; COUNTIF([.$B$2:.$B$1001]; [.B648])-1; &quot;&quot;)">
            <text:p/>
          </table:table-cell>
        </table:table-row>
        <table:table-row table:style-name="ro1" table:visibility="filter">
          <table:table-cell table:formula="of:=IF(COUNTIF([.B$2:.B649]; [.B6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649]=&quot;nie&quot;; COUNTIF([.$B$2:.$B$1001]; [.B649])-1; &quot;&quot;)">
            <text:p/>
          </table:table-cell>
        </table:table-row>
        <table:table-row table:style-name="ro1" table:visibility="filter">
          <table:table-cell table:formula="of:=IF(COUNTIF([.B$2:.B650]; [.B6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650]=&quot;nie&quot;; COUNTIF([.$B$2:.$B$1001]; [.B650])-1; &quot;&quot;)">
            <text:p/>
          </table:table-cell>
        </table:table-row>
        <table:table-row table:style-name="ro1" table:visibility="filter">
          <table:table-cell table:formula="of:=IF(COUNTIF([.B$2:.B651]; [.B6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651]=&quot;nie&quot;; COUNTIF([.$B$2:.$B$1001]; [.B651])-1; &quot;&quot;)">
            <text:p/>
          </table:table-cell>
        </table:table-row>
        <table:table-row table:style-name="ro1" table:visibility="filter">
          <table:table-cell table:formula="of:=IF(COUNTIF([.B$2:.B652]; [.B6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52]=&quot;nie&quot;; COUNTIF([.$B$2:.$B$1001]; [.B652])-1; &quot;&quot;)">
            <text:p/>
          </table:table-cell>
        </table:table-row>
        <table:table-row table:style-name="ro1" table:visibility="filter">
          <table:table-cell table:formula="of:=IF(COUNTIF([.B$2:.B653]; [.B6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653]=&quot;nie&quot;; COUNTIF([.$B$2:.$B$1001]; [.B653])-1; &quot;&quot;)">
            <text:p/>
          </table:table-cell>
        </table:table-row>
        <table:table-row table:style-name="ro1" table:visibility="filter">
          <table:table-cell table:formula="of:=IF(COUNTIF([.B$2:.B654]; [.B6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54]=&quot;nie&quot;; COUNTIF([.$B$2:.$B$1001]; [.B654])-1; &quot;&quot;)">
            <text:p/>
          </table:table-cell>
        </table:table-row>
        <table:table-row table:style-name="ro1" table:visibility="filter">
          <table:table-cell table:formula="of:=IF(COUNTIF([.B$2:.B655]; [.B6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55]=&quot;nie&quot;; COUNTIF([.$B$2:.$B$1001]; [.B655])-1; &quot;&quot;)">
            <text:p/>
          </table:table-cell>
        </table:table-row>
        <table:table-row table:style-name="ro1" table:visibility="filter">
          <table:table-cell table:formula="of:=IF(COUNTIF([.B$2:.B656]; [.B6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656]=&quot;nie&quot;; COUNTIF([.$B$2:.$B$1001]; [.B656])-1; &quot;&quot;)">
            <text:p/>
          </table:table-cell>
        </table:table-row>
        <table:table-row table:style-name="ro1" table:visibility="filter">
          <table:table-cell table:formula="of:=IF(COUNTIF([.B$2:.B657]; [.B6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57]=&quot;nie&quot;; COUNTIF([.$B$2:.$B$1001]; [.B657])-1; &quot;&quot;)">
            <text:p/>
          </table:table-cell>
        </table:table-row>
        <table:table-row table:style-name="ro1" table:visibility="filter">
          <table:table-cell table:formula="of:=IF(COUNTIF([.B$2:.B658]; [.B6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658]=&quot;nie&quot;; COUNTIF([.$B$2:.$B$1001]; [.B658])-1; &quot;&quot;)">
            <text:p/>
          </table:table-cell>
        </table:table-row>
        <table:table-row table:style-name="ro1" table:visibility="filter">
          <table:table-cell table:formula="of:=IF(COUNTIF([.B$2:.B659]; [.B6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59]=&quot;nie&quot;; COUNTIF([.$B$2:.$B$1001]; [.B659])-1; &quot;&quot;)">
            <text:p/>
          </table:table-cell>
        </table:table-row>
        <table:table-row table:style-name="ro1" table:visibility="filter">
          <table:table-cell table:formula="of:=IF(COUNTIF([.B$2:.B660]; [.B6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660]=&quot;nie&quot;; COUNTIF([.$B$2:.$B$1001]; [.B660])-1; &quot;&quot;)">
            <text:p/>
          </table:table-cell>
        </table:table-row>
        <table:table-row table:style-name="ro1" table:visibility="filter">
          <table:table-cell table:formula="of:=IF(COUNTIF([.B$2:.B661]; [.B6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661]=&quot;nie&quot;; COUNTIF([.$B$2:.$B$1001]; [.B661])-1; &quot;&quot;)">
            <text:p/>
          </table:table-cell>
        </table:table-row>
        <table:table-row table:style-name="ro1" table:visibility="filter">
          <table:table-cell table:formula="of:=IF(COUNTIF([.B$2:.B662]; [.B6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662]=&quot;nie&quot;; COUNTIF([.$B$2:.$B$1001]; [.B662])-1; &quot;&quot;)">
            <text:p/>
          </table:table-cell>
        </table:table-row>
        <table:table-row table:style-name="ro1" table:visibility="filter">
          <table:table-cell table:formula="of:=IF(COUNTIF([.B$2:.B663]; [.B6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63]=&quot;nie&quot;; COUNTIF([.$B$2:.$B$1001]; [.B663])-1; &quot;&quot;)">
            <text:p/>
          </table:table-cell>
        </table:table-row>
        <table:table-row table:style-name="ro1" table:visibility="filter">
          <table:table-cell table:formula="of:=IF(COUNTIF([.B$2:.B664]; [.B6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64]=&quot;nie&quot;; COUNTIF([.$B$2:.$B$1001]; [.B664])-1; &quot;&quot;)">
            <text:p/>
          </table:table-cell>
        </table:table-row>
        <table:table-row table:style-name="ro1" table:visibility="filter">
          <table:table-cell table:formula="of:=IF(COUNTIF([.B$2:.B665]; [.B6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65]=&quot;nie&quot;; COUNTIF([.$B$2:.$B$1001]; [.B665])-1; &quot;&quot;)">
            <text:p/>
          </table:table-cell>
        </table:table-row>
        <table:table-row table:style-name="ro1" table:visibility="filter">
          <table:table-cell table:formula="of:=IF(COUNTIF([.B$2:.B666]; [.B6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66]=&quot;nie&quot;; COUNTIF([.$B$2:.$B$1001]; [.B666])-1; &quot;&quot;)">
            <text:p/>
          </table:table-cell>
        </table:table-row>
        <table:table-row table:style-name="ro1" table:visibility="filter">
          <table:table-cell table:formula="of:=IF(COUNTIF([.B$2:.B667]; [.B6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667]=&quot;nie&quot;; COUNTIF([.$B$2:.$B$1001]; [.B667])-1; &quot;&quot;)">
            <text:p/>
          </table:table-cell>
        </table:table-row>
        <table:table-row table:style-name="ro1" table:visibility="filter">
          <table:table-cell table:formula="of:=IF(COUNTIF([.B$2:.B668]; [.B6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668]=&quot;nie&quot;; COUNTIF([.$B$2:.$B$1001]; [.B668])-1; &quot;&quot;)">
            <text:p/>
          </table:table-cell>
        </table:table-row>
        <table:table-row table:style-name="ro1" table:visibility="filter">
          <table:table-cell table:formula="of:=IF(COUNTIF([.B$2:.B669]; [.B6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69]=&quot;nie&quot;; COUNTIF([.$B$2:.$B$1001]; [.B669])-1; &quot;&quot;)">
            <text:p/>
          </table:table-cell>
        </table:table-row>
        <table:table-row table:style-name="ro1" table:visibility="filter">
          <table:table-cell table:formula="of:=IF(COUNTIF([.B$2:.B670]; [.B6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70]=&quot;nie&quot;; COUNTIF([.$B$2:.$B$1001]; [.B670])-1; &quot;&quot;)">
            <text:p/>
          </table:table-cell>
        </table:table-row>
        <table:table-row table:style-name="ro1" table:visibility="filter">
          <table:table-cell table:formula="of:=IF(COUNTIF([.B$2:.B671]; [.B6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671]=&quot;nie&quot;; COUNTIF([.$B$2:.$B$1001]; [.B671])-1; &quot;&quot;)">
            <text:p/>
          </table:table-cell>
        </table:table-row>
        <table:table-row table:style-name="ro1" table:visibility="filter">
          <table:table-cell table:formula="of:=IF(COUNTIF([.B$2:.B672]; [.B6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672]=&quot;nie&quot;; COUNTIF([.$B$2:.$B$1001]; [.B672])-1; &quot;&quot;)">
            <text:p/>
          </table:table-cell>
        </table:table-row>
        <table:table-row table:style-name="ro1" table:visibility="filter">
          <table:table-cell table:formula="of:=IF(COUNTIF([.B$2:.B673]; [.B6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673]=&quot;nie&quot;; COUNTIF([.$B$2:.$B$1001]; [.B673])-1; &quot;&quot;)">
            <text:p/>
          </table:table-cell>
        </table:table-row>
        <table:table-row table:style-name="ro1" table:visibility="filter">
          <table:table-cell table:formula="of:=IF(COUNTIF([.B$2:.B674]; [.B6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674]=&quot;nie&quot;; COUNTIF([.$B$2:.$B$1001]; [.B674])-1; &quot;&quot;)">
            <text:p/>
          </table:table-cell>
        </table:table-row>
        <table:table-row table:style-name="ro1" table:visibility="filter">
          <table:table-cell table:formula="of:=IF(COUNTIF([.B$2:.B675]; [.B6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675]=&quot;nie&quot;; COUNTIF([.$B$2:.$B$1001]; [.B675])-1; &quot;&quot;)">
            <text:p/>
          </table:table-cell>
        </table:table-row>
        <table:table-row table:style-name="ro1" table:visibility="filter">
          <table:table-cell table:formula="of:=IF(COUNTIF([.B$2:.B676]; [.B6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676]=&quot;nie&quot;; COUNTIF([.$B$2:.$B$1001]; [.B676])-1; &quot;&quot;)">
            <text:p/>
          </table:table-cell>
        </table:table-row>
        <table:table-row table:style-name="ro1" table:visibility="filter">
          <table:table-cell table:formula="of:=IF(COUNTIF([.B$2:.B677]; [.B6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677]=&quot;nie&quot;; COUNTIF([.$B$2:.$B$1001]; [.B677])-1; &quot;&quot;)">
            <text:p/>
          </table:table-cell>
        </table:table-row>
        <table:table-row table:style-name="ro1" table:visibility="filter">
          <table:table-cell table:formula="of:=IF(COUNTIF([.B$2:.B678]; [.B6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678]=&quot;nie&quot;; COUNTIF([.$B$2:.$B$1001]; [.B678])-1; &quot;&quot;)">
            <text:p/>
          </table:table-cell>
        </table:table-row>
        <table:table-row table:style-name="ro1" table:visibility="filter">
          <table:table-cell table:formula="of:=IF(COUNTIF([.B$2:.B679]; [.B6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79]=&quot;nie&quot;; COUNTIF([.$B$2:.$B$1001]; [.B679])-1; &quot;&quot;)">
            <text:p/>
          </table:table-cell>
        </table:table-row>
        <table:table-row table:style-name="ro1" table:visibility="filter">
          <table:table-cell table:formula="of:=IF(COUNTIF([.B$2:.B680]; [.B6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680]=&quot;nie&quot;; COUNTIF([.$B$2:.$B$1001]; [.B680])-1; &quot;&quot;)">
            <text:p/>
          </table:table-cell>
        </table:table-row>
        <table:table-row table:style-name="ro1" table:visibility="filter">
          <table:table-cell table:formula="of:=IF(COUNTIF([.B$2:.B681]; [.B6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681]=&quot;nie&quot;; COUNTIF([.$B$2:.$B$1001]; [.B681])-1; &quot;&quot;)">
            <text:p/>
          </table:table-cell>
        </table:table-row>
        <table:table-row table:style-name="ro1" table:visibility="filter">
          <table:table-cell table:formula="of:=IF(COUNTIF([.B$2:.B682]; [.B6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682]=&quot;nie&quot;; COUNTIF([.$B$2:.$B$1001]; [.B682])-1; &quot;&quot;)">
            <text:p/>
          </table:table-cell>
        </table:table-row>
        <table:table-row table:style-name="ro1" table:visibility="filter">
          <table:table-cell table:formula="of:=IF(COUNTIF([.B$2:.B683]; [.B6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683]=&quot;nie&quot;; COUNTIF([.$B$2:.$B$1001]; [.B683])-1; &quot;&quot;)">
            <text:p/>
          </table:table-cell>
        </table:table-row>
        <table:table-row table:style-name="ro1" table:visibility="filter">
          <table:table-cell table:formula="of:=IF(COUNTIF([.B$2:.B684]; [.B6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684]=&quot;nie&quot;; COUNTIF([.$B$2:.$B$1001]; [.B684])-1; &quot;&quot;)">
            <text:p/>
          </table:table-cell>
        </table:table-row>
        <table:table-row table:style-name="ro1" table:visibility="filter">
          <table:table-cell table:formula="of:=IF(COUNTIF([.B$2:.B685]; [.B6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685]=&quot;nie&quot;; COUNTIF([.$B$2:.$B$1001]; [.B685])-1; &quot;&quot;)">
            <text:p/>
          </table:table-cell>
        </table:table-row>
        <table:table-row table:style-name="ro1" table:visibility="filter">
          <table:table-cell table:formula="of:=IF(COUNTIF([.B$2:.B686]; [.B6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686]=&quot;nie&quot;; COUNTIF([.$B$2:.$B$1001]; [.B686])-1; &quot;&quot;)">
            <text:p/>
          </table:table-cell>
        </table:table-row>
        <table:table-row table:style-name="ro1" table:visibility="filter">
          <table:table-cell table:formula="of:=IF(COUNTIF([.B$2:.B687]; [.B6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687]=&quot;nie&quot;; COUNTIF([.$B$2:.$B$1001]; [.B687])-1; &quot;&quot;)">
            <text:p/>
          </table:table-cell>
        </table:table-row>
        <table:table-row table:style-name="ro1" table:visibility="filter">
          <table:table-cell table:formula="of:=IF(COUNTIF([.B$2:.B688]; [.B6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88]=&quot;nie&quot;; COUNTIF([.$B$2:.$B$1001]; [.B688])-1; &quot;&quot;)">
            <text:p/>
          </table:table-cell>
        </table:table-row>
        <table:table-row table:style-name="ro1" table:visibility="filter">
          <table:table-cell table:formula="of:=IF(COUNTIF([.B$2:.B689]; [.B6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689]=&quot;nie&quot;; COUNTIF([.$B$2:.$B$1001]; [.B689])-1; &quot;&quot;)">
            <text:p/>
          </table:table-cell>
        </table:table-row>
        <table:table-row table:style-name="ro1" table:visibility="filter">
          <table:table-cell table:formula="of:=IF(COUNTIF([.B$2:.B690]; [.B6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690]=&quot;nie&quot;; COUNTIF([.$B$2:.$B$1001]; [.B690])-1; &quot;&quot;)">
            <text:p/>
          </table:table-cell>
        </table:table-row>
        <table:table-row table:style-name="ro1" table:visibility="filter">
          <table:table-cell table:formula="of:=IF(COUNTIF([.B$2:.B691]; [.B6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691]=&quot;nie&quot;; COUNTIF([.$B$2:.$B$1001]; [.B691])-1; &quot;&quot;)">
            <text:p/>
          </table:table-cell>
        </table:table-row>
        <table:table-row table:style-name="ro1" table:visibility="filter">
          <table:table-cell table:formula="of:=IF(COUNTIF([.B$2:.B692]; [.B6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692]=&quot;nie&quot;; COUNTIF([.$B$2:.$B$1001]; [.B692])-1; &quot;&quot;)">
            <text:p/>
          </table:table-cell>
        </table:table-row>
        <table:table-row table:style-name="ro1" table:visibility="filter">
          <table:table-cell table:formula="of:=IF(COUNTIF([.B$2:.B693]; [.B6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693]=&quot;nie&quot;; COUNTIF([.$B$2:.$B$1001]; [.B693])-1; &quot;&quot;)">
            <text:p/>
          </table:table-cell>
        </table:table-row>
        <table:table-row table:style-name="ro1" table:visibility="filter">
          <table:table-cell table:formula="of:=IF(COUNTIF([.B$2:.B694]; [.B6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94]=&quot;nie&quot;; COUNTIF([.$B$2:.$B$1001]; [.B694])-1; &quot;&quot;)">
            <text:p/>
          </table:table-cell>
        </table:table-row>
        <table:table-row table:style-name="ro1" table:visibility="filter">
          <table:table-cell table:formula="of:=IF(COUNTIF([.B$2:.B695]; [.B6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695]=&quot;nie&quot;; COUNTIF([.$B$2:.$B$1001]; [.B695])-1; &quot;&quot;)">
            <text:p/>
          </table:table-cell>
        </table:table-row>
        <table:table-row table:style-name="ro1" table:visibility="filter">
          <table:table-cell table:formula="of:=IF(COUNTIF([.B$2:.B696]; [.B6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696]=&quot;nie&quot;; COUNTIF([.$B$2:.$B$1001]; [.B696])-1; &quot;&quot;)">
            <text:p/>
          </table:table-cell>
        </table:table-row>
        <table:table-row table:style-name="ro1" table:visibility="filter">
          <table:table-cell table:formula="of:=IF(COUNTIF([.B$2:.B697]; [.B6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697]=&quot;nie&quot;; COUNTIF([.$B$2:.$B$1001]; [.B697])-1; &quot;&quot;)">
            <text:p/>
          </table:table-cell>
        </table:table-row>
        <table:table-row table:style-name="ro1" table:visibility="filter">
          <table:table-cell table:formula="of:=IF(COUNTIF([.B$2:.B698]; [.B6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698]=&quot;nie&quot;; COUNTIF([.$B$2:.$B$1001]; [.B698])-1; &quot;&quot;)">
            <text:p/>
          </table:table-cell>
        </table:table-row>
        <table:table-row table:style-name="ro1" table:visibility="filter">
          <table:table-cell table:formula="of:=IF(COUNTIF([.B$2:.B699]; [.B6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699]=&quot;nie&quot;; COUNTIF([.$B$2:.$B$1001]; [.B699])-1; &quot;&quot;)">
            <text:p/>
          </table:table-cell>
        </table:table-row>
        <table:table-row table:style-name="ro1" table:visibility="filter">
          <table:table-cell table:formula="of:=IF(COUNTIF([.B$2:.B700]; [.B7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700]=&quot;nie&quot;; COUNTIF([.$B$2:.$B$1001]; [.B700])-1; &quot;&quot;)">
            <text:p/>
          </table:table-cell>
        </table:table-row>
        <table:table-row table:style-name="ro1" table:visibility="filter">
          <table:table-cell table:formula="of:=IF(COUNTIF([.B$2:.B701]; [.B7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701]=&quot;nie&quot;; COUNTIF([.$B$2:.$B$1001]; [.B701])-1; &quot;&quot;)">
            <text:p/>
          </table:table-cell>
        </table:table-row>
        <table:table-row table:style-name="ro1" table:visibility="filter">
          <table:table-cell table:formula="of:=IF(COUNTIF([.B$2:.B702]; [.B7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702]=&quot;nie&quot;; COUNTIF([.$B$2:.$B$1001]; [.B702])-1; &quot;&quot;)">
            <text:p/>
          </table:table-cell>
        </table:table-row>
        <table:table-row table:style-name="ro1" table:visibility="filter">
          <table:table-cell table:formula="of:=IF(COUNTIF([.B$2:.B703]; [.B7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703]=&quot;nie&quot;; COUNTIF([.$B$2:.$B$1001]; [.B703])-1; &quot;&quot;)">
            <text:p/>
          </table:table-cell>
        </table:table-row>
        <table:table-row table:style-name="ro1" table:visibility="filter">
          <table:table-cell table:formula="of:=IF(COUNTIF([.B$2:.B704]; [.B7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704]=&quot;nie&quot;; COUNTIF([.$B$2:.$B$1001]; [.B704])-1; &quot;&quot;)">
            <text:p/>
          </table:table-cell>
        </table:table-row>
        <table:table-row table:style-name="ro1" table:visibility="filter">
          <table:table-cell table:formula="of:=IF(COUNTIF([.B$2:.B705]; [.B7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705]=&quot;nie&quot;; COUNTIF([.$B$2:.$B$1001]; [.B705])-1; &quot;&quot;)">
            <text:p/>
          </table:table-cell>
        </table:table-row>
        <table:table-row table:style-name="ro1" table:visibility="filter">
          <table:table-cell table:formula="of:=IF(COUNTIF([.B$2:.B706]; [.B7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706]=&quot;nie&quot;; COUNTIF([.$B$2:.$B$1001]; [.B706])-1; &quot;&quot;)">
            <text:p/>
          </table:table-cell>
        </table:table-row>
        <table:table-row table:style-name="ro1" table:visibility="filter">
          <table:table-cell table:formula="of:=IF(COUNTIF([.B$2:.B707]; [.B7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707]=&quot;nie&quot;; COUNTIF([.$B$2:.$B$1001]; [.B707])-1; &quot;&quot;)">
            <text:p/>
          </table:table-cell>
        </table:table-row>
        <table:table-row table:style-name="ro1" table:visibility="filter">
          <table:table-cell table:formula="of:=IF(COUNTIF([.B$2:.B708]; [.B7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708]=&quot;nie&quot;; COUNTIF([.$B$2:.$B$1001]; [.B708])-1; &quot;&quot;)">
            <text:p/>
          </table:table-cell>
        </table:table-row>
        <table:table-row table:style-name="ro1" table:visibility="filter">
          <table:table-cell table:formula="of:=IF(COUNTIF([.B$2:.B709]; [.B7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709]=&quot;nie&quot;; COUNTIF([.$B$2:.$B$1001]; [.B709])-1; &quot;&quot;)">
            <text:p/>
          </table:table-cell>
        </table:table-row>
        <table:table-row table:style-name="ro1" table:visibility="filter">
          <table:table-cell table:formula="of:=IF(COUNTIF([.B$2:.B710]; [.B7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710]=&quot;nie&quot;; COUNTIF([.$B$2:.$B$1001]; [.B710])-1; &quot;&quot;)">
            <text:p/>
          </table:table-cell>
        </table:table-row>
        <table:table-row table:style-name="ro1" table:visibility="filter">
          <table:table-cell table:formula="of:=IF(COUNTIF([.B$2:.B711]; [.B7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711]=&quot;nie&quot;; COUNTIF([.$B$2:.$B$1001]; [.B711])-1; &quot;&quot;)">
            <text:p/>
          </table:table-cell>
        </table:table-row>
        <table:table-row table:style-name="ro1" table:visibility="filter">
          <table:table-cell table:formula="of:=IF(COUNTIF([.B$2:.B712]; [.B7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712]=&quot;nie&quot;; COUNTIF([.$B$2:.$B$1001]; [.B712])-1; &quot;&quot;)">
            <text:p/>
          </table:table-cell>
        </table:table-row>
        <table:table-row table:style-name="ro1" table:visibility="filter">
          <table:table-cell table:formula="of:=IF(COUNTIF([.B$2:.B713]; [.B7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713]=&quot;nie&quot;; COUNTIF([.$B$2:.$B$1001]; [.B713])-1; &quot;&quot;)">
            <text:p/>
          </table:table-cell>
        </table:table-row>
        <table:table-row table:style-name="ro1" table:visibility="filter">
          <table:table-cell table:formula="of:=IF(COUNTIF([.B$2:.B714]; [.B7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714]=&quot;nie&quot;; COUNTIF([.$B$2:.$B$1001]; [.B714])-1; &quot;&quot;)">
            <text:p/>
          </table:table-cell>
        </table:table-row>
        <table:table-row table:style-name="ro1" table:visibility="filter">
          <table:table-cell table:formula="of:=IF(COUNTIF([.B$2:.B715]; [.B7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715]=&quot;nie&quot;; COUNTIF([.$B$2:.$B$1001]; [.B715])-1; &quot;&quot;)">
            <text:p/>
          </table:table-cell>
        </table:table-row>
        <table:table-row table:style-name="ro1" table:visibility="filter">
          <table:table-cell table:formula="of:=IF(COUNTIF([.B$2:.B716]; [.B7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716]=&quot;nie&quot;; COUNTIF([.$B$2:.$B$1001]; [.B716])-1; &quot;&quot;)">
            <text:p/>
          </table:table-cell>
        </table:table-row>
        <table:table-row table:style-name="ro1" table:visibility="filter">
          <table:table-cell table:formula="of:=IF(COUNTIF([.B$2:.B717]; [.B7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717]=&quot;nie&quot;; COUNTIF([.$B$2:.$B$1001]; [.B717])-1; &quot;&quot;)">
            <text:p/>
          </table:table-cell>
        </table:table-row>
        <table:table-row table:style-name="ro1" table:visibility="filter">
          <table:table-cell table:formula="of:=IF(COUNTIF([.B$2:.B718]; [.B7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18]=&quot;nie&quot;; COUNTIF([.$B$2:.$B$1001]; [.B718])-1; &quot;&quot;)">
            <text:p/>
          </table:table-cell>
        </table:table-row>
        <table:table-row table:style-name="ro1" table:visibility="filter">
          <table:table-cell table:formula="of:=IF(COUNTIF([.B$2:.B719]; [.B7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719]=&quot;nie&quot;; COUNTIF([.$B$2:.$B$1001]; [.B719])-1; &quot;&quot;)">
            <text:p/>
          </table:table-cell>
        </table:table-row>
        <table:table-row table:style-name="ro1" table:visibility="filter">
          <table:table-cell table:formula="of:=IF(COUNTIF([.B$2:.B720]; [.B7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720]=&quot;nie&quot;; COUNTIF([.$B$2:.$B$1001]; [.B720])-1; &quot;&quot;)">
            <text:p/>
          </table:table-cell>
        </table:table-row>
        <table:table-row table:style-name="ro1" table:visibility="filter">
          <table:table-cell table:formula="of:=IF(COUNTIF([.B$2:.B721]; [.B7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721]=&quot;nie&quot;; COUNTIF([.$B$2:.$B$1001]; [.B721])-1; &quot;&quot;)">
            <text:p/>
          </table:table-cell>
        </table:table-row>
        <table:table-row table:style-name="ro1" table:visibility="filter">
          <table:table-cell table:formula="of:=IF(COUNTIF([.B$2:.B722]; [.B7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722]=&quot;nie&quot;; COUNTIF([.$B$2:.$B$1001]; [.B722])-1; &quot;&quot;)">
            <text:p/>
          </table:table-cell>
        </table:table-row>
        <table:table-row table:style-name="ro1" table:visibility="filter">
          <table:table-cell table:formula="of:=IF(COUNTIF([.B$2:.B723]; [.B7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723]=&quot;nie&quot;; COUNTIF([.$B$2:.$B$1001]; [.B723])-1; &quot;&quot;)">
            <text:p/>
          </table:table-cell>
        </table:table-row>
        <table:table-row table:style-name="ro1" table:visibility="filter">
          <table:table-cell table:formula="of:=IF(COUNTIF([.B$2:.B724]; [.B7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724]=&quot;nie&quot;; COUNTIF([.$B$2:.$B$1001]; [.B724])-1; &quot;&quot;)">
            <text:p/>
          </table:table-cell>
        </table:table-row>
        <table:table-row table:style-name="ro1" table:visibility="filter">
          <table:table-cell table:formula="of:=IF(COUNTIF([.B$2:.B725]; [.B7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725]=&quot;nie&quot;; COUNTIF([.$B$2:.$B$1001]; [.B725])-1; &quot;&quot;)">
            <text:p/>
          </table:table-cell>
        </table:table-row>
        <table:table-row table:style-name="ro1" table:visibility="filter">
          <table:table-cell table:formula="of:=IF(COUNTIF([.B$2:.B726]; [.B7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26]=&quot;nie&quot;; COUNTIF([.$B$2:.$B$1001]; [.B726])-1; &quot;&quot;)">
            <text:p/>
          </table:table-cell>
        </table:table-row>
        <table:table-row table:style-name="ro1" table:visibility="filter">
          <table:table-cell table:formula="of:=IF(COUNTIF([.B$2:.B727]; [.B7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27]=&quot;nie&quot;; COUNTIF([.$B$2:.$B$1001]; [.B727])-1; &quot;&quot;)">
            <text:p/>
          </table:table-cell>
        </table:table-row>
        <table:table-row table:style-name="ro1" table:visibility="filter">
          <table:table-cell table:formula="of:=IF(COUNTIF([.B$2:.B728]; [.B7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728]=&quot;nie&quot;; COUNTIF([.$B$2:.$B$1001]; [.B728])-1; &quot;&quot;)">
            <text:p/>
          </table:table-cell>
        </table:table-row>
        <table:table-row table:style-name="ro1" table:visibility="filter">
          <table:table-cell table:formula="of:=IF(COUNTIF([.B$2:.B729]; [.B7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29]=&quot;nie&quot;; COUNTIF([.$B$2:.$B$1001]; [.B729])-1; &quot;&quot;)">
            <text:p/>
          </table:table-cell>
        </table:table-row>
        <table:table-row table:style-name="ro1" table:visibility="filter">
          <table:table-cell table:formula="of:=IF(COUNTIF([.B$2:.B730]; [.B7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730]=&quot;nie&quot;; COUNTIF([.$B$2:.$B$1001]; [.B730])-1; &quot;&quot;)">
            <text:p/>
          </table:table-cell>
        </table:table-row>
        <table:table-row table:style-name="ro1" table:visibility="filter">
          <table:table-cell table:formula="of:=IF(COUNTIF([.B$2:.B731]; [.B7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731]=&quot;nie&quot;; COUNTIF([.$B$2:.$B$1001]; [.B731])-1; &quot;&quot;)">
            <text:p/>
          </table:table-cell>
        </table:table-row>
        <table:table-row table:style-name="ro1" table:visibility="filter">
          <table:table-cell table:formula="of:=IF(COUNTIF([.B$2:.B732]; [.B7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732]=&quot;nie&quot;; COUNTIF([.$B$2:.$B$1001]; [.B732])-1; &quot;&quot;)">
            <text:p/>
          </table:table-cell>
        </table:table-row>
        <table:table-row table:style-name="ro1" table:visibility="filter">
          <table:table-cell table:formula="of:=IF(COUNTIF([.B$2:.B733]; [.B7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33]=&quot;nie&quot;; COUNTIF([.$B$2:.$B$1001]; [.B733])-1; &quot;&quot;)">
            <text:p/>
          </table:table-cell>
        </table:table-row>
        <table:table-row table:style-name="ro1" table:visibility="filter">
          <table:table-cell table:formula="of:=IF(COUNTIF([.B$2:.B734]; [.B7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734]=&quot;nie&quot;; COUNTIF([.$B$2:.$B$1001]; [.B734])-1; &quot;&quot;)">
            <text:p/>
          </table:table-cell>
        </table:table-row>
        <table:table-row table:style-name="ro1" table:visibility="filter">
          <table:table-cell table:formula="of:=IF(COUNTIF([.B$2:.B735]; [.B7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35]=&quot;nie&quot;; COUNTIF([.$B$2:.$B$1001]; [.B735])-1; &quot;&quot;)">
            <text:p/>
          </table:table-cell>
        </table:table-row>
        <table:table-row table:style-name="ro1" table:visibility="filter">
          <table:table-cell table:formula="of:=IF(COUNTIF([.B$2:.B736]; [.B7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736]=&quot;nie&quot;; COUNTIF([.$B$2:.$B$1001]; [.B736])-1; &quot;&quot;)">
            <text:p/>
          </table:table-cell>
        </table:table-row>
        <table:table-row table:style-name="ro1" table:visibility="filter">
          <table:table-cell table:formula="of:=IF(COUNTIF([.B$2:.B737]; [.B7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737]=&quot;nie&quot;; COUNTIF([.$B$2:.$B$1001]; [.B737])-1; &quot;&quot;)">
            <text:p/>
          </table:table-cell>
        </table:table-row>
        <table:table-row table:style-name="ro1" table:visibility="filter">
          <table:table-cell table:formula="of:=IF(COUNTIF([.B$2:.B738]; [.B7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738]=&quot;nie&quot;; COUNTIF([.$B$2:.$B$1001]; [.B738])-1; &quot;&quot;)">
            <text:p/>
          </table:table-cell>
        </table:table-row>
        <table:table-row table:style-name="ro1" table:visibility="filter">
          <table:table-cell table:formula="of:=IF(COUNTIF([.B$2:.B739]; [.B7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739]=&quot;nie&quot;; COUNTIF([.$B$2:.$B$1001]; [.B739])-1; &quot;&quot;)">
            <text:p/>
          </table:table-cell>
        </table:table-row>
        <table:table-row table:style-name="ro1" table:visibility="filter">
          <table:table-cell table:formula="of:=IF(COUNTIF([.B$2:.B740]; [.B7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740]=&quot;nie&quot;; COUNTIF([.$B$2:.$B$1001]; [.B740])-1; &quot;&quot;)">
            <text:p/>
          </table:table-cell>
        </table:table-row>
        <table:table-row table:style-name="ro1" table:visibility="filter">
          <table:table-cell table:formula="of:=IF(COUNTIF([.B$2:.B741]; [.B7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41]=&quot;nie&quot;; COUNTIF([.$B$2:.$B$1001]; [.B741])-1; &quot;&quot;)">
            <text:p/>
          </table:table-cell>
        </table:table-row>
        <table:table-row table:style-name="ro1" table:visibility="filter">
          <table:table-cell table:formula="of:=IF(COUNTIF([.B$2:.B742]; [.B7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42]=&quot;nie&quot;; COUNTIF([.$B$2:.$B$1001]; [.B742])-1; &quot;&quot;)">
            <text:p/>
          </table:table-cell>
        </table:table-row>
        <table:table-row table:style-name="ro1" table:visibility="filter">
          <table:table-cell table:formula="of:=IF(COUNTIF([.B$2:.B743]; [.B7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743]=&quot;nie&quot;; COUNTIF([.$B$2:.$B$1001]; [.B743])-1; &quot;&quot;)">
            <text:p/>
          </table:table-cell>
        </table:table-row>
        <table:table-row table:style-name="ro1" table:visibility="filter">
          <table:table-cell table:formula="of:=IF(COUNTIF([.B$2:.B744]; [.B7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744]=&quot;nie&quot;; COUNTIF([.$B$2:.$B$1001]; [.B744])-1; &quot;&quot;)">
            <text:p/>
          </table:table-cell>
        </table:table-row>
        <table:table-row table:style-name="ro1" table:visibility="filter">
          <table:table-cell table:formula="of:=IF(COUNTIF([.B$2:.B745]; [.B7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45]=&quot;nie&quot;; COUNTIF([.$B$2:.$B$1001]; [.B745])-1; &quot;&quot;)">
            <text:p/>
          </table:table-cell>
        </table:table-row>
        <table:table-row table:style-name="ro1" table:visibility="filter">
          <table:table-cell table:formula="of:=IF(COUNTIF([.B$2:.B746]; [.B7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746]=&quot;nie&quot;; COUNTIF([.$B$2:.$B$1001]; [.B746])-1; &quot;&quot;)">
            <text:p/>
          </table:table-cell>
        </table:table-row>
        <table:table-row table:style-name="ro1" table:visibility="filter">
          <table:table-cell table:formula="of:=IF(COUNTIF([.B$2:.B747]; [.B7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747]=&quot;nie&quot;; COUNTIF([.$B$2:.$B$1001]; [.B747])-1; &quot;&quot;)">
            <text:p/>
          </table:table-cell>
        </table:table-row>
        <table:table-row table:style-name="ro1" table:visibility="filter">
          <table:table-cell table:formula="of:=IF(COUNTIF([.B$2:.B748]; [.B7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748]=&quot;nie&quot;; COUNTIF([.$B$2:.$B$1001]; [.B748])-1; &quot;&quot;)">
            <text:p/>
          </table:table-cell>
        </table:table-row>
        <table:table-row table:style-name="ro1" table:visibility="filter">
          <table:table-cell table:formula="of:=IF(COUNTIF([.B$2:.B749]; [.B7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49]=&quot;nie&quot;; COUNTIF([.$B$2:.$B$1001]; [.B749])-1; &quot;&quot;)">
            <text:p/>
          </table:table-cell>
        </table:table-row>
        <table:table-row table:style-name="ro1" table:visibility="filter">
          <table:table-cell table:formula="of:=IF(COUNTIF([.B$2:.B750]; [.B7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750]=&quot;nie&quot;; COUNTIF([.$B$2:.$B$1001]; [.B750])-1; &quot;&quot;)">
            <text:p/>
          </table:table-cell>
        </table:table-row>
        <table:table-row table:style-name="ro1" table:visibility="filter">
          <table:table-cell table:formula="of:=IF(COUNTIF([.B$2:.B751]; [.B7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751]=&quot;nie&quot;; COUNTIF([.$B$2:.$B$1001]; [.B751])-1; &quot;&quot;)">
            <text:p/>
          </table:table-cell>
        </table:table-row>
        <table:table-row table:style-name="ro1" table:visibility="filter">
          <table:table-cell table:formula="of:=IF(COUNTIF([.B$2:.B752]; [.B7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52]=&quot;nie&quot;; COUNTIF([.$B$2:.$B$1001]; [.B752])-1; &quot;&quot;)">
            <text:p/>
          </table:table-cell>
        </table:table-row>
        <table:table-row table:style-name="ro1" table:visibility="filter">
          <table:table-cell table:formula="of:=IF(COUNTIF([.B$2:.B753]; [.B7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53]=&quot;nie&quot;; COUNTIF([.$B$2:.$B$1001]; [.B753])-1; &quot;&quot;)">
            <text:p/>
          </table:table-cell>
        </table:table-row>
        <table:table-row table:style-name="ro1" table:visibility="filter">
          <table:table-cell table:formula="of:=IF(COUNTIF([.B$2:.B754]; [.B7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754]=&quot;nie&quot;; COUNTIF([.$B$2:.$B$1001]; [.B754])-1; &quot;&quot;)">
            <text:p/>
          </table:table-cell>
        </table:table-row>
        <table:table-row table:style-name="ro1" table:visibility="filter">
          <table:table-cell table:formula="of:=IF(COUNTIF([.B$2:.B755]; [.B7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755]=&quot;nie&quot;; COUNTIF([.$B$2:.$B$1001]; [.B755])-1; &quot;&quot;)">
            <text:p/>
          </table:table-cell>
        </table:table-row>
        <table:table-row table:style-name="ro1" table:visibility="filter">
          <table:table-cell table:formula="of:=IF(COUNTIF([.B$2:.B756]; [.B7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756]=&quot;nie&quot;; COUNTIF([.$B$2:.$B$1001]; [.B756])-1; &quot;&quot;)">
            <text:p/>
          </table:table-cell>
        </table:table-row>
        <table:table-row table:style-name="ro1" table:visibility="filter">
          <table:table-cell table:formula="of:=IF(COUNTIF([.B$2:.B757]; [.B7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757]=&quot;nie&quot;; COUNTIF([.$B$2:.$B$1001]; [.B757])-1; &quot;&quot;)">
            <text:p/>
          </table:table-cell>
        </table:table-row>
        <table:table-row table:style-name="ro1" table:visibility="filter">
          <table:table-cell table:formula="of:=IF(COUNTIF([.B$2:.B758]; [.B7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758]=&quot;nie&quot;; COUNTIF([.$B$2:.$B$1001]; [.B758])-1; &quot;&quot;)">
            <text:p/>
          </table:table-cell>
        </table:table-row>
        <table:table-row table:style-name="ro1" table:visibility="filter">
          <table:table-cell table:formula="of:=IF(COUNTIF([.B$2:.B759]; [.B7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759]=&quot;nie&quot;; COUNTIF([.$B$2:.$B$1001]; [.B759])-1; &quot;&quot;)">
            <text:p/>
          </table:table-cell>
        </table:table-row>
        <table:table-row table:style-name="ro1" table:visibility="filter">
          <table:table-cell table:formula="of:=IF(COUNTIF([.B$2:.B760]; [.B7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760]=&quot;nie&quot;; COUNTIF([.$B$2:.$B$1001]; [.B760])-1; &quot;&quot;)">
            <text:p/>
          </table:table-cell>
        </table:table-row>
        <table:table-row table:style-name="ro1" table:visibility="filter">
          <table:table-cell table:formula="of:=IF(COUNTIF([.B$2:.B761]; [.B7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61]=&quot;nie&quot;; COUNTIF([.$B$2:.$B$1001]; [.B761])-1; &quot;&quot;)">
            <text:p/>
          </table:table-cell>
        </table:table-row>
        <table:table-row table:style-name="ro1" table:visibility="filter">
          <table:table-cell table:formula="of:=IF(COUNTIF([.B$2:.B762]; [.B7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762]=&quot;nie&quot;; COUNTIF([.$B$2:.$B$1001]; [.B762])-1; &quot;&quot;)">
            <text:p/>
          </table:table-cell>
        </table:table-row>
        <table:table-row table:style-name="ro1" table:visibility="filter">
          <table:table-cell table:formula="of:=IF(COUNTIF([.B$2:.B763]; [.B7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763]=&quot;nie&quot;; COUNTIF([.$B$2:.$B$1001]; [.B763])-1; &quot;&quot;)">
            <text:p/>
          </table:table-cell>
        </table:table-row>
        <table:table-row table:style-name="ro1" table:visibility="filter">
          <table:table-cell table:formula="of:=IF(COUNTIF([.B$2:.B764]; [.B7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764]=&quot;nie&quot;; COUNTIF([.$B$2:.$B$1001]; [.B764])-1; &quot;&quot;)">
            <text:p/>
          </table:table-cell>
        </table:table-row>
        <table:table-row table:style-name="ro1" table:visibility="filter">
          <table:table-cell table:formula="of:=IF(COUNTIF([.B$2:.B765]; [.B7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765]=&quot;nie&quot;; COUNTIF([.$B$2:.$B$1001]; [.B765])-1; &quot;&quot;)">
            <text:p/>
          </table:table-cell>
        </table:table-row>
        <table:table-row table:style-name="ro1" table:visibility="filter">
          <table:table-cell table:formula="of:=IF(COUNTIF([.B$2:.B766]; [.B7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766]=&quot;nie&quot;; COUNTIF([.$B$2:.$B$1001]; [.B766])-1; &quot;&quot;)">
            <text:p/>
          </table:table-cell>
        </table:table-row>
        <table:table-row table:style-name="ro1" table:visibility="filter">
          <table:table-cell table:formula="of:=IF(COUNTIF([.B$2:.B767]; [.B7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767]=&quot;nie&quot;; COUNTIF([.$B$2:.$B$1001]; [.B767])-1; &quot;&quot;)">
            <text:p/>
          </table:table-cell>
        </table:table-row>
        <table:table-row table:style-name="ro1" table:visibility="filter">
          <table:table-cell table:formula="of:=IF(COUNTIF([.B$2:.B768]; [.B7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768]=&quot;nie&quot;; COUNTIF([.$B$2:.$B$1001]; [.B768])-1; &quot;&quot;)">
            <text:p/>
          </table:table-cell>
        </table:table-row>
        <table:table-row table:style-name="ro1" table:visibility="filter">
          <table:table-cell table:formula="of:=IF(COUNTIF([.B$2:.B769]; [.B7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769]=&quot;nie&quot;; COUNTIF([.$B$2:.$B$1001]; [.B769])-1; &quot;&quot;)">
            <text:p/>
          </table:table-cell>
        </table:table-row>
        <table:table-row table:style-name="ro1" table:visibility="filter">
          <table:table-cell table:formula="of:=IF(COUNTIF([.B$2:.B770]; [.B7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770]=&quot;nie&quot;; COUNTIF([.$B$2:.$B$1001]; [.B770])-1; &quot;&quot;)">
            <text:p/>
          </table:table-cell>
        </table:table-row>
        <table:table-row table:style-name="ro1" table:visibility="filter">
          <table:table-cell table:formula="of:=IF(COUNTIF([.B$2:.B771]; [.B7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71]=&quot;nie&quot;; COUNTIF([.$B$2:.$B$1001]; [.B771])-1; &quot;&quot;)">
            <text:p/>
          </table:table-cell>
        </table:table-row>
        <table:table-row table:style-name="ro1" table:visibility="filter">
          <table:table-cell table:formula="of:=IF(COUNTIF([.B$2:.B772]; [.B7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72]=&quot;nie&quot;; COUNTIF([.$B$2:.$B$1001]; [.B772])-1; &quot;&quot;)">
            <text:p/>
          </table:table-cell>
        </table:table-row>
        <table:table-row table:style-name="ro1" table:visibility="filter">
          <table:table-cell table:formula="of:=IF(COUNTIF([.B$2:.B773]; [.B7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773]=&quot;nie&quot;; COUNTIF([.$B$2:.$B$1001]; [.B773])-1; &quot;&quot;)">
            <text:p/>
          </table:table-cell>
        </table:table-row>
        <table:table-row table:style-name="ro1" table:visibility="filter">
          <table:table-cell table:formula="of:=IF(COUNTIF([.B$2:.B774]; [.B7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774]=&quot;nie&quot;; COUNTIF([.$B$2:.$B$1001]; [.B774])-1; &quot;&quot;)">
            <text:p/>
          </table:table-cell>
        </table:table-row>
        <table:table-row table:style-name="ro1" table:visibility="filter">
          <table:table-cell table:formula="of:=IF(COUNTIF([.B$2:.B775]; [.B7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775]=&quot;nie&quot;; COUNTIF([.$B$2:.$B$1001]; [.B775])-1; &quot;&quot;)">
            <text:p/>
          </table:table-cell>
        </table:table-row>
        <table:table-row table:style-name="ro1" table:visibility="filter">
          <table:table-cell table:formula="of:=IF(COUNTIF([.B$2:.B776]; [.B7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76]=&quot;nie&quot;; COUNTIF([.$B$2:.$B$1001]; [.B776])-1; &quot;&quot;)">
            <text:p/>
          </table:table-cell>
        </table:table-row>
        <table:table-row table:style-name="ro1" table:visibility="filter">
          <table:table-cell table:formula="of:=IF(COUNTIF([.B$2:.B777]; [.B7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777]=&quot;nie&quot;; COUNTIF([.$B$2:.$B$1001]; [.B777])-1; &quot;&quot;)">
            <text:p/>
          </table:table-cell>
        </table:table-row>
        <table:table-row table:style-name="ro1" table:visibility="filter">
          <table:table-cell table:formula="of:=IF(COUNTIF([.B$2:.B778]; [.B7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778]=&quot;nie&quot;; COUNTIF([.$B$2:.$B$1001]; [.B778])-1; &quot;&quot;)">
            <text:p/>
          </table:table-cell>
        </table:table-row>
        <table:table-row table:style-name="ro1" table:visibility="filter">
          <table:table-cell table:formula="of:=IF(COUNTIF([.B$2:.B779]; [.B7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779]=&quot;nie&quot;; COUNTIF([.$B$2:.$B$1001]; [.B779])-1; &quot;&quot;)">
            <text:p/>
          </table:table-cell>
        </table:table-row>
        <table:table-row table:style-name="ro1" table:visibility="filter">
          <table:table-cell table:formula="of:=IF(COUNTIF([.B$2:.B780]; [.B7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780]=&quot;nie&quot;; COUNTIF([.$B$2:.$B$1001]; [.B780])-1; &quot;&quot;)">
            <text:p/>
          </table:table-cell>
        </table:table-row>
        <table:table-row table:style-name="ro1" table:visibility="filter">
          <table:table-cell table:formula="of:=IF(COUNTIF([.B$2:.B781]; [.B7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81]=&quot;nie&quot;; COUNTIF([.$B$2:.$B$1001]; [.B781])-1; &quot;&quot;)">
            <text:p/>
          </table:table-cell>
        </table:table-row>
        <table:table-row table:style-name="ro1" table:visibility="filter">
          <table:table-cell table:formula="of:=IF(COUNTIF([.B$2:.B782]; [.B7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782]=&quot;nie&quot;; COUNTIF([.$B$2:.$B$1001]; [.B782])-1; &quot;&quot;)">
            <text:p/>
          </table:table-cell>
        </table:table-row>
        <table:table-row table:style-name="ro1" table:visibility="filter">
          <table:table-cell table:formula="of:=IF(COUNTIF([.B$2:.B783]; [.B7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83]=&quot;nie&quot;; COUNTIF([.$B$2:.$B$1001]; [.B783])-1; &quot;&quot;)">
            <text:p/>
          </table:table-cell>
        </table:table-row>
        <table:table-row table:style-name="ro1" table:visibility="filter">
          <table:table-cell table:formula="of:=IF(COUNTIF([.B$2:.B784]; [.B7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784]=&quot;nie&quot;; COUNTIF([.$B$2:.$B$1001]; [.B784])-1; &quot;&quot;)">
            <text:p/>
          </table:table-cell>
        </table:table-row>
        <table:table-row table:style-name="ro1" table:visibility="filter">
          <table:table-cell table:formula="of:=IF(COUNTIF([.B$2:.B785]; [.B7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85]=&quot;nie&quot;; COUNTIF([.$B$2:.$B$1001]; [.B785])-1; &quot;&quot;)">
            <text:p/>
          </table:table-cell>
        </table:table-row>
        <table:table-row table:style-name="ro1" table:visibility="filter">
          <table:table-cell table:formula="of:=IF(COUNTIF([.B$2:.B786]; [.B7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786]=&quot;nie&quot;; COUNTIF([.$B$2:.$B$1001]; [.B786])-1; &quot;&quot;)">
            <text:p/>
          </table:table-cell>
        </table:table-row>
        <table:table-row table:style-name="ro1" table:visibility="filter">
          <table:table-cell table:formula="of:=IF(COUNTIF([.B$2:.B787]; [.B7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787]=&quot;nie&quot;; COUNTIF([.$B$2:.$B$1001]; [.B787])-1; &quot;&quot;)">
            <text:p/>
          </table:table-cell>
        </table:table-row>
        <table:table-row table:style-name="ro1" table:visibility="filter">
          <table:table-cell table:formula="of:=IF(COUNTIF([.B$2:.B788]; [.B7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88]=&quot;nie&quot;; COUNTIF([.$B$2:.$B$1001]; [.B788])-1; &quot;&quot;)">
            <text:p/>
          </table:table-cell>
        </table:table-row>
        <table:table-row table:style-name="ro1" table:visibility="filter">
          <table:table-cell table:formula="of:=IF(COUNTIF([.B$2:.B789]; [.B7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789]=&quot;nie&quot;; COUNTIF([.$B$2:.$B$1001]; [.B789])-1; &quot;&quot;)">
            <text:p/>
          </table:table-cell>
        </table:table-row>
        <table:table-row table:style-name="ro1" table:visibility="filter">
          <table:table-cell table:formula="of:=IF(COUNTIF([.B$2:.B790]; [.B7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790]=&quot;nie&quot;; COUNTIF([.$B$2:.$B$1001]; [.B790])-1; &quot;&quot;)">
            <text:p/>
          </table:table-cell>
        </table:table-row>
        <table:table-row table:style-name="ro1" table:visibility="filter">
          <table:table-cell table:formula="of:=IF(COUNTIF([.B$2:.B791]; [.B7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791]=&quot;nie&quot;; COUNTIF([.$B$2:.$B$1001]; [.B791])-1; &quot;&quot;)">
            <text:p/>
          </table:table-cell>
        </table:table-row>
        <table:table-row table:style-name="ro1" table:visibility="filter">
          <table:table-cell table:formula="of:=IF(COUNTIF([.B$2:.B792]; [.B7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792]=&quot;nie&quot;; COUNTIF([.$B$2:.$B$1001]; [.B792])-1; &quot;&quot;)">
            <text:p/>
          </table:table-cell>
        </table:table-row>
        <table:table-row table:style-name="ro1" table:visibility="filter">
          <table:table-cell table:formula="of:=IF(COUNTIF([.B$2:.B793]; [.B7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93]=&quot;nie&quot;; COUNTIF([.$B$2:.$B$1001]; [.B793])-1; &quot;&quot;)">
            <text:p/>
          </table:table-cell>
        </table:table-row>
        <table:table-row table:style-name="ro1" table:visibility="filter">
          <table:table-cell table:formula="of:=IF(COUNTIF([.B$2:.B794]; [.B7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794]=&quot;nie&quot;; COUNTIF([.$B$2:.$B$1001]; [.B794])-1; &quot;&quot;)">
            <text:p/>
          </table:table-cell>
        </table:table-row>
        <table:table-row table:style-name="ro1" table:visibility="filter">
          <table:table-cell table:formula="of:=IF(COUNTIF([.B$2:.B795]; [.B7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795]=&quot;nie&quot;; COUNTIF([.$B$2:.$B$1001]; [.B795])-1; &quot;&quot;)">
            <text:p/>
          </table:table-cell>
        </table:table-row>
        <table:table-row table:style-name="ro1" table:visibility="filter">
          <table:table-cell table:formula="of:=IF(COUNTIF([.B$2:.B796]; [.B7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796]=&quot;nie&quot;; COUNTIF([.$B$2:.$B$1001]; [.B796])-1; &quot;&quot;)">
            <text:p/>
          </table:table-cell>
        </table:table-row>
        <table:table-row table:style-name="ro1" table:visibility="filter">
          <table:table-cell table:formula="of:=IF(COUNTIF([.B$2:.B797]; [.B7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797]=&quot;nie&quot;; COUNTIF([.$B$2:.$B$1001]; [.B797])-1; &quot;&quot;)">
            <text:p/>
          </table:table-cell>
        </table:table-row>
        <table:table-row table:style-name="ro1" table:visibility="filter">
          <table:table-cell table:formula="of:=IF(COUNTIF([.B$2:.B798]; [.B7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798]=&quot;nie&quot;; COUNTIF([.$B$2:.$B$1001]; [.B798])-1; &quot;&quot;)">
            <text:p/>
          </table:table-cell>
        </table:table-row>
        <table:table-row table:style-name="ro1" table:visibility="filter">
          <table:table-cell table:formula="of:=IF(COUNTIF([.B$2:.B799]; [.B7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799]=&quot;nie&quot;; COUNTIF([.$B$2:.$B$1001]; [.B799])-1; &quot;&quot;)">
            <text:p/>
          </table:table-cell>
        </table:table-row>
        <table:table-row table:style-name="ro1" table:visibility="filter">
          <table:table-cell table:formula="of:=IF(COUNTIF([.B$2:.B800]; [.B8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00]=&quot;nie&quot;; COUNTIF([.$B$2:.$B$1001]; [.B800])-1; &quot;&quot;)">
            <text:p/>
          </table:table-cell>
        </table:table-row>
        <table:table-row table:style-name="ro1" table:visibility="filter">
          <table:table-cell table:formula="of:=IF(COUNTIF([.B$2:.B801]; [.B8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01]=&quot;nie&quot;; COUNTIF([.$B$2:.$B$1001]; [.B801])-1; &quot;&quot;)">
            <text:p/>
          </table:table-cell>
        </table:table-row>
        <table:table-row table:style-name="ro1" table:visibility="filter">
          <table:table-cell table:formula="of:=IF(COUNTIF([.B$2:.B802]; [.B8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02]=&quot;nie&quot;; COUNTIF([.$B$2:.$B$1001]; [.B802])-1; &quot;&quot;)">
            <text:p/>
          </table:table-cell>
        </table:table-row>
        <table:table-row table:style-name="ro1" table:visibility="filter">
          <table:table-cell table:formula="of:=IF(COUNTIF([.B$2:.B803]; [.B8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803]=&quot;nie&quot;; COUNTIF([.$B$2:.$B$1001]; [.B803])-1; &quot;&quot;)">
            <text:p/>
          </table:table-cell>
        </table:table-row>
        <table:table-row table:style-name="ro1" table:visibility="filter">
          <table:table-cell table:formula="of:=IF(COUNTIF([.B$2:.B804]; [.B8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804]=&quot;nie&quot;; COUNTIF([.$B$2:.$B$1001]; [.B804])-1; &quot;&quot;)">
            <text:p/>
          </table:table-cell>
        </table:table-row>
        <table:table-row table:style-name="ro1" table:visibility="filter">
          <table:table-cell table:formula="of:=IF(COUNTIF([.B$2:.B805]; [.B8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05]=&quot;nie&quot;; COUNTIF([.$B$2:.$B$1001]; [.B805])-1; &quot;&quot;)">
            <text:p/>
          </table:table-cell>
        </table:table-row>
        <table:table-row table:style-name="ro1" table:visibility="filter">
          <table:table-cell table:formula="of:=IF(COUNTIF([.B$2:.B806]; [.B8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06]=&quot;nie&quot;; COUNTIF([.$B$2:.$B$1001]; [.B806])-1; &quot;&quot;)">
            <text:p/>
          </table:table-cell>
        </table:table-row>
        <table:table-row table:style-name="ro1" table:visibility="filter">
          <table:table-cell table:formula="of:=IF(COUNTIF([.B$2:.B807]; [.B8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807]=&quot;nie&quot;; COUNTIF([.$B$2:.$B$1001]; [.B807])-1; &quot;&quot;)">
            <text:p/>
          </table:table-cell>
        </table:table-row>
        <table:table-row table:style-name="ro1" table:visibility="filter">
          <table:table-cell table:formula="of:=IF(COUNTIF([.B$2:.B808]; [.B8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808]=&quot;nie&quot;; COUNTIF([.$B$2:.$B$1001]; [.B808])-1; &quot;&quot;)">
            <text:p/>
          </table:table-cell>
        </table:table-row>
        <table:table-row table:style-name="ro1" table:visibility="filter">
          <table:table-cell table:formula="of:=IF(COUNTIF([.B$2:.B809]; [.B8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809]=&quot;nie&quot;; COUNTIF([.$B$2:.$B$1001]; [.B809])-1; &quot;&quot;)">
            <text:p/>
          </table:table-cell>
        </table:table-row>
        <table:table-row table:style-name="ro1" table:visibility="filter">
          <table:table-cell table:formula="of:=IF(COUNTIF([.B$2:.B810]; [.B8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810]=&quot;nie&quot;; COUNTIF([.$B$2:.$B$1001]; [.B810])-1; &quot;&quot;)">
            <text:p/>
          </table:table-cell>
        </table:table-row>
        <table:table-row table:style-name="ro1" table:visibility="filter">
          <table:table-cell table:formula="of:=IF(COUNTIF([.B$2:.B811]; [.B8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811]=&quot;nie&quot;; COUNTIF([.$B$2:.$B$1001]; [.B811])-1; &quot;&quot;)">
            <text:p/>
          </table:table-cell>
        </table:table-row>
        <table:table-row table:style-name="ro1" table:visibility="filter">
          <table:table-cell table:formula="of:=IF(COUNTIF([.B$2:.B812]; [.B8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812]=&quot;nie&quot;; COUNTIF([.$B$2:.$B$1001]; [.B812])-1; &quot;&quot;)">
            <text:p/>
          </table:table-cell>
        </table:table-row>
        <table:table-row table:style-name="ro1" table:visibility="filter">
          <table:table-cell table:formula="of:=IF(COUNTIF([.B$2:.B813]; [.B8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13]=&quot;nie&quot;; COUNTIF([.$B$2:.$B$1001]; [.B813])-1; &quot;&quot;)">
            <text:p/>
          </table:table-cell>
        </table:table-row>
        <table:table-row table:style-name="ro1" table:visibility="filter">
          <table:table-cell table:formula="of:=IF(COUNTIF([.B$2:.B814]; [.B8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814]=&quot;nie&quot;; COUNTIF([.$B$2:.$B$1001]; [.B814])-1; &quot;&quot;)">
            <text:p/>
          </table:table-cell>
        </table:table-row>
        <table:table-row table:style-name="ro1" table:visibility="filter">
          <table:table-cell table:formula="of:=IF(COUNTIF([.B$2:.B815]; [.B8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815]=&quot;nie&quot;; COUNTIF([.$B$2:.$B$1001]; [.B815])-1; &quot;&quot;)">
            <text:p/>
          </table:table-cell>
        </table:table-row>
        <table:table-row table:style-name="ro1" table:visibility="filter">
          <table:table-cell table:formula="of:=IF(COUNTIF([.B$2:.B816]; [.B8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16]=&quot;nie&quot;; COUNTIF([.$B$2:.$B$1001]; [.B816])-1; &quot;&quot;)">
            <text:p/>
          </table:table-cell>
        </table:table-row>
        <table:table-row table:style-name="ro1" table:visibility="filter">
          <table:table-cell table:formula="of:=IF(COUNTIF([.B$2:.B817]; [.B8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817]=&quot;nie&quot;; COUNTIF([.$B$2:.$B$1001]; [.B817])-1; &quot;&quot;)">
            <text:p/>
          </table:table-cell>
        </table:table-row>
        <table:table-row table:style-name="ro1" table:visibility="filter">
          <table:table-cell table:formula="of:=IF(COUNTIF([.B$2:.B818]; [.B8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818]=&quot;nie&quot;; COUNTIF([.$B$2:.$B$1001]; [.B818])-1; &quot;&quot;)">
            <text:p/>
          </table:table-cell>
        </table:table-row>
        <table:table-row table:style-name="ro1" table:visibility="filter">
          <table:table-cell table:formula="of:=IF(COUNTIF([.B$2:.B819]; [.B8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819]=&quot;nie&quot;; COUNTIF([.$B$2:.$B$1001]; [.B819])-1; &quot;&quot;)">
            <text:p/>
          </table:table-cell>
        </table:table-row>
        <table:table-row table:style-name="ro1" table:visibility="filter">
          <table:table-cell table:formula="of:=IF(COUNTIF([.B$2:.B820]; [.B8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820]=&quot;nie&quot;; COUNTIF([.$B$2:.$B$1001]; [.B820])-1; &quot;&quot;)">
            <text:p/>
          </table:table-cell>
        </table:table-row>
        <table:table-row table:style-name="ro1" table:visibility="filter">
          <table:table-cell table:formula="of:=IF(COUNTIF([.B$2:.B821]; [.B8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821]=&quot;nie&quot;; COUNTIF([.$B$2:.$B$1001]; [.B821])-1; &quot;&quot;)">
            <text:p/>
          </table:table-cell>
        </table:table-row>
        <table:table-row table:style-name="ro1" table:visibility="filter">
          <table:table-cell table:formula="of:=IF(COUNTIF([.B$2:.B822]; [.B8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822]=&quot;nie&quot;; COUNTIF([.$B$2:.$B$1001]; [.B822])-1; &quot;&quot;)">
            <text:p/>
          </table:table-cell>
        </table:table-row>
        <table:table-row table:style-name="ro1" table:visibility="filter">
          <table:table-cell table:formula="of:=IF(COUNTIF([.B$2:.B823]; [.B8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823]=&quot;nie&quot;; COUNTIF([.$B$2:.$B$1001]; [.B823])-1; &quot;&quot;)">
            <text:p/>
          </table:table-cell>
        </table:table-row>
        <table:table-row table:style-name="ro1" table:visibility="filter">
          <table:table-cell table:formula="of:=IF(COUNTIF([.B$2:.B824]; [.B8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824]=&quot;nie&quot;; COUNTIF([.$B$2:.$B$1001]; [.B824])-1; &quot;&quot;)">
            <text:p/>
          </table:table-cell>
        </table:table-row>
        <table:table-row table:style-name="ro1" table:visibility="filter">
          <table:table-cell table:formula="of:=IF(COUNTIF([.B$2:.B825]; [.B8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25]=&quot;nie&quot;; COUNTIF([.$B$2:.$B$1001]; [.B825])-1; &quot;&quot;)">
            <text:p/>
          </table:table-cell>
        </table:table-row>
        <table:table-row table:style-name="ro1" table:visibility="filter">
          <table:table-cell table:formula="of:=IF(COUNTIF([.B$2:.B826]; [.B8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826]=&quot;nie&quot;; COUNTIF([.$B$2:.$B$1001]; [.B826])-1; &quot;&quot;)">
            <text:p/>
          </table:table-cell>
        </table:table-row>
        <table:table-row table:style-name="ro1" table:visibility="filter">
          <table:table-cell table:formula="of:=IF(COUNTIF([.B$2:.B827]; [.B8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827]=&quot;nie&quot;; COUNTIF([.$B$2:.$B$1001]; [.B827])-1; &quot;&quot;)">
            <text:p/>
          </table:table-cell>
        </table:table-row>
        <table:table-row table:style-name="ro1" table:visibility="filter">
          <table:table-cell table:formula="of:=IF(COUNTIF([.B$2:.B828]; [.B8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28]=&quot;nie&quot;; COUNTIF([.$B$2:.$B$1001]; [.B828])-1; &quot;&quot;)">
            <text:p/>
          </table:table-cell>
        </table:table-row>
        <table:table-row table:style-name="ro1" table:visibility="filter">
          <table:table-cell table:formula="of:=IF(COUNTIF([.B$2:.B829]; [.B8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29]=&quot;nie&quot;; COUNTIF([.$B$2:.$B$1001]; [.B829])-1; &quot;&quot;)">
            <text:p/>
          </table:table-cell>
        </table:table-row>
        <table:table-row table:style-name="ro1" table:visibility="filter">
          <table:table-cell table:formula="of:=IF(COUNTIF([.B$2:.B830]; [.B8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30]=&quot;nie&quot;; COUNTIF([.$B$2:.$B$1001]; [.B830])-1; &quot;&quot;)">
            <text:p/>
          </table:table-cell>
        </table:table-row>
        <table:table-row table:style-name="ro1" table:visibility="filter">
          <table:table-cell table:formula="of:=IF(COUNTIF([.B$2:.B831]; [.B8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831]=&quot;nie&quot;; COUNTIF([.$B$2:.$B$1001]; [.B831])-1; &quot;&quot;)">
            <text:p/>
          </table:table-cell>
        </table:table-row>
        <table:table-row table:style-name="ro1" table:visibility="filter">
          <table:table-cell table:formula="of:=IF(COUNTIF([.B$2:.B832]; [.B8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832]=&quot;nie&quot;; COUNTIF([.$B$2:.$B$1001]; [.B832])-1; &quot;&quot;)">
            <text:p/>
          </table:table-cell>
        </table:table-row>
        <table:table-row table:style-name="ro1" table:visibility="filter">
          <table:table-cell table:formula="of:=IF(COUNTIF([.B$2:.B833]; [.B8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833]=&quot;nie&quot;; COUNTIF([.$B$2:.$B$1001]; [.B833])-1; &quot;&quot;)">
            <text:p/>
          </table:table-cell>
        </table:table-row>
        <table:table-row table:style-name="ro1" table:visibility="filter">
          <table:table-cell table:formula="of:=IF(COUNTIF([.B$2:.B834]; [.B8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34]=&quot;nie&quot;; COUNTIF([.$B$2:.$B$1001]; [.B834])-1; &quot;&quot;)">
            <text:p/>
          </table:table-cell>
        </table:table-row>
        <table:table-row table:style-name="ro1" table:visibility="filter">
          <table:table-cell table:formula="of:=IF(COUNTIF([.B$2:.B835]; [.B8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835]=&quot;nie&quot;; COUNTIF([.$B$2:.$B$1001]; [.B835])-1; &quot;&quot;)">
            <text:p/>
          </table:table-cell>
        </table:table-row>
        <table:table-row table:style-name="ro1" table:visibility="filter">
          <table:table-cell table:formula="of:=IF(COUNTIF([.B$2:.B836]; [.B8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836]=&quot;nie&quot;; COUNTIF([.$B$2:.$B$1001]; [.B836])-1; &quot;&quot;)">
            <text:p/>
          </table:table-cell>
        </table:table-row>
        <table:table-row table:style-name="ro1" table:visibility="filter">
          <table:table-cell table:formula="of:=IF(COUNTIF([.B$2:.B837]; [.B8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837]=&quot;nie&quot;; COUNTIF([.$B$2:.$B$1001]; [.B837])-1; &quot;&quot;)">
            <text:p/>
          </table:table-cell>
        </table:table-row>
        <table:table-row table:style-name="ro1" table:visibility="filter">
          <table:table-cell table:formula="of:=IF(COUNTIF([.B$2:.B838]; [.B8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838]=&quot;nie&quot;; COUNTIF([.$B$2:.$B$1001]; [.B838])-1; &quot;&quot;)">
            <text:p/>
          </table:table-cell>
        </table:table-row>
        <table:table-row table:style-name="ro1" table:visibility="filter">
          <table:table-cell table:formula="of:=IF(COUNTIF([.B$2:.B839]; [.B8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839]=&quot;nie&quot;; COUNTIF([.$B$2:.$B$1001]; [.B839])-1; &quot;&quot;)">
            <text:p/>
          </table:table-cell>
        </table:table-row>
        <table:table-row table:style-name="ro1" table:visibility="filter">
          <table:table-cell table:formula="of:=IF(COUNTIF([.B$2:.B840]; [.B8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840]=&quot;nie&quot;; COUNTIF([.$B$2:.$B$1001]; [.B840])-1; &quot;&quot;)">
            <text:p/>
          </table:table-cell>
        </table:table-row>
        <table:table-row table:style-name="ro1" table:visibility="filter">
          <table:table-cell table:formula="of:=IF(COUNTIF([.B$2:.B841]; [.B8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841]=&quot;nie&quot;; COUNTIF([.$B$2:.$B$1001]; [.B841])-1; &quot;&quot;)">
            <text:p/>
          </table:table-cell>
        </table:table-row>
        <table:table-row table:style-name="ro1" table:visibility="filter">
          <table:table-cell table:formula="of:=IF(COUNTIF([.B$2:.B842]; [.B8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842]=&quot;nie&quot;; COUNTIF([.$B$2:.$B$1001]; [.B842])-1; &quot;&quot;)">
            <text:p/>
          </table:table-cell>
        </table:table-row>
        <table:table-row table:style-name="ro1" table:visibility="filter">
          <table:table-cell table:formula="of:=IF(COUNTIF([.B$2:.B843]; [.B8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43]=&quot;nie&quot;; COUNTIF([.$B$2:.$B$1001]; [.B843])-1; &quot;&quot;)">
            <text:p/>
          </table:table-cell>
        </table:table-row>
        <table:table-row table:style-name="ro1" table:visibility="filter">
          <table:table-cell table:formula="of:=IF(COUNTIF([.B$2:.B844]; [.B8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44]=&quot;nie&quot;; COUNTIF([.$B$2:.$B$1001]; [.B844])-1; &quot;&quot;)">
            <text:p/>
          </table:table-cell>
        </table:table-row>
        <table:table-row table:style-name="ro1" table:visibility="filter">
          <table:table-cell table:formula="of:=IF(COUNTIF([.B$2:.B845]; [.B8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845]=&quot;nie&quot;; COUNTIF([.$B$2:.$B$1001]; [.B845])-1; &quot;&quot;)">
            <text:p/>
          </table:table-cell>
        </table:table-row>
        <table:table-row table:style-name="ro1" table:visibility="filter">
          <table:table-cell table:formula="of:=IF(COUNTIF([.B$2:.B846]; [.B8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846]=&quot;nie&quot;; COUNTIF([.$B$2:.$B$1001]; [.B846])-1; &quot;&quot;)">
            <text:p/>
          </table:table-cell>
        </table:table-row>
        <table:table-row table:style-name="ro1" table:visibility="filter">
          <table:table-cell table:formula="of:=IF(COUNTIF([.B$2:.B847]; [.B8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47]=&quot;nie&quot;; COUNTIF([.$B$2:.$B$1001]; [.B847])-1; &quot;&quot;)">
            <text:p/>
          </table:table-cell>
        </table:table-row>
        <table:table-row table:style-name="ro1" table:visibility="filter">
          <table:table-cell table:formula="of:=IF(COUNTIF([.B$2:.B848]; [.B8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848]=&quot;nie&quot;; COUNTIF([.$B$2:.$B$1001]; [.B848])-1; &quot;&quot;)">
            <text:p/>
          </table:table-cell>
        </table:table-row>
        <table:table-row table:style-name="ro1" table:visibility="filter">
          <table:table-cell table:formula="of:=IF(COUNTIF([.B$2:.B849]; [.B8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49]=&quot;nie&quot;; COUNTIF([.$B$2:.$B$1001]; [.B849])-1; &quot;&quot;)">
            <text:p/>
          </table:table-cell>
        </table:table-row>
        <table:table-row table:style-name="ro1" table:visibility="filter">
          <table:table-cell table:formula="of:=IF(COUNTIF([.B$2:.B850]; [.B8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50]=&quot;nie&quot;; COUNTIF([.$B$2:.$B$1001]; [.B850])-1; &quot;&quot;)">
            <text:p/>
          </table:table-cell>
        </table:table-row>
        <table:table-row table:style-name="ro1" table:visibility="filter">
          <table:table-cell table:formula="of:=IF(COUNTIF([.B$2:.B851]; [.B8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51]=&quot;nie&quot;; COUNTIF([.$B$2:.$B$1001]; [.B851])-1; &quot;&quot;)">
            <text:p/>
          </table:table-cell>
        </table:table-row>
        <table:table-row table:style-name="ro1" table:visibility="filter">
          <table:table-cell table:formula="of:=IF(COUNTIF([.B$2:.B852]; [.B8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852]=&quot;nie&quot;; COUNTIF([.$B$2:.$B$1001]; [.B852])-1; &quot;&quot;)">
            <text:p/>
          </table:table-cell>
        </table:table-row>
        <table:table-row table:style-name="ro1" table:visibility="filter">
          <table:table-cell table:formula="of:=IF(COUNTIF([.B$2:.B853]; [.B8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853]=&quot;nie&quot;; COUNTIF([.$B$2:.$B$1001]; [.B853])-1; &quot;&quot;)">
            <text:p/>
          </table:table-cell>
        </table:table-row>
        <table:table-row table:style-name="ro1" table:visibility="filter">
          <table:table-cell table:formula="of:=IF(COUNTIF([.B$2:.B854]; [.B8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854]=&quot;nie&quot;; COUNTIF([.$B$2:.$B$1001]; [.B854])-1; &quot;&quot;)">
            <text:p/>
          </table:table-cell>
        </table:table-row>
        <table:table-row table:style-name="ro1" table:visibility="filter">
          <table:table-cell table:formula="of:=IF(COUNTIF([.B$2:.B855]; [.B8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55]=&quot;nie&quot;; COUNTIF([.$B$2:.$B$1001]; [.B855])-1; &quot;&quot;)">
            <text:p/>
          </table:table-cell>
        </table:table-row>
        <table:table-row table:style-name="ro1" table:visibility="filter">
          <table:table-cell table:formula="of:=IF(COUNTIF([.B$2:.B856]; [.B8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856]=&quot;nie&quot;; COUNTIF([.$B$2:.$B$1001]; [.B856])-1; &quot;&quot;)">
            <text:p/>
          </table:table-cell>
        </table:table-row>
        <table:table-row table:style-name="ro1" table:visibility="filter">
          <table:table-cell table:formula="of:=IF(COUNTIF([.B$2:.B857]; [.B8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857]=&quot;nie&quot;; COUNTIF([.$B$2:.$B$1001]; [.B857])-1; &quot;&quot;)">
            <text:p/>
          </table:table-cell>
        </table:table-row>
        <table:table-row table:style-name="ro1" table:visibility="filter">
          <table:table-cell table:formula="of:=IF(COUNTIF([.B$2:.B858]; [.B8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58]=&quot;nie&quot;; COUNTIF([.$B$2:.$B$1001]; [.B858])-1; &quot;&quot;)">
            <text:p/>
          </table:table-cell>
        </table:table-row>
        <table:table-row table:style-name="ro1" table:visibility="filter">
          <table:table-cell table:formula="of:=IF(COUNTIF([.B$2:.B859]; [.B8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59]=&quot;nie&quot;; COUNTIF([.$B$2:.$B$1001]; [.B859])-1; &quot;&quot;)">
            <text:p/>
          </table:table-cell>
        </table:table-row>
        <table:table-row table:style-name="ro1" table:visibility="filter">
          <table:table-cell table:formula="of:=IF(COUNTIF([.B$2:.B860]; [.B8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860]=&quot;nie&quot;; COUNTIF([.$B$2:.$B$1001]; [.B860])-1; &quot;&quot;)">
            <text:p/>
          </table:table-cell>
        </table:table-row>
        <table:table-row table:style-name="ro1" table:visibility="filter">
          <table:table-cell table:formula="of:=IF(COUNTIF([.B$2:.B861]; [.B8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861]=&quot;nie&quot;; COUNTIF([.$B$2:.$B$1001]; [.B861])-1; &quot;&quot;)">
            <text:p/>
          </table:table-cell>
        </table:table-row>
        <table:table-row table:style-name="ro1" table:visibility="filter">
          <table:table-cell table:formula="of:=IF(COUNTIF([.B$2:.B862]; [.B8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62]=&quot;nie&quot;; COUNTIF([.$B$2:.$B$1001]; [.B862])-1; &quot;&quot;)">
            <text:p/>
          </table:table-cell>
        </table:table-row>
        <table:table-row table:style-name="ro1" table:visibility="filter">
          <table:table-cell table:formula="of:=IF(COUNTIF([.B$2:.B863]; [.B8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63]=&quot;nie&quot;; COUNTIF([.$B$2:.$B$1001]; [.B863])-1; &quot;&quot;)">
            <text:p/>
          </table:table-cell>
        </table:table-row>
        <table:table-row table:style-name="ro1" table:visibility="filter">
          <table:table-cell table:formula="of:=IF(COUNTIF([.B$2:.B864]; [.B8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864]=&quot;nie&quot;; COUNTIF([.$B$2:.$B$1001]; [.B864])-1; &quot;&quot;)">
            <text:p/>
          </table:table-cell>
        </table:table-row>
        <table:table-row table:style-name="ro1" table:visibility="filter">
          <table:table-cell table:formula="of:=IF(COUNTIF([.B$2:.B865]; [.B8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865]=&quot;nie&quot;; COUNTIF([.$B$2:.$B$1001]; [.B865])-1; &quot;&quot;)">
            <text:p/>
          </table:table-cell>
        </table:table-row>
        <table:table-row table:style-name="ro1" table:visibility="filter">
          <table:table-cell table:formula="of:=IF(COUNTIF([.B$2:.B866]; [.B8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866]=&quot;nie&quot;; COUNTIF([.$B$2:.$B$1001]; [.B866])-1; &quot;&quot;)">
            <text:p/>
          </table:table-cell>
        </table:table-row>
        <table:table-row table:style-name="ro1" table:visibility="filter">
          <table:table-cell table:formula="of:=IF(COUNTIF([.B$2:.B867]; [.B8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867]=&quot;nie&quot;; COUNTIF([.$B$2:.$B$1001]; [.B867])-1; &quot;&quot;)">
            <text:p/>
          </table:table-cell>
        </table:table-row>
        <table:table-row table:style-name="ro1" table:visibility="filter">
          <table:table-cell table:formula="of:=IF(COUNTIF([.B$2:.B868]; [.B8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868]=&quot;nie&quot;; COUNTIF([.$B$2:.$B$1001]; [.B868])-1; &quot;&quot;)">
            <text:p/>
          </table:table-cell>
        </table:table-row>
        <table:table-row table:style-name="ro1" table:visibility="filter">
          <table:table-cell table:formula="of:=IF(COUNTIF([.B$2:.B869]; [.B8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69]=&quot;nie&quot;; COUNTIF([.$B$2:.$B$1001]; [.B869])-1; &quot;&quot;)">
            <text:p/>
          </table:table-cell>
        </table:table-row>
        <table:table-row table:style-name="ro1" table:visibility="filter">
          <table:table-cell table:formula="of:=IF(COUNTIF([.B$2:.B870]; [.B8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870]=&quot;nie&quot;; COUNTIF([.$B$2:.$B$1001]; [.B870])-1; &quot;&quot;)">
            <text:p/>
          </table:table-cell>
        </table:table-row>
        <table:table-row table:style-name="ro1" table:visibility="filter">
          <table:table-cell table:formula="of:=IF(COUNTIF([.B$2:.B871]; [.B8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71]=&quot;nie&quot;; COUNTIF([.$B$2:.$B$1001]; [.B871])-1; &quot;&quot;)">
            <text:p/>
          </table:table-cell>
        </table:table-row>
        <table:table-row table:style-name="ro1" table:visibility="filter">
          <table:table-cell table:formula="of:=IF(COUNTIF([.B$2:.B872]; [.B8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72]=&quot;nie&quot;; COUNTIF([.$B$2:.$B$1001]; [.B872])-1; &quot;&quot;)">
            <text:p/>
          </table:table-cell>
        </table:table-row>
        <table:table-row table:style-name="ro1" table:visibility="filter">
          <table:table-cell table:formula="of:=IF(COUNTIF([.B$2:.B873]; [.B8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873]=&quot;nie&quot;; COUNTIF([.$B$2:.$B$1001]; [.B873])-1; &quot;&quot;)">
            <text:p/>
          </table:table-cell>
        </table:table-row>
        <table:table-row table:style-name="ro1" table:visibility="filter">
          <table:table-cell table:formula="of:=IF(COUNTIF([.B$2:.B874]; [.B8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74]=&quot;nie&quot;; COUNTIF([.$B$2:.$B$1001]; [.B874])-1; &quot;&quot;)">
            <text:p/>
          </table:table-cell>
        </table:table-row>
        <table:table-row table:style-name="ro1" table:visibility="filter">
          <table:table-cell table:formula="of:=IF(COUNTIF([.B$2:.B875]; [.B8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75]=&quot;nie&quot;; COUNTIF([.$B$2:.$B$1001]; [.B875])-1; &quot;&quot;)">
            <text:p/>
          </table:table-cell>
        </table:table-row>
        <table:table-row table:style-name="ro1" table:visibility="filter">
          <table:table-cell table:formula="of:=IF(COUNTIF([.B$2:.B876]; [.B8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876]=&quot;nie&quot;; COUNTIF([.$B$2:.$B$1001]; [.B876])-1; &quot;&quot;)">
            <text:p/>
          </table:table-cell>
        </table:table-row>
        <table:table-row table:style-name="ro1" table:visibility="filter">
          <table:table-cell table:formula="of:=IF(COUNTIF([.B$2:.B877]; [.B8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877]=&quot;nie&quot;; COUNTIF([.$B$2:.$B$1001]; [.B877])-1; &quot;&quot;)">
            <text:p/>
          </table:table-cell>
        </table:table-row>
        <table:table-row table:style-name="ro1" table:visibility="filter">
          <table:table-cell table:formula="of:=IF(COUNTIF([.B$2:.B878]; [.B8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878]=&quot;nie&quot;; COUNTIF([.$B$2:.$B$1001]; [.B878])-1; &quot;&quot;)">
            <text:p/>
          </table:table-cell>
        </table:table-row>
        <table:table-row table:style-name="ro1" table:visibility="filter">
          <table:table-cell table:formula="of:=IF(COUNTIF([.B$2:.B879]; [.B8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79]=&quot;nie&quot;; COUNTIF([.$B$2:.$B$1001]; [.B879])-1; &quot;&quot;)">
            <text:p/>
          </table:table-cell>
        </table:table-row>
        <table:table-row table:style-name="ro1" table:visibility="filter">
          <table:table-cell table:formula="of:=IF(COUNTIF([.B$2:.B880]; [.B8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80]=&quot;nie&quot;; COUNTIF([.$B$2:.$B$1001]; [.B880])-1; &quot;&quot;)">
            <text:p/>
          </table:table-cell>
        </table:table-row>
        <table:table-row table:style-name="ro1" table:visibility="filter">
          <table:table-cell table:formula="of:=IF(COUNTIF([.B$2:.B881]; [.B8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881]=&quot;nie&quot;; COUNTIF([.$B$2:.$B$1001]; [.B881])-1; &quot;&quot;)">
            <text:p/>
          </table:table-cell>
        </table:table-row>
        <table:table-row table:style-name="ro1" table:visibility="filter">
          <table:table-cell table:formula="of:=IF(COUNTIF([.B$2:.B882]; [.B8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882]=&quot;nie&quot;; COUNTIF([.$B$2:.$B$1001]; [.B882])-1; &quot;&quot;)">
            <text:p/>
          </table:table-cell>
        </table:table-row>
        <table:table-row table:style-name="ro1" table:visibility="filter">
          <table:table-cell table:formula="of:=IF(COUNTIF([.B$2:.B883]; [.B8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883]=&quot;nie&quot;; COUNTIF([.$B$2:.$B$1001]; [.B883])-1; &quot;&quot;)">
            <text:p/>
          </table:table-cell>
        </table:table-row>
        <table:table-row table:style-name="ro1" table:visibility="filter">
          <table:table-cell table:formula="of:=IF(COUNTIF([.B$2:.B884]; [.B8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884]=&quot;nie&quot;; COUNTIF([.$B$2:.$B$1001]; [.B884])-1; &quot;&quot;)">
            <text:p/>
          </table:table-cell>
        </table:table-row>
        <table:table-row table:style-name="ro1" table:visibility="filter">
          <table:table-cell table:formula="of:=IF(COUNTIF([.B$2:.B885]; [.B8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85]=&quot;nie&quot;; COUNTIF([.$B$2:.$B$1001]; [.B885])-1; &quot;&quot;)">
            <text:p/>
          </table:table-cell>
        </table:table-row>
        <table:table-row table:style-name="ro1" table:visibility="filter">
          <table:table-cell table:formula="of:=IF(COUNTIF([.B$2:.B886]; [.B8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886]=&quot;nie&quot;; COUNTIF([.$B$2:.$B$1001]; [.B886])-1; &quot;&quot;)">
            <text:p/>
          </table:table-cell>
        </table:table-row>
        <table:table-row table:style-name="ro1" table:visibility="filter">
          <table:table-cell table:formula="of:=IF(COUNTIF([.B$2:.B887]; [.B8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887]=&quot;nie&quot;; COUNTIF([.$B$2:.$B$1001]; [.B887])-1; &quot;&quot;)">
            <text:p/>
          </table:table-cell>
        </table:table-row>
        <table:table-row table:style-name="ro1" table:visibility="filter">
          <table:table-cell table:formula="of:=IF(COUNTIF([.B$2:.B888]; [.B8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888]=&quot;nie&quot;; COUNTIF([.$B$2:.$B$1001]; [.B888])-1; &quot;&quot;)">
            <text:p/>
          </table:table-cell>
        </table:table-row>
        <table:table-row table:style-name="ro1" table:visibility="filter">
          <table:table-cell table:formula="of:=IF(COUNTIF([.B$2:.B889]; [.B8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89]=&quot;nie&quot;; COUNTIF([.$B$2:.$B$1001]; [.B889])-1; &quot;&quot;)">
            <text:p/>
          </table:table-cell>
        </table:table-row>
        <table:table-row table:style-name="ro1" table:visibility="filter">
          <table:table-cell table:formula="of:=IF(COUNTIF([.B$2:.B890]; [.B8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890]=&quot;nie&quot;; COUNTIF([.$B$2:.$B$1001]; [.B890])-1; &quot;&quot;)">
            <text:p/>
          </table:table-cell>
        </table:table-row>
        <table:table-row table:style-name="ro1" table:visibility="filter">
          <table:table-cell table:formula="of:=IF(COUNTIF([.B$2:.B891]; [.B8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891]=&quot;nie&quot;; COUNTIF([.$B$2:.$B$1001]; [.B891])-1; &quot;&quot;)">
            <text:p/>
          </table:table-cell>
        </table:table-row>
        <table:table-row table:style-name="ro1" table:visibility="filter">
          <table:table-cell table:formula="of:=IF(COUNTIF([.B$2:.B892]; [.B8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892]=&quot;nie&quot;; COUNTIF([.$B$2:.$B$1001]; [.B892])-1; &quot;&quot;)">
            <text:p/>
          </table:table-cell>
        </table:table-row>
        <table:table-row table:style-name="ro1" table:visibility="filter">
          <table:table-cell table:formula="of:=IF(COUNTIF([.B$2:.B893]; [.B8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893]=&quot;nie&quot;; COUNTIF([.$B$2:.$B$1001]; [.B893])-1; &quot;&quot;)">
            <text:p/>
          </table:table-cell>
        </table:table-row>
        <table:table-row table:style-name="ro1" table:visibility="filter">
          <table:table-cell table:formula="of:=IF(COUNTIF([.B$2:.B894]; [.B8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894]=&quot;nie&quot;; COUNTIF([.$B$2:.$B$1001]; [.B894])-1; &quot;&quot;)">
            <text:p/>
          </table:table-cell>
        </table:table-row>
        <table:table-row table:style-name="ro1" table:visibility="filter">
          <table:table-cell table:formula="of:=IF(COUNTIF([.B$2:.B895]; [.B8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895]=&quot;nie&quot;; COUNTIF([.$B$2:.$B$1001]; [.B895])-1; &quot;&quot;)">
            <text:p/>
          </table:table-cell>
        </table:table-row>
        <table:table-row table:style-name="ro1" table:visibility="filter">
          <table:table-cell table:formula="of:=IF(COUNTIF([.B$2:.B896]; [.B8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896]=&quot;nie&quot;; COUNTIF([.$B$2:.$B$1001]; [.B896])-1; &quot;&quot;)">
            <text:p/>
          </table:table-cell>
        </table:table-row>
        <table:table-row table:style-name="ro1" table:visibility="filter">
          <table:table-cell table:formula="of:=IF(COUNTIF([.B$2:.B897]; [.B8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97]=&quot;nie&quot;; COUNTIF([.$B$2:.$B$1001]; [.B897])-1; &quot;&quot;)">
            <text:p/>
          </table:table-cell>
        </table:table-row>
        <table:table-row table:style-name="ro1" table:visibility="filter">
          <table:table-cell table:formula="of:=IF(COUNTIF([.B$2:.B898]; [.B8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898]=&quot;nie&quot;; COUNTIF([.$B$2:.$B$1001]; [.B898])-1; &quot;&quot;)">
            <text:p/>
          </table:table-cell>
        </table:table-row>
        <table:table-row table:style-name="ro1" table:visibility="filter">
          <table:table-cell table:formula="of:=IF(COUNTIF([.B$2:.B899]; [.B8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899]=&quot;nie&quot;; COUNTIF([.$B$2:.$B$1001]; [.B899])-1; &quot;&quot;)">
            <text:p/>
          </table:table-cell>
        </table:table-row>
        <table:table-row table:style-name="ro1" table:visibility="filter">
          <table:table-cell table:formula="of:=IF(COUNTIF([.B$2:.B900]; [.B9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00]=&quot;nie&quot;; COUNTIF([.$B$2:.$B$1001]; [.B900])-1; &quot;&quot;)">
            <text:p/>
          </table:table-cell>
        </table:table-row>
        <table:table-row table:style-name="ro1" table:visibility="filter">
          <table:table-cell table:formula="of:=IF(COUNTIF([.B$2:.B901]; [.B9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901]=&quot;nie&quot;; COUNTIF([.$B$2:.$B$1001]; [.B901])-1; &quot;&quot;)">
            <text:p/>
          </table:table-cell>
        </table:table-row>
        <table:table-row table:style-name="ro1" table:visibility="filter">
          <table:table-cell table:formula="of:=IF(COUNTIF([.B$2:.B902]; [.B90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902]=&quot;nie&quot;; COUNTIF([.$B$2:.$B$1001]; [.B902])-1; &quot;&quot;)">
            <text:p/>
          </table:table-cell>
        </table:table-row>
        <table:table-row table:style-name="ro1" table:visibility="filter">
          <table:table-cell table:formula="of:=IF(COUNTIF([.B$2:.B903]; [.B90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903]=&quot;nie&quot;; COUNTIF([.$B$2:.$B$1001]; [.B903])-1; &quot;&quot;)">
            <text:p/>
          </table:table-cell>
        </table:table-row>
        <table:table-row table:style-name="ro1" table:visibility="filter">
          <table:table-cell table:formula="of:=IF(COUNTIF([.B$2:.B904]; [.B90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904]=&quot;nie&quot;; COUNTIF([.$B$2:.$B$1001]; [.B904])-1; &quot;&quot;)">
            <text:p/>
          </table:table-cell>
        </table:table-row>
        <table:table-row table:style-name="ro1" table:visibility="filter">
          <table:table-cell table:formula="of:=IF(COUNTIF([.B$2:.B905]; [.B90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905]=&quot;nie&quot;; COUNTIF([.$B$2:.$B$1001]; [.B905])-1; &quot;&quot;)">
            <text:p/>
          </table:table-cell>
        </table:table-row>
        <table:table-row table:style-name="ro1" table:visibility="filter">
          <table:table-cell table:formula="of:=IF(COUNTIF([.B$2:.B906]; [.B90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906]=&quot;nie&quot;; COUNTIF([.$B$2:.$B$1001]; [.B906])-1; &quot;&quot;)">
            <text:p/>
          </table:table-cell>
        </table:table-row>
        <table:table-row table:style-name="ro1" table:visibility="filter">
          <table:table-cell table:formula="of:=IF(COUNTIF([.B$2:.B907]; [.B90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907]=&quot;nie&quot;; COUNTIF([.$B$2:.$B$1001]; [.B907])-1; &quot;&quot;)">
            <text:p/>
          </table:table-cell>
        </table:table-row>
        <table:table-row table:style-name="ro1" table:visibility="filter">
          <table:table-cell table:formula="of:=IF(COUNTIF([.B$2:.B908]; [.B90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908]=&quot;nie&quot;; COUNTIF([.$B$2:.$B$1001]; [.B908])-1; &quot;&quot;)">
            <text:p/>
          </table:table-cell>
        </table:table-row>
        <table:table-row table:style-name="ro1" table:visibility="filter">
          <table:table-cell table:formula="of:=IF(COUNTIF([.B$2:.B909]; [.B90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909]=&quot;nie&quot;; COUNTIF([.$B$2:.$B$1001]; [.B909])-1; &quot;&quot;)">
            <text:p/>
          </table:table-cell>
        </table:table-row>
        <table:table-row table:style-name="ro1" table:visibility="filter">
          <table:table-cell table:formula="of:=IF(COUNTIF([.B$2:.B910]; [.B91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A</text:p>
          </table:table-cell>
          <table:table-cell table:formula="of:=IF([.A910]=&quot;nie&quot;; COUNTIF([.$B$2:.$B$1001]; [.B910])-1; &quot;&quot;)">
            <text:p/>
          </table:table-cell>
        </table:table-row>
        <table:table-row table:style-name="ro1" table:visibility="filter">
          <table:table-cell table:formula="of:=IF(COUNTIF([.B$2:.B911]; [.B91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11]=&quot;nie&quot;; COUNTIF([.$B$2:.$B$1001]; [.B911])-1; &quot;&quot;)">
            <text:p/>
          </table:table-cell>
        </table:table-row>
        <table:table-row table:style-name="ro1" table:visibility="filter">
          <table:table-cell table:formula="of:=IF(COUNTIF([.B$2:.B912]; [.B91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912]=&quot;nie&quot;; COUNTIF([.$B$2:.$B$1001]; [.B912])-1; &quot;&quot;)">
            <text:p/>
          </table:table-cell>
        </table:table-row>
        <table:table-row table:style-name="ro1" table:visibility="filter">
          <table:table-cell table:formula="of:=IF(COUNTIF([.B$2:.B913]; [.B91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13]=&quot;nie&quot;; COUNTIF([.$B$2:.$B$1001]; [.B913])-1; &quot;&quot;)">
            <text:p/>
          </table:table-cell>
        </table:table-row>
        <table:table-row table:style-name="ro1" table:visibility="filter">
          <table:table-cell table:formula="of:=IF(COUNTIF([.B$2:.B914]; [.B91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14]=&quot;nie&quot;; COUNTIF([.$B$2:.$B$1001]; [.B914])-1; &quot;&quot;)">
            <text:p/>
          </table:table-cell>
        </table:table-row>
        <table:table-row table:style-name="ro1" table:visibility="filter">
          <table:table-cell table:formula="of:=IF(COUNTIF([.B$2:.B915]; [.B91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915]=&quot;nie&quot;; COUNTIF([.$B$2:.$B$1001]; [.B915])-1; &quot;&quot;)">
            <text:p/>
          </table:table-cell>
        </table:table-row>
        <table:table-row table:style-name="ro1" table:visibility="filter">
          <table:table-cell table:formula="of:=IF(COUNTIF([.B$2:.B916]; [.B91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916]=&quot;nie&quot;; COUNTIF([.$B$2:.$B$1001]; [.B916])-1; &quot;&quot;)">
            <text:p/>
          </table:table-cell>
        </table:table-row>
        <table:table-row table:style-name="ro1" table:visibility="filter">
          <table:table-cell table:formula="of:=IF(COUNTIF([.B$2:.B917]; [.B91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917]=&quot;nie&quot;; COUNTIF([.$B$2:.$B$1001]; [.B917])-1; &quot;&quot;)">
            <text:p/>
          </table:table-cell>
        </table:table-row>
        <table:table-row table:style-name="ro1" table:visibility="filter">
          <table:table-cell table:formula="of:=IF(COUNTIF([.B$2:.B918]; [.B91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918]=&quot;nie&quot;; COUNTIF([.$B$2:.$B$1001]; [.B918])-1; &quot;&quot;)">
            <text:p/>
          </table:table-cell>
        </table:table-row>
        <table:table-row table:style-name="ro1" table:visibility="filter">
          <table:table-cell table:formula="of:=IF(COUNTIF([.B$2:.B919]; [.B91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19]=&quot;nie&quot;; COUNTIF([.$B$2:.$B$1001]; [.B919])-1; &quot;&quot;)">
            <text:p/>
          </table:table-cell>
        </table:table-row>
        <table:table-row table:style-name="ro1" table:visibility="filter">
          <table:table-cell table:formula="of:=IF(COUNTIF([.B$2:.B920]; [.B92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920]=&quot;nie&quot;; COUNTIF([.$B$2:.$B$1001]; [.B920])-1; &quot;&quot;)">
            <text:p/>
          </table:table-cell>
        </table:table-row>
        <table:table-row table:style-name="ro1" table:visibility="filter">
          <table:table-cell table:formula="of:=IF(COUNTIF([.B$2:.B921]; [.B92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921]=&quot;nie&quot;; COUNTIF([.$B$2:.$B$1001]; [.B921])-1; &quot;&quot;)">
            <text:p/>
          </table:table-cell>
        </table:table-row>
        <table:table-row table:style-name="ro1" table:visibility="filter">
          <table:table-cell table:formula="of:=IF(COUNTIF([.B$2:.B922]; [.B92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922]=&quot;nie&quot;; COUNTIF([.$B$2:.$B$1001]; [.B922])-1; &quot;&quot;)">
            <text:p/>
          </table:table-cell>
        </table:table-row>
        <table:table-row table:style-name="ro1" table:visibility="filter">
          <table:table-cell table:formula="of:=IF(COUNTIF([.B$2:.B923]; [.B92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923]=&quot;nie&quot;; COUNTIF([.$B$2:.$B$1001]; [.B923])-1; &quot;&quot;)">
            <text:p/>
          </table:table-cell>
        </table:table-row>
        <table:table-row table:style-name="ro1" table:visibility="filter">
          <table:table-cell table:formula="of:=IF(COUNTIF([.B$2:.B924]; [.B92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924]=&quot;nie&quot;; COUNTIF([.$B$2:.$B$1001]; [.B924])-1; &quot;&quot;)">
            <text:p/>
          </table:table-cell>
        </table:table-row>
        <table:table-row table:style-name="ro1" table:visibility="filter">
          <table:table-cell table:formula="of:=IF(COUNTIF([.B$2:.B925]; [.B92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925]=&quot;nie&quot;; COUNTIF([.$B$2:.$B$1001]; [.B925])-1; &quot;&quot;)">
            <text:p/>
          </table:table-cell>
        </table:table-row>
        <table:table-row table:style-name="ro1" table:visibility="filter">
          <table:table-cell table:formula="of:=IF(COUNTIF([.B$2:.B926]; [.B92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926]=&quot;nie&quot;; COUNTIF([.$B$2:.$B$1001]; [.B926])-1; &quot;&quot;)">
            <text:p/>
          </table:table-cell>
        </table:table-row>
        <table:table-row table:style-name="ro1" table:visibility="filter">
          <table:table-cell table:formula="of:=IF(COUNTIF([.B$2:.B927]; [.B92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927]=&quot;nie&quot;; COUNTIF([.$B$2:.$B$1001]; [.B927])-1; &quot;&quot;)">
            <text:p/>
          </table:table-cell>
        </table:table-row>
        <table:table-row table:style-name="ro1" table:visibility="filter">
          <table:table-cell table:formula="of:=IF(COUNTIF([.B$2:.B928]; [.B92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28]=&quot;nie&quot;; COUNTIF([.$B$2:.$B$1001]; [.B928])-1; &quot;&quot;)">
            <text:p/>
          </table:table-cell>
        </table:table-row>
        <table:table-row table:style-name="ro1" table:visibility="filter">
          <table:table-cell table:formula="of:=IF(COUNTIF([.B$2:.B929]; [.B92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929]=&quot;nie&quot;; COUNTIF([.$B$2:.$B$1001]; [.B929])-1; &quot;&quot;)">
            <text:p/>
          </table:table-cell>
        </table:table-row>
        <table:table-row table:style-name="ro1" table:visibility="filter">
          <table:table-cell table:formula="of:=IF(COUNTIF([.B$2:.B930]; [.B93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930]=&quot;nie&quot;; COUNTIF([.$B$2:.$B$1001]; [.B930])-1; &quot;&quot;)">
            <text:p/>
          </table:table-cell>
        </table:table-row>
        <table:table-row table:style-name="ro1" table:visibility="filter">
          <table:table-cell table:formula="of:=IF(COUNTIF([.B$2:.B931]; [.B93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931]=&quot;nie&quot;; COUNTIF([.$B$2:.$B$1001]; [.B931])-1; &quot;&quot;)">
            <text:p/>
          </table:table-cell>
        </table:table-row>
        <table:table-row table:style-name="ro1" table:visibility="filter">
          <table:table-cell table:formula="of:=IF(COUNTIF([.B$2:.B932]; [.B93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932]=&quot;nie&quot;; COUNTIF([.$B$2:.$B$1001]; [.B932])-1; &quot;&quot;)">
            <text:p/>
          </table:table-cell>
        </table:table-row>
        <table:table-row table:style-name="ro1" table:visibility="filter">
          <table:table-cell table:formula="of:=IF(COUNTIF([.B$2:.B933]; [.B93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933]=&quot;nie&quot;; COUNTIF([.$B$2:.$B$1001]; [.B933])-1; &quot;&quot;)">
            <text:p/>
          </table:table-cell>
        </table:table-row>
        <table:table-row table:style-name="ro1" table:visibility="filter">
          <table:table-cell table:formula="of:=IF(COUNTIF([.B$2:.B934]; [.B93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934]=&quot;nie&quot;; COUNTIF([.$B$2:.$B$1001]; [.B934])-1; &quot;&quot;)">
            <text:p/>
          </table:table-cell>
        </table:table-row>
        <table:table-row table:style-name="ro1" table:visibility="filter">
          <table:table-cell table:formula="of:=IF(COUNTIF([.B$2:.B935]; [.B93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935]=&quot;nie&quot;; COUNTIF([.$B$2:.$B$1001]; [.B935])-1; &quot;&quot;)">
            <text:p/>
          </table:table-cell>
        </table:table-row>
        <table:table-row table:style-name="ro1" table:visibility="filter">
          <table:table-cell table:formula="of:=IF(COUNTIF([.B$2:.B936]; [.B93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936]=&quot;nie&quot;; COUNTIF([.$B$2:.$B$1001]; [.B936])-1; &quot;&quot;)">
            <text:p/>
          </table:table-cell>
        </table:table-row>
        <table:table-row table:style-name="ro1" table:visibility="filter">
          <table:table-cell table:formula="of:=IF(COUNTIF([.B$2:.B937]; [.B93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937]=&quot;nie&quot;; COUNTIF([.$B$2:.$B$1001]; [.B937])-1; &quot;&quot;)">
            <text:p/>
          </table:table-cell>
        </table:table-row>
        <table:table-row table:style-name="ro1" table:visibility="filter">
          <table:table-cell table:formula="of:=IF(COUNTIF([.B$2:.B938]; [.B93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C</text:p>
          </table:table-cell>
          <table:table-cell table:formula="of:=IF([.A938]=&quot;nie&quot;; COUNTIF([.$B$2:.$B$1001]; [.B938])-1; &quot;&quot;)">
            <text:p/>
          </table:table-cell>
        </table:table-row>
        <table:table-row table:style-name="ro1" table:visibility="filter">
          <table:table-cell table:formula="of:=IF(COUNTIF([.B$2:.B939]; [.B93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939]=&quot;nie&quot;; COUNTIF([.$B$2:.$B$1001]; [.B939])-1; &quot;&quot;)">
            <text:p/>
          </table:table-cell>
        </table:table-row>
        <table:table-row table:style-name="ro1" table:visibility="filter">
          <table:table-cell table:formula="of:=IF(COUNTIF([.B$2:.B940]; [.B94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940]=&quot;nie&quot;; COUNTIF([.$B$2:.$B$1001]; [.B940])-1; &quot;&quot;)">
            <text:p/>
          </table:table-cell>
        </table:table-row>
        <table:table-row table:style-name="ro1" table:visibility="filter">
          <table:table-cell table:formula="of:=IF(COUNTIF([.B$2:.B941]; [.B94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941]=&quot;nie&quot;; COUNTIF([.$B$2:.$B$1001]; [.B941])-1; &quot;&quot;)">
            <text:p/>
          </table:table-cell>
        </table:table-row>
        <table:table-row table:style-name="ro1" table:visibility="filter">
          <table:table-cell table:formula="of:=IF(COUNTIF([.B$2:.B942]; [.B94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942]=&quot;nie&quot;; COUNTIF([.$B$2:.$B$1001]; [.B942])-1; &quot;&quot;)">
            <text:p/>
          </table:table-cell>
        </table:table-row>
        <table:table-row table:style-name="ro1" table:visibility="filter">
          <table:table-cell table:formula="of:=IF(COUNTIF([.B$2:.B943]; [.B94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943]=&quot;nie&quot;; COUNTIF([.$B$2:.$B$1001]; [.B943])-1; &quot;&quot;)">
            <text:p/>
          </table:table-cell>
        </table:table-row>
        <table:table-row table:style-name="ro1" table:visibility="filter">
          <table:table-cell table:formula="of:=IF(COUNTIF([.B$2:.B944]; [.B94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44]=&quot;nie&quot;; COUNTIF([.$B$2:.$B$1001]; [.B944])-1; &quot;&quot;)">
            <text:p/>
          </table:table-cell>
        </table:table-row>
        <table:table-row table:style-name="ro1" table:visibility="filter">
          <table:table-cell table:formula="of:=IF(COUNTIF([.B$2:.B945]; [.B94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C</text:p>
          </table:table-cell>
          <table:table-cell table:formula="of:=IF([.A945]=&quot;nie&quot;; COUNTIF([.$B$2:.$B$1001]; [.B945])-1; &quot;&quot;)">
            <text:p/>
          </table:table-cell>
        </table:table-row>
        <table:table-row table:style-name="ro1" table:visibility="filter">
          <table:table-cell table:formula="of:=IF(COUNTIF([.B$2:.B946]; [.B94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946]=&quot;nie&quot;; COUNTIF([.$B$2:.$B$1001]; [.B946])-1; &quot;&quot;)">
            <text:p/>
          </table:table-cell>
        </table:table-row>
        <table:table-row table:style-name="ro1" table:visibility="filter">
          <table:table-cell table:formula="of:=IF(COUNTIF([.B$2:.B947]; [.B94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947]=&quot;nie&quot;; COUNTIF([.$B$2:.$B$1001]; [.B947])-1; &quot;&quot;)">
            <text:p/>
          </table:table-cell>
        </table:table-row>
        <table:table-row table:style-name="ro1" table:visibility="filter">
          <table:table-cell table:formula="of:=IF(COUNTIF([.B$2:.B948]; [.B94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48]=&quot;nie&quot;; COUNTIF([.$B$2:.$B$1001]; [.B948])-1; &quot;&quot;)">
            <text:p/>
          </table:table-cell>
        </table:table-row>
        <table:table-row table:style-name="ro1" table:visibility="filter">
          <table:table-cell table:formula="of:=IF(COUNTIF([.B$2:.B949]; [.B94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949]=&quot;nie&quot;; COUNTIF([.$B$2:.$B$1001]; [.B949])-1; &quot;&quot;)">
            <text:p/>
          </table:table-cell>
        </table:table-row>
        <table:table-row table:style-name="ro1" table:visibility="filter">
          <table:table-cell table:formula="of:=IF(COUNTIF([.B$2:.B950]; [.B95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50]=&quot;nie&quot;; COUNTIF([.$B$2:.$B$1001]; [.B950])-1; &quot;&quot;)">
            <text:p/>
          </table:table-cell>
        </table:table-row>
        <table:table-row table:style-name="ro1" table:visibility="filter">
          <table:table-cell table:formula="of:=IF(COUNTIF([.B$2:.B951]; [.B95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951]=&quot;nie&quot;; COUNTIF([.$B$2:.$B$1001]; [.B951])-1; &quot;&quot;)">
            <text:p/>
          </table:table-cell>
        </table:table-row>
        <table:table-row table:style-name="ro1" table:visibility="filter">
          <table:table-cell table:formula="of:=IF(COUNTIF([.B$2:.B952]; [.B95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52]=&quot;nie&quot;; COUNTIF([.$B$2:.$B$1001]; [.B952])-1; &quot;&quot;)">
            <text:p/>
          </table:table-cell>
        </table:table-row>
        <table:table-row table:style-name="ro1" table:visibility="filter">
          <table:table-cell table:formula="of:=IF(COUNTIF([.B$2:.B953]; [.B95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53]=&quot;nie&quot;; COUNTIF([.$B$2:.$B$1001]; [.B953])-1; &quot;&quot;)">
            <text:p/>
          </table:table-cell>
        </table:table-row>
        <table:table-row table:style-name="ro1" table:visibility="filter">
          <table:table-cell table:formula="of:=IF(COUNTIF([.B$2:.B954]; [.B95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54]=&quot;nie&quot;; COUNTIF([.$B$2:.$B$1001]; [.B954])-1; &quot;&quot;)">
            <text:p/>
          </table:table-cell>
        </table:table-row>
        <table:table-row table:style-name="ro1" table:visibility="filter">
          <table:table-cell table:formula="of:=IF(COUNTIF([.B$2:.B955]; [.B95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C</text:p>
          </table:table-cell>
          <table:table-cell table:formula="of:=IF([.A955]=&quot;nie&quot;; COUNTIF([.$B$2:.$B$1001]; [.B955])-1; &quot;&quot;)">
            <text:p/>
          </table:table-cell>
        </table:table-row>
        <table:table-row table:style-name="ro1" table:visibility="filter">
          <table:table-cell table:formula="of:=IF(COUNTIF([.B$2:.B956]; [.B95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56]=&quot;nie&quot;; COUNTIF([.$B$2:.$B$1001]; [.B956])-1; &quot;&quot;)">
            <text:p/>
          </table:table-cell>
        </table:table-row>
        <table:table-row table:style-name="ro1" table:visibility="filter">
          <table:table-cell table:formula="of:=IF(COUNTIF([.B$2:.B957]; [.B95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57]=&quot;nie&quot;; COUNTIF([.$B$2:.$B$1001]; [.B957])-1; &quot;&quot;)">
            <text:p/>
          </table:table-cell>
        </table:table-row>
        <table:table-row table:style-name="ro1" table:visibility="filter">
          <table:table-cell table:formula="of:=IF(COUNTIF([.B$2:.B958]; [.B95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BB</text:p>
          </table:table-cell>
          <table:table-cell table:formula="of:=IF([.A958]=&quot;nie&quot;; COUNTIF([.$B$2:.$B$1001]; [.B958])-1; &quot;&quot;)">
            <text:p/>
          </table:table-cell>
        </table:table-row>
        <table:table-row table:style-name="ro1" table:visibility="filter">
          <table:table-cell table:formula="of:=IF(COUNTIF([.B$2:.B959]; [.B95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959]=&quot;nie&quot;; COUNTIF([.$B$2:.$B$1001]; [.B959])-1; &quot;&quot;)">
            <text:p/>
          </table:table-cell>
        </table:table-row>
        <table:table-row table:style-name="ro1" table:visibility="filter">
          <table:table-cell table:formula="of:=IF(COUNTIF([.B$2:.B960]; [.B96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960]=&quot;nie&quot;; COUNTIF([.$B$2:.$B$1001]; [.B960])-1; &quot;&quot;)">
            <text:p/>
          </table:table-cell>
        </table:table-row>
        <table:table-row table:style-name="ro1" table:visibility="filter">
          <table:table-cell table:formula="of:=IF(COUNTIF([.B$2:.B961]; [.B96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B</text:p>
          </table:table-cell>
          <table:table-cell table:formula="of:=IF([.A961]=&quot;nie&quot;; COUNTIF([.$B$2:.$B$1001]; [.B961])-1; &quot;&quot;)">
            <text:p/>
          </table:table-cell>
        </table:table-row>
        <table:table-row table:style-name="ro1" table:visibility="filter">
          <table:table-cell table:formula="of:=IF(COUNTIF([.B$2:.B962]; [.B96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962]=&quot;nie&quot;; COUNTIF([.$B$2:.$B$1001]; [.B962])-1; &quot;&quot;)">
            <text:p/>
          </table:table-cell>
        </table:table-row>
        <table:table-row table:style-name="ro1" table:visibility="filter">
          <table:table-cell table:formula="of:=IF(COUNTIF([.B$2:.B963]; [.B96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963]=&quot;nie&quot;; COUNTIF([.$B$2:.$B$1001]; [.B963])-1; &quot;&quot;)">
            <text:p/>
          </table:table-cell>
        </table:table-row>
        <table:table-row table:style-name="ro1" table:visibility="filter">
          <table:table-cell table:formula="of:=IF(COUNTIF([.B$2:.B964]; [.B96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64]=&quot;nie&quot;; COUNTIF([.$B$2:.$B$1001]; [.B964])-1; &quot;&quot;)">
            <text:p/>
          </table:table-cell>
        </table:table-row>
        <table:table-row table:style-name="ro1" table:visibility="filter">
          <table:table-cell table:formula="of:=IF(COUNTIF([.B$2:.B965]; [.B96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65]=&quot;nie&quot;; COUNTIF([.$B$2:.$B$1001]; [.B965])-1; &quot;&quot;)">
            <text:p/>
          </table:table-cell>
        </table:table-row>
        <table:table-row table:style-name="ro1" table:visibility="filter">
          <table:table-cell table:formula="of:=IF(COUNTIF([.B$2:.B966]; [.B96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B</text:p>
          </table:table-cell>
          <table:table-cell table:formula="of:=IF([.A966]=&quot;nie&quot;; COUNTIF([.$B$2:.$B$1001]; [.B966])-1; &quot;&quot;)">
            <text:p/>
          </table:table-cell>
        </table:table-row>
        <table:table-row table:style-name="ro1" table:visibility="filter">
          <table:table-cell table:formula="of:=IF(COUNTIF([.B$2:.B967]; [.B96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67]=&quot;nie&quot;; COUNTIF([.$B$2:.$B$1001]; [.B967])-1; &quot;&quot;)">
            <text:p/>
          </table:table-cell>
        </table:table-row>
        <table:table-row table:style-name="ro1" table:visibility="filter">
          <table:table-cell table:formula="of:=IF(COUNTIF([.B$2:.B968]; [.B96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68]=&quot;nie&quot;; COUNTIF([.$B$2:.$B$1001]; [.B968])-1; &quot;&quot;)">
            <text:p/>
          </table:table-cell>
        </table:table-row>
        <table:table-row table:style-name="ro1" table:visibility="filter">
          <table:table-cell table:formula="of:=IF(COUNTIF([.B$2:.B969]; [.B96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969]=&quot;nie&quot;; COUNTIF([.$B$2:.$B$1001]; [.B969])-1; &quot;&quot;)">
            <text:p/>
          </table:table-cell>
        </table:table-row>
        <table:table-row table:style-name="ro1" table:visibility="filter">
          <table:table-cell table:formula="of:=IF(COUNTIF([.B$2:.B970]; [.B97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970]=&quot;nie&quot;; COUNTIF([.$B$2:.$B$1001]; [.B970])-1; &quot;&quot;)">
            <text:p/>
          </table:table-cell>
        </table:table-row>
        <table:table-row table:style-name="ro1" table:visibility="filter">
          <table:table-cell table:formula="of:=IF(COUNTIF([.B$2:.B971]; [.B97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71]=&quot;nie&quot;; COUNTIF([.$B$2:.$B$1001]; [.B971])-1; &quot;&quot;)">
            <text:p/>
          </table:table-cell>
        </table:table-row>
        <table:table-row table:style-name="ro1" table:visibility="filter">
          <table:table-cell table:formula="of:=IF(COUNTIF([.B$2:.B972]; [.B97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972]=&quot;nie&quot;; COUNTIF([.$B$2:.$B$1001]; [.B972])-1; &quot;&quot;)">
            <text:p/>
          </table:table-cell>
        </table:table-row>
        <table:table-row table:style-name="ro1" table:visibility="filter">
          <table:table-cell table:formula="of:=IF(COUNTIF([.B$2:.B973]; [.B97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73]=&quot;nie&quot;; COUNTIF([.$B$2:.$B$1001]; [.B973])-1; &quot;&quot;)">
            <text:p/>
          </table:table-cell>
        </table:table-row>
        <table:table-row table:style-name="ro1" table:visibility="filter">
          <table:table-cell table:formula="of:=IF(COUNTIF([.B$2:.B974]; [.B97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974]=&quot;nie&quot;; COUNTIF([.$B$2:.$B$1001]; [.B974])-1; &quot;&quot;)">
            <text:p/>
          </table:table-cell>
        </table:table-row>
        <table:table-row table:style-name="ro1" table:visibility="filter">
          <table:table-cell table:formula="of:=IF(COUNTIF([.B$2:.B975]; [.B97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975]=&quot;nie&quot;; COUNTIF([.$B$2:.$B$1001]; [.B975])-1; &quot;&quot;)">
            <text:p/>
          </table:table-cell>
        </table:table-row>
        <table:table-row table:style-name="ro1" table:visibility="filter">
          <table:table-cell table:formula="of:=IF(COUNTIF([.B$2:.B976]; [.B97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76]=&quot;nie&quot;; COUNTIF([.$B$2:.$B$1001]; [.B976])-1; &quot;&quot;)">
            <text:p/>
          </table:table-cell>
        </table:table-row>
        <table:table-row table:style-name="ro1" table:visibility="filter">
          <table:table-cell table:formula="of:=IF(COUNTIF([.B$2:.B977]; [.B97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A</text:p>
          </table:table-cell>
          <table:table-cell table:formula="of:=IF([.A977]=&quot;nie&quot;; COUNTIF([.$B$2:.$B$1001]; [.B977])-1; &quot;&quot;)">
            <text:p/>
          </table:table-cell>
        </table:table-row>
        <table:table-row table:style-name="ro1" table:visibility="filter">
          <table:table-cell table:formula="of:=IF(COUNTIF([.B$2:.B978]; [.B97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78]=&quot;nie&quot;; COUNTIF([.$B$2:.$B$1001]; [.B978])-1; &quot;&quot;)">
            <text:p/>
          </table:table-cell>
        </table:table-row>
        <table:table-row table:style-name="ro1" table:visibility="filter">
          <table:table-cell table:formula="of:=IF(COUNTIF([.B$2:.B979]; [.B97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79]=&quot;nie&quot;; COUNTIF([.$B$2:.$B$1001]; [.B979])-1; &quot;&quot;)">
            <text:p/>
          </table:table-cell>
        </table:table-row>
        <table:table-row table:style-name="ro1" table:visibility="filter">
          <table:table-cell table:formula="of:=IF(COUNTIF([.B$2:.B980]; [.B98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980]=&quot;nie&quot;; COUNTIF([.$B$2:.$B$1001]; [.B980])-1; &quot;&quot;)">
            <text:p/>
          </table:table-cell>
        </table:table-row>
        <table:table-row table:style-name="ro1" table:visibility="filter">
          <table:table-cell table:formula="of:=IF(COUNTIF([.B$2:.B981]; [.B98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B</text:p>
          </table:table-cell>
          <table:table-cell table:formula="of:=IF([.A981]=&quot;nie&quot;; COUNTIF([.$B$2:.$B$1001]; [.B981])-1; &quot;&quot;)">
            <text:p/>
          </table:table-cell>
        </table:table-row>
        <table:table-row table:style-name="ro1" table:visibility="filter">
          <table:table-cell table:formula="of:=IF(COUNTIF([.B$2:.B982]; [.B98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82]=&quot;nie&quot;; COUNTIF([.$B$2:.$B$1001]; [.B982])-1; &quot;&quot;)">
            <text:p/>
          </table:table-cell>
        </table:table-row>
        <table:table-row table:style-name="ro1" table:visibility="filter">
          <table:table-cell table:formula="of:=IF(COUNTIF([.B$2:.B983]; [.B98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A</text:p>
          </table:table-cell>
          <table:table-cell table:formula="of:=IF([.A983]=&quot;nie&quot;; COUNTIF([.$B$2:.$B$1001]; [.B983])-1; &quot;&quot;)">
            <text:p/>
          </table:table-cell>
        </table:table-row>
        <table:table-row table:style-name="ro1" table:visibility="filter">
          <table:table-cell table:formula="of:=IF(COUNTIF([.B$2:.B984]; [.B98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84]=&quot;nie&quot;; COUNTIF([.$B$2:.$B$1001]; [.B984])-1; &quot;&quot;)">
            <text:p/>
          </table:table-cell>
        </table:table-row>
        <table:table-row table:style-name="ro1" table:visibility="filter">
          <table:table-cell table:formula="of:=IF(COUNTIF([.B$2:.B985]; [.B98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85]=&quot;nie&quot;; COUNTIF([.$B$2:.$B$1001]; [.B985])-1; &quot;&quot;)">
            <text:p/>
          </table:table-cell>
        </table:table-row>
        <table:table-row table:style-name="ro1" table:visibility="filter">
          <table:table-cell table:formula="of:=IF(COUNTIF([.B$2:.B986]; [.B98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986]=&quot;nie&quot;; COUNTIF([.$B$2:.$B$1001]; [.B986])-1; &quot;&quot;)">
            <text:p/>
          </table:table-cell>
        </table:table-row>
        <table:table-row table:style-name="ro1" table:visibility="filter">
          <table:table-cell table:formula="of:=IF(COUNTIF([.B$2:.B987]; [.B98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A</text:p>
          </table:table-cell>
          <table:table-cell table:formula="of:=IF([.A987]=&quot;nie&quot;; COUNTIF([.$B$2:.$B$1001]; [.B987])-1; &quot;&quot;)">
            <text:p/>
          </table:table-cell>
        </table:table-row>
        <table:table-row table:style-name="ro1" table:visibility="filter">
          <table:table-cell table:formula="of:=IF(COUNTIF([.B$2:.B988]; [.B98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88]=&quot;nie&quot;; COUNTIF([.$B$2:.$B$1001]; [.B988])-1; &quot;&quot;)">
            <text:p/>
          </table:table-cell>
        </table:table-row>
        <table:table-row table:style-name="ro1" table:visibility="filter">
          <table:table-cell table:formula="of:=IF(COUNTIF([.B$2:.B989]; [.B98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989]=&quot;nie&quot;; COUNTIF([.$B$2:.$B$1001]; [.B989])-1; &quot;&quot;)">
            <text:p/>
          </table:table-cell>
        </table:table-row>
        <table:table-row table:style-name="ro1" table:visibility="filter">
          <table:table-cell table:formula="of:=IF(COUNTIF([.B$2:.B990]; [.B99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90]=&quot;nie&quot;; COUNTIF([.$B$2:.$B$1001]; [.B990])-1; &quot;&quot;)">
            <text:p/>
          </table:table-cell>
        </table:table-row>
        <table:table-row table:style-name="ro1" table:visibility="filter">
          <table:table-cell table:formula="of:=IF(COUNTIF([.B$2:.B991]; [.B99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CA</text:p>
          </table:table-cell>
          <table:table-cell table:formula="of:=IF([.A991]=&quot;nie&quot;; COUNTIF([.$B$2:.$B$1001]; [.B991])-1; &quot;&quot;)">
            <text:p/>
          </table:table-cell>
        </table:table-row>
        <table:table-row table:style-name="ro1" table:visibility="filter">
          <table:table-cell table:formula="of:=IF(COUNTIF([.B$2:.B992]; [.B992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AA</text:p>
          </table:table-cell>
          <table:table-cell table:formula="of:=IF([.A992]=&quot;nie&quot;; COUNTIF([.$B$2:.$B$1001]; [.B992])-1; &quot;&quot;)">
            <text:p/>
          </table:table-cell>
        </table:table-row>
        <table:table-row table:style-name="ro1" table:visibility="filter">
          <table:table-cell table:formula="of:=IF(COUNTIF([.B$2:.B993]; [.B993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993]=&quot;nie&quot;; COUNTIF([.$B$2:.$B$1001]; [.B993])-1; &quot;&quot;)">
            <text:p/>
          </table:table-cell>
        </table:table-row>
        <table:table-row table:style-name="ro1" table:visibility="filter">
          <table:table-cell table:formula="of:=IF(COUNTIF([.B$2:.B994]; [.B994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994]=&quot;nie&quot;; COUNTIF([.$B$2:.$B$1001]; [.B994])-1; &quot;&quot;)">
            <text:p/>
          </table:table-cell>
        </table:table-row>
        <table:table-row table:style-name="ro1" table:visibility="filter">
          <table:table-cell table:formula="of:=IF(COUNTIF([.B$2:.B995]; [.B995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AB</text:p>
          </table:table-cell>
          <table:table-cell table:formula="of:=IF([.A995]=&quot;nie&quot;; COUNTIF([.$B$2:.$B$1001]; [.B995])-1; &quot;&quot;)">
            <text:p/>
          </table:table-cell>
        </table:table-row>
        <table:table-row table:style-name="ro1" table:visibility="filter">
          <table:table-cell table:formula="of:=IF(COUNTIF([.B$2:.B996]; [.B996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C</text:p>
          </table:table-cell>
          <table:table-cell table:formula="of:=IF([.A996]=&quot;nie&quot;; COUNTIF([.$B$2:.$B$1001]; [.B996])-1; &quot;&quot;)">
            <text:p/>
          </table:table-cell>
        </table:table-row>
        <table:table-row table:style-name="ro1" table:visibility="filter">
          <table:table-cell table:formula="of:=IF(COUNTIF([.B$2:.B997]; [.B997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CC</text:p>
          </table:table-cell>
          <table:table-cell table:formula="of:=IF([.A997]=&quot;nie&quot;; COUNTIF([.$B$2:.$B$1001]; [.B997])-1; &quot;&quot;)">
            <text:p/>
          </table:table-cell>
        </table:table-row>
        <table:table-row table:style-name="ro1" table:visibility="filter">
          <table:table-cell table:formula="of:=IF(COUNTIF([.B$2:.B998]; [.B998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CAC</text:p>
          </table:table-cell>
          <table:table-cell table:formula="of:=IF([.A998]=&quot;nie&quot;; COUNTIF([.$B$2:.$B$1001]; [.B998])-1; &quot;&quot;)">
            <text:p/>
          </table:table-cell>
        </table:table-row>
        <table:table-row table:style-name="ro1" table:visibility="filter">
          <table:table-cell table:formula="of:=IF(COUNTIF([.B$2:.B999]; [.B999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ABB</text:p>
          </table:table-cell>
          <table:table-cell table:formula="of:=IF([.A999]=&quot;nie&quot;; COUNTIF([.$B$2:.$B$1001]; [.B999])-1; &quot;&quot;)">
            <text:p/>
          </table:table-cell>
        </table:table-row>
        <table:table-row table:style-name="ro1" table:visibility="filter">
          <table:table-cell table:formula="of:=IF(COUNTIF([.B$2:.B1000]; [.B1000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1000]=&quot;nie&quot;; COUNTIF([.$B$2:.$B$1001]; [.B1000])-1; &quot;&quot;)">
            <text:p/>
          </table:table-cell>
        </table:table-row>
        <table:table-row table:style-name="ro1" table:visibility="filter">
          <table:table-cell table:formula="of:=IF(COUNTIF([.B$2:.B1001]; [.B1001])&gt;1; &quot;tak&quot;; &quot;nie&quot;)" office:value-type="string" office:string-value="tak" calcext:value-type="string">
            <text:p>tak</text:p>
          </table:table-cell>
          <table:table-cell office:value-type="string" calcext:value-type="string">
            <text:p>BCA</text:p>
          </table:table-cell>
          <table:table-cell table:formula="of:=IF([.A1001]=&quot;nie&quot;; COUNTIF([.$B$2:.$B$1001]; [.B1001])-1; &quot;&quot;)">
            <text:p/>
          </table:table-cell>
        </table:table-row>
      </table:table>
      <table:table table:name="ZadanieC" table:style-name="ta1">
        <table:table-column table:style-name="co1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System dziesięt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])" office:value-type="float" office:value="3276" calcext:value-type="float">
            <text:p>3276</text:p>
          </table:table-cell>
          <table:table-cell/>
          <table:table-cell table:style-name="ce3" office:value-type="string" calcext:value-type="string">
            <text:p>suma liczb:</text:p>
          </table:table-cell>
          <table:table-cell table:style-name="ce4" table:formula="of:=SUM([.B2:.B1001])" office:value-type="float" office:value="2936681" calcext:value-type="float">
            <text:p>2 936 681</text:p>
          </table:table-cell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9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1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7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8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1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2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3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5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3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1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0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6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9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3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7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0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0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09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1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1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1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14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1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8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2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2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2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2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3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3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4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4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5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46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47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8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4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5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3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5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5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5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60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6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6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6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6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6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6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16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6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6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70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7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7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7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77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7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8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8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3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4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85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8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8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8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8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9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91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9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9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95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9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8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0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02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03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04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0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0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1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1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213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14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17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1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1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2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2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2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3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2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2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9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3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34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3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8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2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3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4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46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4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5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5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5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5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5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5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5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5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5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59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60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6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6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6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6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66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6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6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7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7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7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7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7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7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7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79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1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8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8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8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8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92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9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7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9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99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300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0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0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0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0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07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0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0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12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1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1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1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1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2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2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23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32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25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2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2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2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3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3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4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43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34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45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47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4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49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5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5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5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5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5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56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5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59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6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6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67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7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7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7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7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7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7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8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384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8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8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8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9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9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9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9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9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97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9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0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0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08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0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1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11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1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13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1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1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19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20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21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2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2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2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3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3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3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3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3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36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3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3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4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4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4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44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4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4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50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451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5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5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6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6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62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6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66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67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6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6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7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72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7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7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7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78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7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8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8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85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87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9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9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9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9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9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97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9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00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0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0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0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10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1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14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15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1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1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21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2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3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2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2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2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2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30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32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3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3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3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3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2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43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4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7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8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4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5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5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5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6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6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6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64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6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6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6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6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7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7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7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7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7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7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7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8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8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8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8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8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89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9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9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95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9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9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9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0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02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0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0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09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1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11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1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1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14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15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1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17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1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1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2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2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2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2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2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3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3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3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3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3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3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3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3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4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41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4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4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4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4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4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4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48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649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50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51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5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5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5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6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6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6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6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6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7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7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7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7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78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8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8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8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84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8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8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7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8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91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96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99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0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0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0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07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0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0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1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1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1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1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17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1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1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2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1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2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2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2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2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30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3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32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3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36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3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3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39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4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4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44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4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4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4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5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5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5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5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5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6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6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4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6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6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6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8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69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7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74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7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7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78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80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8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8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8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8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8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9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9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9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98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0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0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0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1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12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15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17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1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2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2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2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23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2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26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27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2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3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3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83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37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3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39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4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4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4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4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52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5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5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7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60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6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2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6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6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6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7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6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7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7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7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7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1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8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8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6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8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9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9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9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9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0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0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0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0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0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0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1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1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6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1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18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2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2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2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23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2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5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2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2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2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2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3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31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3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3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37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3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4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4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4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4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4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4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5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95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958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5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6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6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6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6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6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6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7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72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7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7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7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8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81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8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86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8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8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9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9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9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9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00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001])" office:value-type="float" office:value="3018" calcext:value-type="float">
            <text:p>301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ZadanieA.A1:ZadanieA.B1001" table:display-filter-buttons="true">
          <table:filter>
            <table:filter-and>
              <table:filter-condition table:value="nie" table:operator="contains" table:field-number="0"/>
            </table:filter-and>
          </table:filter>
        </table:database-range>
        <table:database-range table:name="__Anonymous_Sheet_DB__2" table:target-range-address="ZadanieB.A1:ZadanieB.B1001" table:display-filter-buttons="true">
          <table:filter>
            <table:filter-and>
              <table:filter-condition table:value="nie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28T22:13:00.103302928</dc:date>
    <meta:editing-duration>PT10M32S</meta:editing-duration>
    <meta:editing-cycles>3</meta:editing-cycles>
    <meta:generator>LibreOffice/26.2.0.3$Linux_X86_64 LibreOffice_project/620$Build-3</meta:generator>
    <meta:document-statistic meta:table-count="4" meta:cell-count="800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692cm" svg:y="0.316cm" chart:style-name="ch2">
          <text:p>Liczba wystąpień słow</text:p>
        </chart:title>
        <chart:plot-area chart:style-name="ch3" svg:x="1.331cm" svg:y="1.275cm" svg:width="14.349cm" svg:height="6.564cm">
          <chart:coordinate-region svg:x="2.156cm" svg:y="1.474cm" svg:width="13.524cm" svg:height="5.307cm"/>
          <chart:axis chart:dimension="x" chart:name="primary-x" chart:style-name="ch4" chartooo:axis-type="auto">
            <chartooo:date-scale/>
            <chart:title svg:x="8.015cm" svg:y="8.019cm" chart:style-name="ch2">
              <text:p><text:span text:style-name="T1">Słowa</text:span></text:p>
            </chart:title>
            <chart:categories table:cell-range-address="ZadanieB.B2:ZadanieB.B140"/>
          </chart:axis>
          <chart:axis chart:dimension="y" chart:name="primary-y" chart:style-name="ch5">
            <chart:title svg:x="0.451cm" svg:y="5.823cm" chart:style-name="ch6">
              <text:p><text:span text:style-name="T1">Liczba wystąpień</text:span></text:p>
            </chart:title>
            <chart:grid chart:style-name="ch7" chart:class="major"/>
          </chart:axis>
          <chart:series chart:style-name="ch8" chart:values-cell-range-address="ZadanieB.C2:ZadanieB.C140" chart:label-cell-address="ZadanieB.C1:ZadanieB.C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wystąpień</text:p>
                <draw:g>
                  <svg:desc>ZadanieB.C1:Zadanie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CC</text:p>
                <draw:g>
                  <svg:desc>ZadanieB.B2:ZadanieB.B140</svg:desc>
                </draw:g>
              </table:table-cell>
              <table:table-cell office:value-type="float" office:value="54">
                <text:p>54</text:p>
                <draw:g>
                  <svg:desc>ZadanieB.C2:ZadanieB.C140</svg:desc>
                </draw:g>
              </table:table-cell>
            </table:table-row>
            <table:table-row>
              <table:table-cell office:value-type="string">
                <text:p>CAB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BC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ACA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AA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ABB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BA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BB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BAA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CB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BAB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AC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AAB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BAC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CA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AC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AA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BCC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